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yfn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" table:style-name="ta1">
        <table:shapes>
          <draw:frame draw:z-index="0" draw:style-name="gr1" draw:text-style-name="P1" svg:width="1364.57pt" svg:height="810.17pt" svg:x="886.37pt" svg:y="15.82pt">
            <loext:p draw:notify-on-update-of-ranges="bench.A2:bench.A70 bench.B1:bench.B1 bench.B2:bench.B70 bench.A2:bench.A70 bench.C1:bench.C1 bench.C2:bench.C70 bench.A2:bench.A70 bench.D1:bench.D1 bench.D2:bench.D70 bench.A2:bench.A70 bench.E1:bench.E1 bench.E2:bench.E70 bench.A2:bench.A70 bench.F1:bench.F1 bench.F2:bench.F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qrt</text:p>
          </table:table-cell>
          <table:table-cell table:style-name="Default" office:value-type="string" calcext:value-type="string">
            <text:p>other2</text:p>
          </table:table-cell>
          <table:table-cell office:value-type="string" calcext:value-type="string">
            <text:p>other3</text:p>
          </table:table-cell>
          <table:table-cell office:value-type="string" calcext:value-type="string">
            <text:p>constant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OG([.A2]/[.$H$7];2)/[.$H$6]" office:value-type="float" office:value="1.85754247590989" calcext:value-type="float">
            <text:p>1.8575424759</text:p>
          </table:table-cell>
          <table:table-cell table:formula="of:=SQRT(SQRT(3)*[.A2]/[.$G$2])" office:value-type="float" office:value="0.537284965911771" calcext:value-type="float">
            <text:p>0.5372849659</text:p>
          </table:table-cell>
          <table:table-cell table:style-name="ce1" table:formula="of:=-CRAZYCALC([.$G$3];[.$G$4]*[.A2];[.$G$5])" office:value-type="string" office:string-value="" calcext:value-type="error">
            <text:p>#VALUE!</text:p>
          </table:table-cell>
          <table:table-cell table:formula="of:=-([.I2]+[.$G$5]^2/(27*[.$G$3]^2*[.I2])+[.$G$5]/(3^(3/2)*[.$G$3]))" office:value-type="float" office:value="1.62610633946257" calcext:value-type="float">
            <text:p>1.62610633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rt t</text:p>
          </table:table-cell>
          <table:table-cell table:formula="of:=(SQRT(-[.$G$4]*[.A2]*(4*[.$G$5]^3-3^(9/2)*[.$G$3]^2*[.$G$4]*[.A2]))/(2*3^(9/4)*[.$G$3]^2)-(3^(9/2)*[.$G$3]^2*[.$G$4]*[.A2]-2*[.$G$5]^3)/(2*3^(9/2)*[.$G$3]^3))^(1/3)" office:value-type="float" office:value="-0.267975144193696" calcext:value-type="float">
            <text:p>-0.2679751442</text:p>
          </table:table-cell>
          <table:table-cell table:formula="of:=([.K2]-[.L2])^(1/3)" office:value-type="float" office:value="-0.2679751441937" calcext:value-type="float">
            <text:p>-0.2679751442</text:p>
          </table:table-cell>
          <table:table-cell table:formula="of:=SQRT(-[.$G$4]*[.A2]*(4*([.$G$5]/3^(3/2))^3-[.$G$3]^2*[.$G$4]*[.A2]))/(2*[.$G$3]^2)" office:value-type="float" office:value="4.68799684788319" calcext:value-type="float">
            <text:p>4.6879968479</text:p>
          </table:table-cell>
          <table:table-cell table:formula="of:=([.$G$4]*[.A2])/(2*[.$G$3])-([.$G$5]/([.$G$3]*3^(3/2)))^3" office:value-type="float" office:value="4.7072403246496" calcext:value-type="float">
            <text:p>4.707240324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LOG([.A3]/[.$H$7];2)/[.$H$6]" office:value-type="float" office:value="1.96754529490984" calcext:value-type="float">
            <text:p>1.9675452949</text:p>
          </table:table-cell>
          <table:table-cell table:formula="of:=SQRT(SQRT(3)*[.A3]/[.$G$2])" office:value-type="float" office:value="0.563509226237064" calcext:value-type="float">
            <text:p>0.5635092262</text:p>
          </table:table-cell>
          <table:table-cell table:formula="of:=-([.J3]+[.$G$5]^2/(27*[.$G$3]^2*[.J3])+[.$G$5]/(3^(3/2)*[.$G$3]))" office:value-type="float" office:value="1.69132626913299" calcext:value-type="float">
            <text:p>1.6913262691</text:p>
          </table:table-cell>
          <table:table-cell table:formula="of:=-([.I3]+[.$G$5]^2/(27*[.$G$3]^2*[.I3])+[.$G$5]/(3^(3/2)*[.$G$3]))" office:value-type="float" office:value="1.69132626913295" calcext:value-type="float">
            <text:p>1.6913262691</text:p>
          </table:table-cell>
          <table:table-cell office:value-type="float" office:value="1.88909258236111" calcext:value-type="float">
            <text:p>1.8890925824</text:p>
          </table:table-cell>
          <table:table-cell office:value-type="string" calcext:value-type="string">
            <text:p>other a</text:p>
          </table:table-cell>
          <table:table-cell table:formula="of:=(SQRT(-[.$G$4]*[.A3]*(4*[.$G$5]^3-3^(9/2)*[.$G$3]^2*[.$G$4]*[.A3]))/(2*3^(9/4)*[.$G$3]^2)-(3^(9/2)*[.$G$3]^2*[.$G$4]*[.A3]-2*[.$G$5]^3)/(2*3^(9/2)*[.$G$3]^3))^(1/3)" office:value-type="float" office:value="-0.258855569327586" calcext:value-type="float">
            <text:p>-0.2588555693</text:p>
          </table:table-cell>
          <table:table-cell table:formula="of:=([.K3]-[.L3])^(1/3)" office:value-type="float" office:value="-0.258855569327582" calcext:value-type="float">
            <text:p>-0.2588555693</text:p>
          </table:table-cell>
          <table:table-cell table:formula="of:=SQRT(-[.$G$4]*[.A3]*(4*([.$G$5]/3^(3/2))^3-[.$G$3]^2*[.$G$4]*[.A3]))/(2*[.$G$3]^2)" office:value-type="float" office:value="5.20313966137145" calcext:value-type="float">
            <text:p>5.2031396614</text:p>
          </table:table-cell>
          <table:table-cell table:formula="of:=([.$G$4]*[.A3])/(2*[.$G$3])-([.$G$5]/([.$G$3]*3^(3/2)))^3" office:value-type="float" office:value="5.22048459091502" calcext:value-type="float">
            <text:p>5.22048459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LOG([.A4]/[.$H$7];2)/[.$H$6]" office:value-type="float" office:value="2.06797000057692" calcext:value-type="float">
            <text:p>2.0679700006</text:p>
          </table:table-cell>
          <table:table-cell table:formula="of:=SQRT(SQRT(3)*[.A4]/[.$G$2])" office:value-type="float" office:value="0.588566191276542" calcext:value-type="float">
            <text:p>0.5885661913</text:p>
          </table:table-cell>
          <table:table-cell table:formula="of:=-([.J4]+[.$G$5]^2/(27*[.$G$3]^2*[.J4])+[.$G$5]/(3^(3/2)*[.$G$3]))" office:value-type="float" office:value="1.75291109488923" calcext:value-type="float">
            <text:p>1.7529110949</text:p>
          </table:table-cell>
          <table:table-cell table:formula="of:=-([.I4]+[.$G$5]^2/(27*[.$G$3]^2*[.I4])+[.$G$5]/(3^(3/2)*[.$G$3]))" office:value-type="float" office:value="1.75291109488923" calcext:value-type="float">
            <text:p>1.7529110949</text:p>
          </table:table-cell>
          <table:table-cell office:value-type="float" office:value="1.93913187268273" calcext:value-type="float">
            <text:p>1.9391318727</text:p>
          </table:table-cell>
          <table:table-cell office:value-type="string" calcext:value-type="string">
            <text:p>other b</text:p>
          </table:table-cell>
          <table:table-cell table:formula="of:=(SQRT(-[.$G$4]*[.A4]*(4*[.$G$5]^3-3^(9/2)*[.$G$3]^2*[.$G$4]*[.A4]))/(2*3^(9/4)*[.$G$3]^2)-(3^(9/2)*[.$G$3]^2*[.$G$4]*[.A4]-2*[.$G$5]^3)/(2*3^(9/2)*[.$G$3]^3))^(1/3)" office:value-type="float" office:value="-0.250865432397416" calcext:value-type="float">
            <text:p>-0.2508654324</text:p>
          </table:table-cell>
          <table:table-cell table:formula="of:=([.K4]-[.L4])^(1/3)" office:value-type="float" office:value="-0.250865432397416" calcext:value-type="float">
            <text:p>-0.2508654324</text:p>
          </table:table-cell>
          <table:table-cell table:formula="of:=SQRT(-[.$G$4]*[.A4]*(4*([.$G$5]/3^(3/2))^3-[.$G$3]^2*[.$G$4]*[.A4]))/(2*[.$G$3]^2)" office:value-type="float" office:value="5.7179410262278" calcext:value-type="float">
            <text:p>5.7179410262</text:p>
          </table:table-cell>
          <table:table-cell table:formula="of:=([.$G$4]*[.A4])/(2*[.$G$3])-([.$G$5]/([.$G$3]*3^(3/2)))^3" office:value-type="float" office:value="5.73372885718043" calcext:value-type="float">
            <text:p>5.73372885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LOG([.A5]/[.$H$7];2)/[.$H$6]" office:value-type="float" office:value="2.16035177451287" calcext:value-type="float">
            <text:p>2.1603517745</text:p>
          </table:table-cell>
          <table:table-cell table:formula="of:=SQRT(SQRT(3)*[.A5]/[.$G$2])" office:value-type="float" office:value="0.612599114407829" calcext:value-type="float">
            <text:p>0.6125991144</text:p>
          </table:table-cell>
          <table:table-cell table:formula="of:=-([.J5]+[.$G$5]^2/(27*[.$G$3]^2*[.J5])+[.$G$5]/(3^(3/2)*[.$G$3]))" office:value-type="float" office:value="1.81133611420187" calcext:value-type="float">
            <text:p>1.8113361142</text:p>
          </table:table-cell>
          <table:table-cell table:formula="of:=-([.I5]+[.$G$5]^2/(27*[.$G$3]^2*[.I5])+[.$G$5]/(3^(3/2)*[.$G$3]))" office:value-type="float" office:value="1.81133611420192" calcext:value-type="float">
            <text:p>1.8113361142</text:p>
          </table:table-cell>
          <table:table-cell office:value-type="float" office:value="7.38131386793352" calcext:value-type="float">
            <text:p>7.3813138679</text:p>
          </table:table-cell>
          <table:table-cell office:value-type="string" calcext:value-type="string">
            <text:p>other t</text:p>
          </table:table-cell>
          <table:table-cell table:formula="of:=(SQRT(-[.$G$4]*[.A5]*(4*[.$G$5]^3-3^(9/2)*[.$G$3]^2*[.$G$4]*[.A5]))/(2*3^(9/4)*[.$G$3]^2)-(3^(9/2)*[.$G$3]^2*[.$G$4]*[.A5]-2*[.$G$5]^3)/(2*3^(9/2)*[.$G$3]^3))^(1/3)" office:value-type="float" office:value="-0.243780247407044" calcext:value-type="float">
            <text:p>-0.2437802474</text:p>
          </table:table-cell>
          <table:table-cell table:formula="of:=([.K5]-[.L5])^(1/3)" office:value-type="float" office:value="-0.243780247407049" calcext:value-type="float">
            <text:p>-0.2437802474</text:p>
          </table:table-cell>
          <table:table-cell table:formula="of:=SQRT(-[.$G$4]*[.A5]*(4*([.$G$5]/3^(3/2))^3-[.$G$3]^2*[.$G$4]*[.A5]))/(2*[.$G$3]^2)" office:value-type="float" office:value="6.23248555367842" calcext:value-type="float">
            <text:p>6.2324855537</text:p>
          </table:table-cell>
          <table:table-cell table:formula="of:=([.$G$4]*[.A5])/(2*[.$G$3])-([.$G$5]/([.$G$3]*3^(3/2)))^3" office:value-type="float" office:value="6.24697312344585" calcext:value-type="float">
            <text:p>6.24697312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LOG([.A6]/[.$H$7];2)/[.$H$6]" office:value-type="float" office:value="2.24588393764608" calcext:value-type="float">
            <text:p>2.2458839376</text:p>
          </table:table-cell>
          <table:table-cell table:formula="of:=SQRT(SQRT(3)*[.A6]/[.$G$2])" office:value-type="float" office:value="0.635724144918799" calcext:value-type="float">
            <text:p>0.6357241449</text:p>
          </table:table-cell>
          <table:table-cell table:formula="of:=-([.J6]+[.$G$5]^2/(27*[.$G$3]^2*[.J6])+[.$G$5]/(3^(3/2)*[.$G$3]))" office:value-type="float" office:value="1.86698374140065" calcext:value-type="float">
            <text:p>1.8669837414</text:p>
          </table:table-cell>
          <table:table-cell table:formula="of:=-([.I6]+[.$G$5]^2/(27*[.$G$3]^2*[.I6])+[.$G$5]/(3^(3/2)*[.$G$3]))" office:value-type="float" office:value="1.8669837414007" calcext:value-type="float">
            <text:p>1.8669837414</text:p>
          </table:table-cell>
          <table:table-cell office:value-type="string" calcext:value-type="string">
            <text:p>logdenom</text:p>
          </table:table-cell>
          <table:table-cell office:value-type="float" office:value="1.25" calcext:value-type="float">
            <text:p>1.25</text:p>
          </table:table-cell>
          <table:table-cell table:formula="of:=(SQRT(-[.$G$4]*[.A6]*(4*[.$G$5]^3-3^(9/2)*[.$G$3]^2*[.$G$4]*[.A6]))/(2*3^(9/4)*[.$G$3]^2)-(3^(9/2)*[.$G$3]^2*[.$G$4]*[.A6]-2*[.$G$5]^3)/(2*3^(9/2)*[.$G$3]^3))^(1/3)" office:value-type="float" office:value="-0.237434377683139" calcext:value-type="float">
            <text:p>-0.2374343777</text:p>
          </table:table-cell>
          <table:table-cell table:formula="of:=([.K6]-[.L6])^(1/3)" office:value-type="float" office:value="-0.237434377683145" calcext:value-type="float">
            <text:p>-0.2374343777</text:p>
          </table:table-cell>
          <table:table-cell table:formula="of:=SQRT(-[.$G$4]*[.A6]*(4*([.$G$5]/3^(3/2))^3-[.$G$3]^2*[.$G$4]*[.A6]))/(2*[.$G$3]^2)" office:value-type="float" office:value="6.74683200679475" calcext:value-type="float">
            <text:p>6.7468320068</text:p>
          </table:table-cell>
          <table:table-cell table:formula="of:=([.$G$4]*[.A6])/(2*[.$G$3])-([.$G$5]/([.$G$3]*3^(3/2)))^3" office:value-type="float" office:value="6.76021738971126" calcext:value-type="float">
            <text:p>6.76021738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LOG([.A7]/[.$H$7];2)/[.$H$6]" office:value-type="float" office:value="2.32551247648682" calcext:value-type="float">
            <text:p>2.3255124765</text:p>
          </table:table-cell>
          <table:table-cell table:formula="of:=SQRT(SQRT(3)*[.A7]/[.$G$2])" office:value-type="float" office:value="0.658037006476246" calcext:value-type="float">
            <text:p>0.6580370065</text:p>
          </table:table-cell>
          <table:table-cell table:formula="of:=-([.J7]+[.$G$5]^2/(27*[.$G$3]^2*[.J7])+[.$G$5]/(3^(3/2)*[.$G$3]))" office:value-type="float" office:value="1.92016686061099" calcext:value-type="float">
            <text:p>1.9201668606</text:p>
          </table:table-cell>
          <table:table-cell table:formula="of:=-([.I7]+[.$G$5]^2/(27*[.$G$3]^2*[.I7])+[.$G$5]/(3^(3/2)*[.$G$3]))" office:value-type="float" office:value="1.92016686061105" calcext:value-type="float">
            <text:p>1.9201668606</text:p>
          </table:table-cell>
          <table:table-cell office:value-type="string" calcext:value-type="string">
            <text:p>logsquish</text:p>
          </table:table-cell>
          <table:table-cell office:value-type="float" office:value="2" calcext:value-type="float">
            <text:p>2</text:p>
          </table:table-cell>
          <table:table-cell table:formula="of:=(SQRT(-[.$G$4]*[.A7]*(4*[.$G$5]^3-3^(9/2)*[.$G$3]^2*[.$G$4]*[.A7]))/(2*3^(9/4)*[.$G$3]^2)-(3^(9/2)*[.$G$3]^2*[.$G$4]*[.A7]-2*[.$G$5]^3)/(2*3^(9/2)*[.$G$3]^3))^(1/3)" office:value-type="float" office:value="-0.231702412214795" calcext:value-type="float">
            <text:p>-0.2317024122</text:p>
          </table:table-cell>
          <table:table-cell table:formula="of:=([.K7]-[.L7])^(1/3)" office:value-type="float" office:value="-0.2317024122148" calcext:value-type="float">
            <text:p>-0.2317024122</text:p>
          </table:table-cell>
          <table:table-cell table:formula="of:=SQRT(-[.$G$4]*[.A7]*(4*([.$G$5]/3^(3/2))^3-[.$G$3]^2*[.$G$4]*[.A7]))/(2*[.$G$3]^2)" office:value-type="float" office:value="7.26102247846118" calcext:value-type="float">
            <text:p>7.2610224785</text:p>
          </table:table-cell>
          <table:table-cell table:formula="of:=([.$G$4]*[.A7])/(2*[.$G$3])-([.$G$5]/([.$G$3]*3^(3/2)))^3" office:value-type="float" office:value="7.27346165597668" calcext:value-type="float">
            <text:p>7.2734616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LOG([.A8]/[.$H$7];2)/[.$H$6]" office:value-type="float" office:value="2.4" calcext:value-type="float">
            <text:p>2.4</text:p>
          </table:table-cell>
          <table:table-cell table:formula="of:=SQRT(SQRT(3)*[.A8]/[.$G$2])" office:value-type="float" office:value="0.679617697938849" calcext:value-type="float">
            <text:p>0.6796176979</text:p>
          </table:table-cell>
          <table:table-cell table:formula="of:=-([.J8]+[.$G$5]^2/(27*[.$G$3]^2*[.J8])+[.$G$5]/(3^(3/2)*[.$G$3]))" office:value-type="float" office:value="1.97114516589696" calcext:value-type="float">
            <text:p>1.9711451659</text:p>
          </table:table-cell>
          <table:table-cell table:formula="of:=-([.I8]+[.$G$5]^2/(27*[.$G$3]^2*[.I8])+[.$G$5]/(3^(3/2)*[.$G$3]))" office:value-type="float" office:value="1.97114516589702" calcext:value-type="float">
            <text:p>1.9711451659</text:p>
          </table:table-cell>
          <table:table-cell table:number-columns-repeated="2"/>
          <table:table-cell table:formula="of:=(SQRT(-[.$G$4]*[.A8]*(4*[.$G$5]^3-3^(9/2)*[.$G$3]^2*[.$G$4]*[.A8]))/(2*3^(9/4)*[.$G$3]^2)-(3^(9/2)*[.$G$3]^2*[.$G$4]*[.A8]-2*[.$G$5]^3)/(2*3^(9/2)*[.$G$3]^3))^(1/3)" office:value-type="float" office:value="-0.226487311600458" calcext:value-type="float">
            <text:p>-0.2264873116</text:p>
          </table:table-cell>
          <table:table-cell table:formula="of:=([.K8]-[.L8])^(1/3)" office:value-type="float" office:value="-0.226487311600463" calcext:value-type="float">
            <text:p>-0.2264873116</text:p>
          </table:table-cell>
          <table:table-cell table:formula="of:=SQRT(-[.$G$4]*[.A8]*(4*([.$G$5]/3^(3/2))^3-[.$G$3]^2*[.$G$4]*[.A8]))/(2*[.$G$3]^2)" office:value-type="float" office:value="7.77508791533804" calcext:value-type="float">
            <text:p>7.7750879153</text:p>
          </table:table-cell>
          <table:table-cell table:formula="of:=([.$G$4]*[.A8])/(2*[.$G$3])-([.$G$5]/([.$G$3]*3^(3/2)))^3" office:value-type="float" office:value="7.7867059222421" calcext:value-type="float">
            <text:p>7.78670592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LOG([.A9]/[.$H$7];2)/[.$H$6]" office:value-type="float" office:value="2.53594000115385" calcext:value-type="float">
            <text:p>2.5359400012</text:p>
          </table:table-cell>
          <table:table-cell table:formula="of:=SQRT(SQRT(3)*[.A9]/[.$G$2])" office:value-type="float" office:value="0.720843424240426" calcext:value-type="float">
            <text:p>0.7208434242</text:p>
          </table:table-cell>
          <table:table-cell table:formula="of:=-([.J9]+[.$G$5]^2/(27*[.$G$3]^2*[.J9])+[.$G$5]/(3^(3/2)*[.$G$3]))" office:value-type="float" office:value="2.06732745275729" calcext:value-type="float">
            <text:p>2.0673274528</text:p>
          </table:table-cell>
          <table:table-cell table:formula="of:=-([.I9]+[.$G$5]^2/(27*[.$G$3]^2*[.I9])+[.$G$5]/(3^(3/2)*[.$G$3]))" office:value-type="float" office:value="2.06732745275742" calcext:value-type="float">
            <text:p>2.0673274528</text:p>
          </table:table-cell>
          <table:table-cell table:number-columns-repeated="2"/>
          <table:table-cell table:formula="of:=(SQRT(-[.$G$4]*[.A9]*(4*[.$G$5]^3-3^(9/2)*[.$G$3]^2*[.$G$4]*[.A9]))/(2*3^(9/4)*[.$G$3]^2)-(3^(9/2)*[.$G$3]^2*[.$G$4]*[.A9]-2*[.$G$5]^3)/(2*3^(9/2)*[.$G$3]^3))^(1/3)" office:value-type="float" office:value="-0.217316963729334" calcext:value-type="float">
            <text:p>-0.2173169637</text:p>
          </table:table-cell>
          <table:table-cell table:formula="of:=([.K9]-[.L9])^(1/3)" office:value-type="float" office:value="-0.217316963729346" calcext:value-type="float">
            <text:p>-0.2173169637</text:p>
          </table:table-cell>
          <table:table-cell table:formula="of:=SQRT(-[.$G$4]*[.A9]*(4*([.$G$5]/3^(3/2))^3-[.$G$3]^2*[.$G$4]*[.A9]))/(2*[.$G$3]^2)" office:value-type="float" office:value="8.80293129982256" calcext:value-type="float">
            <text:p>8.8029312998</text:p>
          </table:table-cell>
          <table:table-cell table:formula="of:=([.$G$4]*[.A9])/(2*[.$G$3])-([.$G$5]/([.$G$3]*3^(3/2)))^3" office:value-type="float" office:value="8.81319445477293" calcext:value-type="float">
            <text:p>8.81319445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LOG([.A10]/[.$H$7];2)/[.$H$6]" office:value-type="float" office:value="2.65754247590989" calcext:value-type="float">
            <text:p>2.6575424759</text:p>
          </table:table-cell>
          <table:table-cell table:formula="of:=SQRT(SQRT(3)*[.A10]/[.$G$2])" office:value-type="float" office:value="0.759835685651593" calcext:value-type="float">
            <text:p>0.7598356857</text:p>
          </table:table-cell>
          <table:table-cell table:formula="of:=-([.J10]+[.$G$5]^2/(27*[.$G$3]^2*[.J10])+[.$G$5]/(3^(3/2)*[.$G$3]))" office:value-type="float" office:value="2.15691966309525" calcext:value-type="float">
            <text:p>2.1569196631</text:p>
          </table:table-cell>
          <table:table-cell table:formula="of:=-([.I10]+[.$G$5]^2/(27*[.$G$3]^2*[.I10])+[.$G$5]/(3^(3/2)*[.$G$3]))" office:value-type="float" office:value="2.15691966309541" calcext:value-type="float">
            <text:p>2.1569196631</text:p>
          </table:table-cell>
          <table:table-cell table:number-columns-repeated="2"/>
          <table:table-cell table:formula="of:=(SQRT(-[.$G$4]*[.A10]*(4*[.$G$5]^3-3^(9/2)*[.$G$3]^2*[.$G$4]*[.A10]))/(2*3^(9/4)*[.$G$3]^2)-(3^(9/2)*[.$G$3]^2*[.$G$4]*[.A10]-2*[.$G$5]^3)/(2*3^(9/2)*[.$G$3]^3))^(1/3)" office:value-type="float" office:value="-0.209472825770459" calcext:value-type="float">
            <text:p>-0.2094728258</text:p>
          </table:table-cell>
          <table:table-cell table:formula="of:=([.K10]-[.L10])^(1/3)" office:value-type="float" office:value="-0.209472825770472" calcext:value-type="float">
            <text:p>-0.2094728258</text:p>
          </table:table-cell>
          <table:table-cell table:formula="of:=SQRT(-[.$G$4]*[.A10]*(4*([.$G$5]/3^(3/2))^3-[.$G$3]^2*[.$G$4]*[.A10]))/(2*[.$G$3]^2)" office:value-type="float" office:value="9.83049155751585" calcext:value-type="float">
            <text:p>9.8304915575</text:p>
          </table:table-cell>
          <table:table-cell table:formula="of:=([.$G$4]*[.A10])/(2*[.$G$3])-([.$G$5]/([.$G$3]*3^(3/2)))^3" office:value-type="float" office:value="9.83968298730376" calcext:value-type="float">
            <text:p>9.839682987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LOG([.A11]/[.$H$7];2)/[.$H$6]" office:value-type="float" office:value="2.76754529490984" calcext:value-type="float">
            <text:p>2.7675452949</text:p>
          </table:table-cell>
          <table:table-cell table:formula="of:=SQRT(SQRT(3)*[.A11]/[.$G$2])" office:value-type="float" office:value="0.796922390266824" calcext:value-type="float">
            <text:p>0.7969223903</text:p>
          </table:table-cell>
          <table:table-cell table:formula="of:=-([.J11]+[.$G$5]^2/(27*[.$G$3]^2*[.J11])+[.$G$5]/(3^(3/2)*[.$G$3]))" office:value-type="float" office:value="2.24095840423506" calcext:value-type="float">
            <text:p>2.2409584042</text:p>
          </table:table-cell>
          <table:table-cell table:formula="of:=-([.I11]+[.$G$5]^2/(27*[.$G$3]^2*[.I11])+[.$G$5]/(3^(3/2)*[.$G$3]))" office:value-type="float" office:value="2.24095840423506" calcext:value-type="float">
            <text:p>2.2409584042</text:p>
          </table:table-cell>
          <table:table-cell table:number-columns-repeated="2"/>
          <table:table-cell table:formula="of:=(SQRT(-[.$G$4]*[.A11]*(4*[.$G$5]^3-3^(9/2)*[.$G$3]^2*[.$G$4]*[.A11]))/(2*3^(9/4)*[.$G$3]^2)-(3^(9/2)*[.$G$3]^2*[.$G$4]*[.A11]-2*[.$G$5]^3)/(2*3^(9/2)*[.$G$3]^3))^(1/3)" office:value-type="float" office:value="-0.202651751025668" calcext:value-type="float">
            <text:p>-0.202651751</text:p>
          </table:table-cell>
          <table:table-cell table:formula="of:=([.K11]-[.L11])^(1/3)" office:value-type="float" office:value="-0.202651751025668" calcext:value-type="float">
            <text:p>-0.202651751</text:p>
          </table:table-cell>
          <table:table-cell table:formula="of:=SQRT(-[.$G$4]*[.A11]*(4*([.$G$5]/3^(3/2))^3-[.$G$3]^2*[.$G$4]*[.A11]))/(2*[.$G$3]^2)" office:value-type="float" office:value="10.8578490719949" calcext:value-type="float">
            <text:p>10.857849072</text:p>
          </table:table-cell>
          <table:table-cell table:formula="of:=([.$G$4]*[.A11])/(2*[.$G$3])-([.$G$5]/([.$G$3]*3^(3/2)))^3" office:value-type="float" office:value="10.8661715198346" calcext:value-type="float">
            <text:p>10.86617151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LOG([.A12]/[.$H$7];2)/[.$H$6]" office:value-type="float" office:value="2.86797000057693" calcext:value-type="float">
            <text:p>2.8679700006</text:p>
          </table:table-cell>
          <table:table-cell table:formula="of:=SQRT(SQRT(3)*[.A12]/[.$G$2])" office:value-type="float" office:value="0.832358290057563" calcext:value-type="float">
            <text:p>0.8323582901</text:p>
          </table:table-cell>
          <table:table-cell table:formula="of:=-([.J12]+[.$G$5]^2/(27*[.$G$3]^2*[.J12])+[.$G$5]/(3^(3/2)*[.$G$3]))" office:value-type="float" office:value="2.3202405167041" calcext:value-type="float">
            <text:p>2.3202405167</text:p>
          </table:table-cell>
          <table:table-cell table:formula="of:=-([.I12]+[.$G$5]^2/(27*[.$G$3]^2*[.I12])+[.$G$5]/(3^(3/2)*[.$G$3]))" office:value-type="float" office:value="2.3202405167041" calcext:value-type="float">
            <text:p>2.3202405167</text:p>
          </table:table-cell>
          <table:table-cell table:number-columns-repeated="2"/>
          <table:table-cell table:formula="of:=(SQRT(-[.$G$4]*[.A12]*(4*[.$G$5]^3-3^(9/2)*[.$G$3]^2*[.$G$4]*[.A12]))/(2*3^(9/4)*[.$G$3]^2)-(3^(9/2)*[.$G$3]^2*[.$G$4]*[.A12]-2*[.$G$5]^3)/(2*3^(9/2)*[.$G$3]^3))^(1/3)" office:value-type="float" office:value="-0.196640837179569" calcext:value-type="float">
            <text:p>-0.1966408372</text:p>
          </table:table-cell>
          <table:table-cell table:formula="of:=([.K12]-[.L12])^(1/3)" office:value-type="float" office:value="-0.196640837179569" calcext:value-type="float">
            <text:p>-0.1966408372</text:p>
          </table:table-cell>
          <table:table-cell table:formula="of:=SQRT(-[.$G$4]*[.A12]*(4*([.$G$5]/3^(3/2))^3-[.$G$3]^2*[.$G$4]*[.A12]))/(2*[.$G$3]^2)" office:value-type="float" office:value="11.8850564194237" calcext:value-type="float">
            <text:p>11.8850564194</text:p>
          </table:table-cell>
          <table:table-cell table:formula="of:=([.$G$4]*[.A12])/(2*[.$G$3])-([.$G$5]/([.$G$3]*3^(3/2)))^3" office:value-type="float" office:value="11.8926600523654" calcext:value-type="float">
            <text:p>11.89266005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LOG([.A13]/[.$H$7];2)/[.$H$6]" office:value-type="float" office:value="3.00391000173077" calcext:value-type="float">
            <text:p>3.0039100017</text:p>
          </table:table-cell>
          <table:table-cell table:formula="of:=SQRT(SQRT(3)*[.A13]/[.$G$2])" office:value-type="float" office:value="0.882849286914813" calcext:value-type="float">
            <text:p>0.8828492869</text:p>
          </table:table-cell>
          <table:table-cell table:formula="of:=-([.J13]+[.$G$5]^2/(27*[.$G$3]^2*[.J13])+[.$G$5]/(3^(3/2)*[.$G$3]))" office:value-type="float" office:value="2.4315829635685" calcext:value-type="float">
            <text:p>2.4315829636</text:p>
          </table:table-cell>
          <table:table-cell table:formula="of:=-([.I13]+[.$G$5]^2/(27*[.$G$3]^2*[.I13])+[.$G$5]/(3^(3/2)*[.$G$3]))" office:value-type="float" office:value="2.43158296356875" calcext:value-type="float">
            <text:p>2.4315829636</text:p>
          </table:table-cell>
          <table:table-cell table:number-columns-repeated="2"/>
          <table:table-cell table:formula="of:=(SQRT(-[.$G$4]*[.A13]*(4*[.$G$5]^3-3^(9/2)*[.$G$3]^2*[.$G$4]*[.A13]))/(2*3^(9/4)*[.$G$3]^2)-(3^(9/2)*[.$G$3]^2*[.$G$4]*[.A13]-2*[.$G$5]^3)/(2*3^(9/2)*[.$G$3]^3))^(1/3)" office:value-type="float" office:value="-0.188816052742348" calcext:value-type="float">
            <text:p>-0.1888160527</text:p>
          </table:table-cell>
          <table:table-cell table:formula="of:=([.K13]-[.L13])^(1/3)" office:value-type="float" office:value="-0.188816052742364" calcext:value-type="float">
            <text:p>-0.1888160527</text:p>
          </table:table-cell>
          <table:table-cell table:formula="of:=SQRT(-[.$G$4]*[.A13]*(4*([.$G$5]/3^(3/2))^3-[.$G$3]^2*[.$G$4]*[.A13]))/(2*[.$G$3]^2)" office:value-type="float" office:value="13.4256612753225" calcext:value-type="float">
            <text:p>13.4256612753</text:p>
          </table:table-cell>
          <table:table-cell table:formula="of:=([.$G$4]*[.A13])/(2*[.$G$3])-([.$G$5]/([.$G$3]*3^(3/2)))^3" office:value-type="float" office:value="13.4323928511617" calcext:value-type="float">
            <text:p>13.43239285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LOG([.A14]/[.$H$7];2)/[.$H$6]" office:value-type="float" office:value="3.12551247648681" calcext:value-type="float">
            <text:p>3.1255124765</text:p>
          </table:table-cell>
          <table:table-cell table:formula="of:=SQRT(SQRT(3)*[.A14]/[.$G$2])" office:value-type="float" office:value="0.930604859102099" calcext:value-type="float">
            <text:p>0.9306048591</text:p>
          </table:table-cell>
          <table:table-cell table:formula="of:=-([.J14]+[.$G$5]^2/(27*[.$G$3]^2*[.J14])+[.$G$5]/(3^(3/2)*[.$G$3]))" office:value-type="float" office:value="2.5352362104555" calcext:value-type="float">
            <text:p>2.5352362105</text:p>
          </table:table-cell>
          <table:table-cell table:formula="of:=-([.I14]+[.$G$5]^2/(27*[.$G$3]^2*[.I14])+[.$G$5]/(3^(3/2)*[.$G$3]))" office:value-type="float" office:value="2.53523621045579" calcext:value-type="float">
            <text:p>2.5352362105</text:p>
          </table:table-cell>
          <table:table-cell table:number-columns-repeated="2"/>
          <table:table-cell table:formula="of:=(SQRT(-[.$G$4]*[.A14]*(4*[.$G$5]^3-3^(9/2)*[.$G$3]^2*[.$G$4]*[.A14]))/(2*3^(9/4)*[.$G$3]^2)-(3^(9/2)*[.$G$3]^2*[.$G$4]*[.A14]-2*[.$G$5]^3)/(2*3^(9/2)*[.$G$3]^3))^(1/3)" office:value-type="float" office:value="-0.182104973903724" calcext:value-type="float">
            <text:p>-0.1821049739</text:p>
          </table:table-cell>
          <table:table-cell table:formula="of:=([.K14]-[.L14])^(1/3)" office:value-type="float" office:value="-0.182104973903742" calcext:value-type="float">
            <text:p>-0.1821049739</text:p>
          </table:table-cell>
          <table:table-cell table:formula="of:=SQRT(-[.$G$4]*[.A14]*(4*([.$G$5]/3^(3/2))^3-[.$G$3]^2*[.$G$4]*[.A14]))/(2*[.$G$3]^2)" office:value-type="float" office:value="14.9660866444733" calcext:value-type="float">
            <text:p>14.9660866445</text:p>
          </table:table-cell>
          <table:table-cell table:formula="of:=([.$G$4]*[.A14])/(2*[.$G$3])-([.$G$5]/([.$G$3]*3^(3/2)))^3" office:value-type="float" office:value="14.9721256499579" calcext:value-type="float">
            <text:p>14.972125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LOG([.A15]/[.$H$7];2)/[.$H$6]" office:value-type="float" office:value="3.23551529548676" calcext:value-type="float">
            <text:p>3.2355152955</text:p>
          </table:table-cell>
          <table:table-cell table:formula="of:=SQRT(SQRT(3)*[.A15]/[.$G$2])" office:value-type="float" office:value="0.976026610376419" calcext:value-type="float">
            <text:p>0.9760266104</text:p>
          </table:table-cell>
          <table:table-cell table:formula="of:=-([.J15]+[.$G$5]^2/(27*[.$G$3]^2*[.J15])+[.$G$5]/(3^(3/2)*[.$G$3]))" office:value-type="float" office:value="2.63241539062357" calcext:value-type="float">
            <text:p>2.6324153906</text:p>
          </table:table-cell>
          <table:table-cell table:formula="of:=-([.I15]+[.$G$5]^2/(27*[.$G$3]^2*[.I15])+[.$G$5]/(3^(3/2)*[.$G$3]))" office:value-type="float" office:value="2.63241539062357" calcext:value-type="float">
            <text:p>2.6324153906</text:p>
          </table:table-cell>
          <table:table-cell table:number-columns-repeated="2"/>
          <table:table-cell table:formula="of:=(SQRT(-[.$G$4]*[.A15]*(4*[.$G$5]^3-3^(9/2)*[.$G$3]^2*[.$G$4]*[.A15]))/(2*3^(9/4)*[.$G$3]^2)-(3^(9/2)*[.$G$3]^2*[.$G$4]*[.A15]-2*[.$G$5]^3)/(2*3^(9/2)*[.$G$3]^3))^(1/3)" office:value-type="float" office:value="-0.176256760540523" calcext:value-type="float">
            <text:p>-0.1762567605</text:p>
          </table:table-cell>
          <table:table-cell table:formula="of:=([.K15]-[.L15])^(1/3)" office:value-type="float" office:value="-0.176256760540523" calcext:value-type="float">
            <text:p>-0.1762567605</text:p>
          </table:table-cell>
          <table:table-cell table:formula="of:=SQRT(-[.$G$4]*[.A15]*(4*([.$G$5]/3^(3/2))^3-[.$G$3]^2*[.$G$4]*[.A15]))/(2*[.$G$3]^2)" office:value-type="float" office:value="16.5063827776848" calcext:value-type="float">
            <text:p>16.5063827777</text:p>
          </table:table-cell>
          <table:table-cell table:formula="of:=([.$G$4]*[.A15])/(2*[.$G$3])-([.$G$5]/([.$G$3]*3^(3/2)))^3" office:value-type="float" office:value="16.5118584487542" calcext:value-type="float">
            <text:p>16.51185844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LOG([.A16]/[.$H$7];2)/[.$H$6]" office:value-type="float" office:value="3.36756269250316" calcext:value-type="float">
            <text:p>3.3675626925</text:p>
          </table:table-cell>
          <table:table-cell table:formula="of:=SQRT(SQRT(3)*[.A16]/[.$G$2])" office:value-type="float" office:value="1.03348826698749" calcext:value-type="float">
            <text:p>1.033488267</text:p>
          </table:table-cell>
          <table:table-cell table:formula="of:=-([.J16]+[.$G$5]^2/(27*[.$G$3]^2*[.J16])+[.$G$5]/(3^(3/2)*[.$G$3]))" office:value-type="float" office:value="2.75349992964389" calcext:value-type="float">
            <text:p>2.7534999296</text:p>
          </table:table-cell>
          <table:table-cell table:formula="of:=-([.I16]+[.$G$5]^2/(27*[.$G$3]^2*[.I16])+[.$G$5]/(3^(3/2)*[.$G$3]))" office:value-type="float" office:value="2.75349992964466" calcext:value-type="float">
            <text:p>2.7534999296</text:p>
          </table:table-cell>
          <table:table-cell table:number-columns-repeated="2"/>
          <table:table-cell table:formula="of:=(SQRT(-[.$G$4]*[.A16]*(4*[.$G$5]^3-3^(9/2)*[.$G$3]^2*[.$G$4]*[.A16]))/(2*3^(9/4)*[.$G$3]^2)-(3^(9/2)*[.$G$3]^2*[.$G$4]*[.A16]-2*[.$G$5]^3)/(2*3^(9/2)*[.$G$3]^3))^(1/3)" office:value-type="float" office:value="-0.169502347619199" calcext:value-type="float">
            <text:p>-0.1695023476</text:p>
          </table:table-cell>
          <table:table-cell table:formula="of:=([.K16]-[.L16])^(1/3)" office:value-type="float" office:value="-0.16950234761924" calcext:value-type="float">
            <text:p>-0.1695023476</text:p>
          </table:table-cell>
          <table:table-cell table:formula="of:=SQRT(-[.$G$4]*[.A16]*(4*([.$G$5]/3^(3/2))^3-[.$G$3]^2*[.$G$4]*[.A16]))/(2*[.$G$3]^2)" office:value-type="float" office:value="18.559965534095" calcext:value-type="float">
            <text:p>18.5599655341</text:p>
          </table:table-cell>
          <table:table-cell table:formula="of:=([.$G$4]*[.A16])/(2*[.$G$3])-([.$G$5]/([.$G$3]*3^(3/2)))^3" office:value-type="float" office:value="18.5648355138158" calcext:value-type="float">
            <text:p>18.56483551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LOG([.A17]/[.$H$7];2)/[.$H$6]" office:value-type="float" office:value="3.48604160369447" calcext:value-type="float">
            <text:p>3.4860416037</text:p>
          </table:table-cell>
          <table:table-cell table:formula="of:=SQRT(SQRT(3)*[.A17]/[.$G$2])" office:value-type="float" office:value="1.08791913846514" calcext:value-type="float">
            <text:p>1.0879191385</text:p>
          </table:table-cell>
          <table:table-cell table:formula="of:=-([.J17]+[.$G$5]^2/(27*[.$G$3]^2*[.J17])+[.$G$5]/(3^(3/2)*[.$G$3]))" office:value-type="float" office:value="2.86639839176013" calcext:value-type="float">
            <text:p>2.8663983918</text:p>
          </table:table-cell>
          <table:table-cell table:formula="of:=-([.I17]+[.$G$5]^2/(27*[.$G$3]^2*[.I17])+[.$G$5]/(3^(3/2)*[.$G$3]))" office:value-type="float" office:value="2.86639839176013" calcext:value-type="float">
            <text:p>2.8663983918</text:p>
          </table:table-cell>
          <table:table-cell table:number-columns-repeated="2"/>
          <table:table-cell table:formula="of:=(SQRT(-[.$G$4]*[.A17]*(4*[.$G$5]^3-3^(9/2)*[.$G$3]^2*[.$G$4]*[.A17]))/(2*3^(9/4)*[.$G$3]^2)-(3^(9/2)*[.$G$3]^2*[.$G$4]*[.A17]-2*[.$G$5]^3)/(2*3^(9/2)*[.$G$3]^3))^(1/3)" office:value-type="float" office:value="-0.163677241253727" calcext:value-type="float">
            <text:p>-0.1636772413</text:p>
          </table:table-cell>
          <table:table-cell table:formula="of:=([.K17]-[.L17])^(1/3)" office:value-type="float" office:value="-0.163677241253727" calcext:value-type="float">
            <text:p>-0.1636772413</text:p>
          </table:table-cell>
          <table:table-cell table:formula="of:=SQRT(-[.$G$4]*[.A17]*(4*([.$G$5]/3^(3/2))^3-[.$G$3]^2*[.$G$4]*[.A17]))/(2*[.$G$3]^2)" office:value-type="float" office:value="20.6134276264156" calcext:value-type="float">
            <text:p>20.6134276264</text:p>
          </table:table-cell>
          <table:table-cell table:formula="of:=([.$G$4]*[.A17])/(2*[.$G$3])-([.$G$5]/([.$G$3]*3^(3/2)))^3" office:value-type="float" office:value="20.6178125788775" calcext:value-type="float">
            <text:p>20.61781257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LOG([.A18]/[.$H$7];2)/[.$H$6]" office:value-type="float" office:value="3.61884956484561" calcext:value-type="float">
            <text:p>3.6188495648</text:p>
          </table:table-cell>
          <table:table-cell table:formula="of:=SQRT(SQRT(3)*[.A18]/[.$G$2])" office:value-type="float" office:value="1.15234787244831" calcext:value-type="float">
            <text:p>1.1523478724</text:p>
          </table:table-cell>
          <table:table-cell table:formula="of:=-([.J18]+[.$G$5]^2/(27*[.$G$3]^2*[.J18])+[.$G$5]/(3^(3/2)*[.$G$3]))" office:value-type="float" office:value="2.99791109328554" calcext:value-type="float">
            <text:p>2.9979110933</text:p>
          </table:table-cell>
          <table:table-cell table:formula="of:=-([.I18]+[.$G$5]^2/(27*[.$G$3]^2*[.I18])+[.$G$5]/(3^(3/2)*[.$G$3]))" office:value-type="float" office:value="2.99791109328658" calcext:value-type="float">
            <text:p>2.9979110933</text:p>
          </table:table-cell>
          <table:table-cell table:number-columns-repeated="2"/>
          <table:table-cell table:formula="of:=(SQRT(-[.$G$4]*[.A18]*(4*[.$G$5]^3-3^(9/2)*[.$G$3]^2*[.$G$4]*[.A18]))/(2*3^(9/4)*[.$G$3]^2)-(3^(9/2)*[.$G$3]^2*[.$G$4]*[.A18]-2*[.$G$5]^3)/(2*3^(9/2)*[.$G$3]^3))^(1/3)" office:value-type="float" office:value="-0.157399351234382" calcext:value-type="float">
            <text:p>-0.1573993512</text:p>
          </table:table-cell>
          <table:table-cell table:formula="of:=([.K18]-[.L18])^(1/3)" office:value-type="float" office:value="-0.15739935123443" calcext:value-type="float">
            <text:p>-0.1573993512</text:p>
          </table:table-cell>
          <table:table-cell table:formula="of:=SQRT(-[.$G$4]*[.A18]*(4*([.$G$5]/3^(3/2))^3-[.$G$3]^2*[.$G$4]*[.A18]))/(2*[.$G$3]^2)" office:value-type="float" office:value="23.1801344111994" calcext:value-type="float">
            <text:p>23.1801344112</text:p>
          </table:table-cell>
          <table:table-cell table:formula="of:=([.$G$4]*[.A18])/(2*[.$G$3])-([.$G$5]/([.$G$3]*3^(3/2)))^3" office:value-type="float" office:value="23.1840339102046" calcext:value-type="float">
            <text:p>23.184033910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LOG([.A19]/[.$H$7];2)/[.$H$6]" office:value-type="float" office:value="3.7379402735772" calcext:value-type="float">
            <text:p>3.7379402736</text:p>
          </table:table-cell>
          <table:table-cell table:formula="of:=SQRT(SQRT(3)*[.A19]/[.$G$2])" office:value-type="float" office:value="1.21336028715034" calcext:value-type="float">
            <text:p>1.2133602872</text:p>
          </table:table-cell>
          <table:table-cell table:formula="of:=-([.J19]+[.$G$5]^2/(27*[.$G$3]^2*[.J19])+[.$G$5]/(3^(3/2)*[.$G$3]))" office:value-type="float" office:value="3.12045642038975" calcext:value-type="float">
            <text:p>3.1204564204</text:p>
          </table:table-cell>
          <table:table-cell table:formula="of:=-([.I19]+[.$G$5]^2/(27*[.$G$3]^2*[.I19])+[.$G$5]/(3^(3/2)*[.$G$3]))" office:value-type="float" office:value="3.12045642039096" calcext:value-type="float">
            <text:p>3.1204564204</text:p>
          </table:table-cell>
          <table:table-cell table:number-columns-repeated="2"/>
          <table:table-cell table:formula="of:=(SQRT(-[.$G$4]*[.A19]*(4*[.$G$5]^3-3^(9/2)*[.$G$3]^2*[.$G$4]*[.A19]))/(2*3^(9/4)*[.$G$3]^2)-(3^(9/2)*[.$G$3]^2*[.$G$4]*[.A19]-2*[.$G$5]^3)/(2*3^(9/2)*[.$G$3]^3))^(1/3)" office:value-type="float" office:value="-0.1519858372831" calcext:value-type="float">
            <text:p>-0.1519858373</text:p>
          </table:table-cell>
          <table:table-cell table:formula="of:=([.K19]-[.L19])^(1/3)" office:value-type="float" office:value="-0.151985837283151" calcext:value-type="float">
            <text:p>-0.1519858373</text:p>
          </table:table-cell>
          <table:table-cell table:formula="of:=SQRT(-[.$G$4]*[.A19]*(4*([.$G$5]/3^(3/2))^3-[.$G$3]^2*[.$G$4]*[.A19]))/(2*[.$G$3]^2)" office:value-type="float" office:value="25.7467444150864" calcext:value-type="float">
            <text:p>25.7467444151</text:p>
          </table:table-cell>
          <table:table-cell table:formula="of:=([.$G$4]*[.A19])/(2*[.$G$3])-([.$G$5]/([.$G$3]*3^(3/2)))^3" office:value-type="float" office:value="25.7502552415316" calcext:value-type="float">
            <text:p>25.75025524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LOG([.A20]/[.$H$7];2)/[.$H$6]" office:value-type="float" office:value="3.86631201133179" calcext:value-type="float">
            <text:p>3.8663120113</text:p>
          </table:table-cell>
          <table:table-cell table:formula="of:=SQRT(SQRT(3)*[.A20]/[.$G$2])" office:value-type="float" office:value="1.28275027467954" calcext:value-type="float">
            <text:p>1.2827502747</text:p>
          </table:table-cell>
          <table:table-cell table:formula="of:=-([.J20]+[.$G$5]^2/(27*[.$G$3]^2*[.J20])+[.$G$5]/(3^(3/2)*[.$G$3]))" office:value-type="float" office:value="3.25761761165902" calcext:value-type="float">
            <text:p>3.2576176117</text:p>
          </table:table-cell>
          <table:table-cell table:formula="of:=-([.I20]+[.$G$5]^2/(27*[.$G$3]^2*[.I20])+[.$G$5]/(3^(3/2)*[.$G$3]))" office:value-type="float" office:value="3.25761761165762" calcext:value-type="float">
            <text:p>3.2576176117</text:p>
          </table:table-cell>
          <table:table-cell table:number-columns-repeated="2"/>
          <table:table-cell table:formula="of:=(SQRT(-[.$G$4]*[.A20]*(4*[.$G$5]^3-3^(9/2)*[.$G$3]^2*[.$G$4]*[.A20]))/(2*3^(9/4)*[.$G$3]^2)-(3^(9/2)*[.$G$3]^2*[.$G$4]*[.A20]-2*[.$G$5]^3)/(2*3^(9/2)*[.$G$3]^3))^(1/3)" office:value-type="float" office:value="-0.146368680640264" calcext:value-type="float">
            <text:p>-0.1463686806</text:p>
          </table:table-cell>
          <table:table-cell table:formula="of:=([.K20]-[.L20])^(1/3)" office:value-type="float" office:value="-0.146368680640209" calcext:value-type="float">
            <text:p>-0.1463686806</text:p>
          </table:table-cell>
          <table:table-cell table:formula="of:=SQRT(-[.$G$4]*[.A20]*(4*([.$G$5]/3^(3/2))^3-[.$G$3]^2*[.$G$4]*[.A20]))/(2*[.$G$3]^2)" office:value-type="float" office:value="28.8265850671491" calcext:value-type="float">
            <text:p>28.8265850671</text:p>
          </table:table-cell>
          <table:table-cell table:formula="of:=([.$G$4]*[.A20])/(2*[.$G$3])-([.$G$5]/([.$G$3]*3^(3/2)))^3" office:value-type="float" office:value="28.8297208391241" calcext:value-type="float">
            <text:p>28.829720839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LOG([.A21]/[.$H$7];2)/[.$H$6]" office:value-type="float" office:value="4" calcext:value-type="float">
            <text:p>4</text:p>
          </table:table-cell>
          <table:table-cell table:formula="of:=SQRT(SQRT(3)*[.A21]/[.$G$2])" office:value-type="float" office:value="1.3592353958777" calcext:value-type="float">
            <text:p>1.3592353959</text:p>
          </table:table-cell>
          <table:table-cell table:formula="of:=-([.J21]+[.$G$5]^2/(27*[.$G$3]^2*[.J21])+[.$G$5]/(3^(3/2)*[.$G$3]))" office:value-type="float" office:value="3.40624904405907" calcext:value-type="float">
            <text:p>3.4062490441</text:p>
          </table:table-cell>
          <table:table-cell table:formula="of:=-([.I21]+[.$G$5]^2/(27*[.$G$3]^2*[.I21])+[.$G$5]/(3^(3/2)*[.$G$3]))" office:value-type="float" office:value="3.40624904405907" calcext:value-type="float">
            <text:p>3.4062490441</text:p>
          </table:table-cell>
          <table:table-cell table:number-columns-repeated="2"/>
          <table:table-cell table:formula="of:=(SQRT(-[.$G$4]*[.A21]*(4*[.$G$5]^3-3^(9/2)*[.$G$3]^2*[.$G$4]*[.A21]))/(2*3^(9/4)*[.$G$3]^2)-(3^(9/2)*[.$G$3]^2*[.$G$4]*[.A21]-2*[.$G$5]^3)/(2*3^(9/2)*[.$G$3]^3))^(1/3)" office:value-type="float" office:value="-0.140748831710594" calcext:value-type="float">
            <text:p>-0.1407488317</text:p>
          </table:table-cell>
          <table:table-cell table:formula="of:=([.K21]-[.L21])^(1/3)" office:value-type="float" office:value="-0.140748831710594" calcext:value-type="float">
            <text:p>-0.1407488317</text:p>
          </table:table-cell>
          <table:table-cell table:formula="of:=SQRT(-[.$G$4]*[.A21]*(4*([.$G$5]/3^(3/2))^3-[.$G$3]^2*[.$G$4]*[.A21]))/(2*[.$G$3]^2)" office:value-type="float" office:value="32.419642435743" calcext:value-type="float">
            <text:p>32.4196424357</text:p>
          </table:table-cell>
          <table:table-cell table:formula="of:=([.$G$4]*[.A21])/(2*[.$G$3])-([.$G$5]/([.$G$3]*3^(3/2)))^3" office:value-type="float" office:value="32.422430702982" calcext:value-type="float">
            <text:p>32.42243070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LOG([.A22]/[.$H$7];2)/[.$H$6]" office:value-type="float" office:value="4.13594000115385" calcext:value-type="float">
            <text:p>4.1359400012</text:p>
          </table:table-cell>
          <table:table-cell table:formula="of:=SQRT(SQRT(3)*[.A22]/[.$G$2])" office:value-type="float" office:value="1.44168684848085" calcext:value-type="float">
            <text:p>1.4416868485</text:p>
          </table:table-cell>
          <table:table-cell table:formula="of:=-([.J22]+[.$G$5]^2/(27*[.$G$3]^2*[.J22])+[.$G$5]/(3^(3/2)*[.$G$3]))" office:value-type="float" office:value="3.56367237472635" calcext:value-type="float">
            <text:p>3.5636723747</text:p>
          </table:table-cell>
          <table:table-cell table:formula="of:=-([.I22]+[.$G$5]^2/(27*[.$G$3]^2*[.I22])+[.$G$5]/(3^(3/2)*[.$G$3]))" office:value-type="float" office:value="3.56367237472248" calcext:value-type="float">
            <text:p>3.5636723747</text:p>
          </table:table-cell>
          <table:table-cell table:number-columns-repeated="2"/>
          <table:table-cell table:formula="of:=(SQRT(-[.$G$4]*[.A22]*(4*[.$G$5]^3-3^(9/2)*[.$G$3]^2*[.$G$4]*[.A22]))/(2*3^(9/4)*[.$G$3]^2)-(3^(9/2)*[.$G$3]^2*[.$G$4]*[.A22]-2*[.$G$5]^3)/(2*3^(9/2)*[.$G$3]^3))^(1/3)" office:value-type="float" office:value="-0.135263881255211" calcext:value-type="float">
            <text:p>-0.1352638813</text:p>
          </table:table-cell>
          <table:table-cell table:formula="of:=([.K22]-[.L22])^(1/3)" office:value-type="float" office:value="-0.135263881255081" calcext:value-type="float">
            <text:p>-0.1352638813</text:p>
          </table:table-cell>
          <table:table-cell table:formula="of:=SQRT(-[.$G$4]*[.A22]*(4*([.$G$5]/3^(3/2))^3-[.$G$3]^2*[.$G$4]*[.A22]))/(2*[.$G$3]^2)" office:value-type="float" office:value="36.5259100021779" calcext:value-type="float">
            <text:p>36.5259100022</text:p>
          </table:table-cell>
          <table:table-cell table:formula="of:=([.$G$4]*[.A22])/(2*[.$G$3])-([.$G$5]/([.$G$3]*3^(3/2)))^3" office:value-type="float" office:value="36.5283848331054" calcext:value-type="float">
            <text:p>36.528384833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LOG([.A23]/[.$H$7];2)/[.$H$6]" office:value-type="float" office:value="4.2718800023077" calcext:value-type="float">
            <text:p>4.2718800023</text:p>
          </table:table-cell>
          <table:table-cell table:formula="of:=SQRT(SQRT(3)*[.A23]/[.$G$2])" office:value-type="float" office:value="1.52913982036241" calcext:value-type="float">
            <text:p>1.5291398204</text:p>
          </table:table-cell>
          <table:table-cell table:formula="of:=-([.J23]+[.$G$5]^2/(27*[.$G$3]^2*[.J23])+[.$G$5]/(3^(3/2)*[.$G$3]))" office:value-type="float" office:value="3.7276825769201" calcext:value-type="float">
            <text:p>3.7276825769</text:p>
          </table:table-cell>
          <table:table-cell table:formula="of:=-([.I23]+[.$G$5]^2/(27*[.$G$3]^2*[.I23])+[.$G$5]/(3^(3/2)*[.$G$3]))" office:value-type="float" office:value="3.727682576911" calcext:value-type="float">
            <text:p>3.7276825769</text:p>
          </table:table-cell>
          <table:table-cell table:number-columns-repeated="2"/>
          <table:table-cell table:formula="of:=(SQRT(-[.$G$4]*[.A23]*(4*[.$G$5]^3-3^(9/2)*[.$G$3]^2*[.$G$4]*[.A23]))/(2*3^(9/4)*[.$G$3]^2)-(3^(9/2)*[.$G$3]^2*[.$G$4]*[.A23]-2*[.$G$5]^3)/(2*3^(9/2)*[.$G$3]^3))^(1/3)" office:value-type="float" office:value="-0.12999985003934" calcext:value-type="float">
            <text:p>-0.12999985</text:p>
          </table:table-cell>
          <table:table-cell table:formula="of:=([.K23]-[.L23])^(1/3)" office:value-type="float" office:value="-0.12999985003906" calcext:value-type="float">
            <text:p>-0.12999985</text:p>
          </table:table-cell>
          <table:table-cell table:formula="of:=SQRT(-[.$G$4]*[.A23]*(4*([.$G$5]/3^(3/2))^3-[.$G$3]^2*[.$G$4]*[.A23]))/(2*[.$G$3]^2)" office:value-type="float" office:value="41.1453862370971" calcext:value-type="float">
            <text:p>41.1453862371</text:p>
          </table:table-cell>
          <table:table-cell table:formula="of:=([.$G$4]*[.A23])/(2*[.$G$3])-([.$G$5]/([.$G$3]*3^(3/2)))^3" office:value-type="float" office:value="41.1475832294941" calcext:value-type="float">
            <text:p>41.147583229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LOG([.A24]/[.$H$7];2)/[.$H$6]" office:value-type="float" office:value="4.40623571215896" calcext:value-type="float">
            <text:p>4.4062357122</text:p>
          </table:table-cell>
          <table:table-cell table:formula="of:=SQRT(SQRT(3)*[.A24]/[.$G$2])" office:value-type="float" office:value="1.62078491010152" calcext:value-type="float">
            <text:p>1.6207849101</text:p>
          </table:table-cell>
          <table:table-cell table:formula="of:=-([.J24]+[.$G$5]^2/(27*[.$G$3]^2*[.J24])+[.$G$5]/(3^(3/2)*[.$G$3]))" office:value-type="float" office:value="3.89650539997831" calcext:value-type="float">
            <text:p>3.8965054</text:p>
          </table:table-cell>
          <table:table-cell table:formula="of:=-([.I24]+[.$G$5]^2/(27*[.$G$3]^2*[.I24])+[.$G$5]/(3^(3/2)*[.$G$3]))" office:value-type="float" office:value="3.89650539997298" calcext:value-type="float">
            <text:p>3.8965054</text:p>
          </table:table-cell>
          <table:table-cell table:number-columns-repeated="2"/>
          <table:table-cell table:formula="of:=(SQRT(-[.$G$4]*[.A24]*(4*[.$G$5]^3-3^(9/2)*[.$G$3]^2*[.$G$4]*[.A24]))/(2*3^(9/4)*[.$G$3]^2)-(3^(9/2)*[.$G$3]^2*[.$G$4]*[.A24]-2*[.$G$5]^3)/(2*3^(9/2)*[.$G$3]^3))^(1/3)" office:value-type="float" office:value="-0.12500449251787" calcext:value-type="float">
            <text:p>-0.1250044925</text:p>
          </table:table-cell>
          <table:table-cell table:formula="of:=([.K24]-[.L24])^(1/3)" office:value-type="float" office:value="-0.125004492517718" calcext:value-type="float">
            <text:p>-0.1250044925</text:p>
          </table:table-cell>
          <table:table-cell table:formula="of:=SQRT(-[.$G$4]*[.A24]*(4*([.$G$5]/3^(3/2))^3-[.$G$3]^2*[.$G$4]*[.A24]))/(2*[.$G$3]^2)" office:value-type="float" office:value="46.2780725565539" calcext:value-type="float">
            <text:p>46.2780725566</text:p>
          </table:table-cell>
          <table:table-cell table:formula="of:=([.$G$4]*[.A24])/(2*[.$G$3])-([.$G$5]/([.$G$3]*3^(3/2)))^3" office:value-type="float" office:value="46.2800258921483" calcext:value-type="float">
            <text:p>46.280025892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LOG([.A25]/[.$H$7];2)/[.$H$6]" office:value-type="float" office:value="4.5379402735772" calcext:value-type="float">
            <text:p>4.5379402736</text:p>
          </table:table-cell>
          <table:table-cell table:formula="of:=SQRT(SQRT(3)*[.A25]/[.$G$2])" office:value-type="float" office:value="1.71595057413292" calcext:value-type="float">
            <text:p>1.7159505741</text:p>
          </table:table-cell>
          <table:table-cell table:formula="of:=-([.J25]+[.$G$5]^2/(27*[.$G$3]^2*[.J25])+[.$G$5]/(3^(3/2)*[.$G$3]))" office:value-type="float" office:value="4.06873504204059" calcext:value-type="float">
            <text:p>4.068735042</text:p>
          </table:table-cell>
          <table:table-cell table:formula="of:=-([.I25]+[.$G$5]^2/(27*[.$G$3]^2*[.I25])+[.$G$5]/(3^(3/2)*[.$G$3]))" office:value-type="float" office:value="4.06873504203436" calcext:value-type="float">
            <text:p>4.068735042</text:p>
          </table:table-cell>
          <table:table-cell table:number-columns-repeated="2"/>
          <table:table-cell table:formula="of:=(SQRT(-[.$G$4]*[.A25]*(4*[.$G$5]^3-3^(9/2)*[.$G$3]^2*[.$G$4]*[.A25]))/(2*3^(9/4)*[.$G$3]^2)-(3^(9/2)*[.$G$3]^2*[.$G$4]*[.A25]-2*[.$G$5]^3)/(2*3^(9/2)*[.$G$3]^3))^(1/3)" office:value-type="float" office:value="-0.120299004963078" calcext:value-type="float">
            <text:p>-0.120299005</text:p>
          </table:table-cell>
          <table:table-cell table:formula="of:=([.K25]-[.L25])^(1/3)" office:value-type="float" office:value="-0.120299004962914" calcext:value-type="float">
            <text:p>-0.120299005</text:p>
          </table:table-cell>
          <table:table-cell table:formula="of:=SQRT(-[.$G$4]*[.A25]*(4*([.$G$5]/3^(3/2))^3-[.$G$3]^2*[.$G$4]*[.A25]))/(2*[.$G$3]^2)" office:value-type="float" office:value="51.9239718718413" calcext:value-type="float">
            <text:p>51.9239718718</text:p>
          </table:table-cell>
          <table:table-cell table:formula="of:=([.$G$4]*[.A25])/(2*[.$G$3])-([.$G$5]/([.$G$3]*3^(3/2)))^3" office:value-type="float" office:value="51.9257128210679" calcext:value-type="float">
            <text:p>51.925712821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LOG([.A26]/[.$H$7];2)/[.$H$6]" office:value-type="float" office:value="4.66631201133179" calcext:value-type="float">
            <text:p>4.6663120113</text:p>
          </table:table-cell>
          <table:table-cell table:formula="of:=SQRT(SQRT(3)*[.A26]/[.$G$2])" office:value-type="float" office:value="1.81408283558962" calcext:value-type="float">
            <text:p>1.8140828356</text:p>
          </table:table-cell>
          <table:table-cell table:formula="of:=-([.J26]+[.$G$5]^2/(27*[.$G$3]^2*[.J26])+[.$G$5]/(3^(3/2)*[.$G$3]))" office:value-type="float" office:value="4.24326903125052" calcext:value-type="float">
            <text:p>4.2432690313</text:p>
          </table:table-cell>
          <table:table-cell table:formula="of:=-([.I26]+[.$G$5]^2/(27*[.$G$3]^2*[.I26])+[.$G$5]/(3^(3/2)*[.$G$3]))" office:value-type="float" office:value="4.24326903124327" calcext:value-type="float">
            <text:p>4.2432690312</text:p>
          </table:table-cell>
          <table:table-cell table:number-columns-repeated="2"/>
          <table:table-cell table:formula="of:=(SQRT(-[.$G$4]*[.A26]*(4*[.$G$5]^3-3^(9/2)*[.$G$3]^2*[.$G$4]*[.A26]))/(2*3^(9/4)*[.$G$3]^2)-(3^(9/2)*[.$G$3]^2*[.$G$4]*[.A26]-2*[.$G$5]^3)/(2*3^(9/2)*[.$G$3]^3))^(1/3)" office:value-type="float" office:value="-0.115887143868734" calcext:value-type="float">
            <text:p>-0.1158871439</text:p>
          </table:table-cell>
          <table:table-cell table:formula="of:=([.K26]-[.L26])^(1/3)" office:value-type="float" office:value="-0.115887143868558" calcext:value-type="float">
            <text:p>-0.1158871439</text:p>
          </table:table-cell>
          <table:table-cell table:formula="of:=SQRT(-[.$G$4]*[.A26]*(4*([.$G$5]/3^(3/2))^3-[.$G$3]^2*[.$G$4]*[.A26]))/(2*[.$G$3]^2)" office:value-type="float" office:value="58.0830876715983" calcext:value-type="float">
            <text:p>58.0830876716</text:p>
          </table:table-cell>
          <table:table-cell table:formula="of:=([.$G$4]*[.A26])/(2*[.$G$3])-([.$G$5]/([.$G$3]*3^(3/2)))^3" office:value-type="float" office:value="58.0846440162528" calcext:value-type="float">
            <text:p>58.084644016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LOG([.A27]/[.$H$7];2)/[.$H$6]" office:value-type="float" office:value="4.8" calcext:value-type="float">
            <text:p>4.8</text:p>
          </table:table-cell>
          <table:table-cell table:formula="of:=SQRT(SQRT(3)*[.A27]/[.$G$2])" office:value-type="float" office:value="1.9222491313078" calcext:value-type="float">
            <text:p>1.9222491313</text:p>
          </table:table-cell>
          <table:table-cell table:formula="of:=-([.J27]+[.$G$5]^2/(27*[.$G$3]^2*[.J27])+[.$G$5]/(3^(3/2)*[.$G$3]))" office:value-type="float" office:value="4.43228673189539" calcext:value-type="float">
            <text:p>4.4322867319</text:p>
          </table:table-cell>
          <table:table-cell table:formula="of:=-([.I27]+[.$G$5]^2/(27*[.$G$3]^2*[.I27])+[.$G$5]/(3^(3/2)*[.$G$3]))" office:value-type="float" office:value="4.43228673191236" calcext:value-type="float">
            <text:p>4.4322867319</text:p>
          </table:table-cell>
          <table:table-cell table:number-columns-repeated="2"/>
          <table:table-cell table:formula="of:=(SQRT(-[.$G$4]*[.A27]*(4*[.$G$5]^3-3^(9/2)*[.$G$3]^2*[.$G$4]*[.A27]))/(2*3^(9/4)*[.$G$3]^2)-(3^(9/2)*[.$G$3]^2*[.$G$4]*[.A27]-2*[.$G$5]^3)/(2*3^(9/2)*[.$G$3]^3))^(1/3)" office:value-type="float" office:value="-0.111468105766465" calcext:value-type="float">
            <text:p>-0.1114681058</text:p>
          </table:table-cell>
          <table:table-cell table:formula="of:=([.K27]-[.L27])^(1/3)" office:value-type="float" office:value="-0.111468105766846" calcext:value-type="float">
            <text:p>-0.1114681058</text:p>
          </table:table-cell>
          <table:table-cell table:formula="of:=SQRT(-[.$G$4]*[.A27]*(4*([.$G$5]/3^(3/2))^3-[.$G$3]^2*[.$G$4]*[.A27]))/(2*[.$G$3]^2)" office:value-type="float" office:value="65.2686787373047" calcext:value-type="float">
            <text:p>65.2686787373</text:p>
          </table:table-cell>
          <table:table-cell table:formula="of:=([.$G$4]*[.A27])/(2*[.$G$3])-([.$G$5]/([.$G$3]*3^(3/2)))^3" office:value-type="float" office:value="65.2700637439687" calcext:value-type="float">
            <text:p>65.2700637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formula="of:=LOG([.A28]/[.$H$7];2)/[.$H$6]" office:value-type="float" office:value="4.93594000115385" calcext:value-type="float">
            <text:p>4.9359400012</text:p>
          </table:table-cell>
          <table:table-cell table:formula="of:=SQRT(SQRT(3)*[.A28]/[.$G$2])" office:value-type="float" office:value="2.03885309381655" calcext:value-type="float">
            <text:p>2.0388530938</text:p>
          </table:table-cell>
          <table:table-cell table:formula="of:=-([.J28]+[.$G$5]^2/(27*[.$G$3]^2*[.J28])+[.$G$5]/(3^(3/2)*[.$G$3]))" office:value-type="float" office:value="4.63236986060763" calcext:value-type="float">
            <text:p>4.6323698606</text:p>
          </table:table-cell>
          <table:table-cell table:formula="of:=-([.I28]+[.$G$5]^2/(27*[.$G$3]^2*[.I28])+[.$G$5]/(3^(3/2)*[.$G$3]))" office:value-type="float" office:value="4.63236986062754" calcext:value-type="float">
            <text:p>4.6323698606</text:p>
          </table:table-cell>
          <table:table-cell table:number-columns-repeated="2"/>
          <table:table-cell table:formula="of:=(SQRT(-[.$G$4]*[.A28]*(4*[.$G$5]^3-3^(9/2)*[.$G$3]^2*[.$G$4]*[.A28]))/(2*3^(9/4)*[.$G$3]^2)-(3^(9/2)*[.$G$3]^2*[.$G$4]*[.A28]-2*[.$G$5]^3)/(2*3^(9/2)*[.$G$3]^3))^(1/3)" office:value-type="float" office:value="-0.107150624916252" calcext:value-type="float">
            <text:p>-0.1071506249</text:p>
          </table:table-cell>
          <table:table-cell table:formula="of:=([.K28]-[.L28])^(1/3)" office:value-type="float" office:value="-0.107150624916664" calcext:value-type="float">
            <text:p>-0.1071506249</text:p>
          </table:table-cell>
          <table:table-cell table:formula="of:=SQRT(-[.$G$4]*[.A28]*(4*([.$G$5]/3^(3/2))^3-[.$G$3]^2*[.$G$4]*[.A28]))/(2*[.$G$3]^2)" office:value-type="float" office:value="73.4807417804151" calcext:value-type="float">
            <text:p>73.4807417804</text:p>
          </table:table-cell>
          <table:table-cell table:formula="of:=([.$G$4]*[.A28])/(2*[.$G$3])-([.$G$5]/([.$G$3]*3^(3/2)))^3" office:value-type="float" office:value="73.4819720042153" calcext:value-type="float">
            <text:p>73.481972004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LOG([.A29]/[.$H$7];2)/[.$H$6]" office:value-type="float" office:value="5.0718800023077" calcext:value-type="float">
            <text:p>5.0718800023</text:p>
          </table:table-cell>
          <table:table-cell table:formula="of:=SQRT(SQRT(3)*[.A29]/[.$G$2])" office:value-type="float" office:value="2.16253027272128" calcext:value-type="float">
            <text:p>2.1625302727</text:p>
          </table:table-cell>
          <table:table-cell table:formula="of:=-([.J29]+[.$G$5]^2/(27*[.$G$3]^2*[.J29])+[.$G$5]/(3^(3/2)*[.$G$3]))" office:value-type="float" office:value="4.84071024915608" calcext:value-type="float">
            <text:p>4.8407102492</text:p>
          </table:table-cell>
          <table:table-cell table:formula="of:=-([.I29]+[.$G$5]^2/(27*[.$G$3]^2*[.I29])+[.$G$5]/(3^(3/2)*[.$G$3]))" office:value-type="float" office:value="4.84071024915608" calcext:value-type="float">
            <text:p>4.8407102492</text:p>
          </table:table-cell>
          <table:table-cell table:number-columns-repeated="2"/>
          <table:table-cell table:formula="of:=(SQRT(-[.$G$4]*[.A29]*(4*[.$G$5]^3-3^(9/2)*[.$G$3]^2*[.$G$4]*[.A29]))/(2*3^(9/4)*[.$G$3]^2)-(3^(9/2)*[.$G$3]^2*[.$G$4]*[.A29]-2*[.$G$5]^3)/(2*3^(9/2)*[.$G$3]^3))^(1/3)" office:value-type="float" office:value="-0.103003164218132" calcext:value-type="float">
            <text:p>-0.1030031642</text:p>
          </table:table-cell>
          <table:table-cell table:formula="of:=([.K29]-[.L29])^(1/3)" office:value-type="float" office:value="-0.103003164218132" calcext:value-type="float">
            <text:p>-0.1030031642</text:p>
          </table:table-cell>
          <table:table-cell table:formula="of:=SQRT(-[.$G$4]*[.A29]*(4*([.$G$5]/3^(3/2))^3-[.$G$3]^2*[.$G$4]*[.A29]))/(2*[.$G$3]^2)" office:value-type="float" office:value="82.7192759692821" calcext:value-type="float">
            <text:p>82.7192759693</text:p>
          </table:table-cell>
          <table:table-cell table:formula="of:=([.$G$4]*[.A29])/(2*[.$G$3])-([.$G$5]/([.$G$3]*3^(3/2)))^3" office:value-type="float" office:value="82.7203687969928" calcext:value-type="float">
            <text:p>82.72036879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formula="of:=LOG([.A30]/[.$H$7];2)/[.$H$6]" office:value-type="float" office:value="5.20623571215896" calcext:value-type="float">
            <text:p>5.2062357122</text:p>
          </table:table-cell>
          <table:table-cell table:formula="of:=SQRT(SQRT(3)*[.A30]/[.$G$2])" office:value-type="float" office:value="2.29213600155523" calcext:value-type="float">
            <text:p>2.2921360016</text:p>
          </table:table-cell>
          <table:table-cell table:formula="of:=-([.J30]+[.$G$5]^2/(27*[.$G$3]^2*[.J30])+[.$G$5]/(3^(3/2)*[.$G$3]))" office:value-type="float" office:value="5.05505336400811" calcext:value-type="float">
            <text:p>5.055053364</text:p>
          </table:table-cell>
          <table:table-cell table:formula="of:=-([.I30]+[.$G$5]^2/(27*[.$G$3]^2*[.I30])+[.$G$5]/(3^(3/2)*[.$G$3]))" office:value-type="float" office:value="5.05505336403544" calcext:value-type="float">
            <text:p>5.055053364</text:p>
          </table:table-cell>
          <table:table-cell table:number-columns-repeated="2"/>
          <table:table-cell table:formula="of:=(SQRT(-[.$G$4]*[.A30]*(4*[.$G$5]^3-3^(9/2)*[.$G$3]^2*[.$G$4]*[.A30]))/(2*3^(9/4)*[.$G$3]^2)-(3^(9/2)*[.$G$3]^2*[.$G$4]*[.A30]-2*[.$G$5]^3)/(2*3^(9/2)*[.$G$3]^3))^(1/3)" office:value-type="float" office:value="-0.0990641444904838" calcext:value-type="float">
            <text:p>-0.0990641445</text:p>
          </table:table-cell>
          <table:table-cell table:formula="of:=([.K30]-[.L30])^(1/3)" office:value-type="float" office:value="-0.0990641444909665" calcext:value-type="float">
            <text:p>-0.0990641445</text:p>
          </table:table-cell>
          <table:table-cell table:formula="of:=SQRT(-[.$G$4]*[.A30]*(4*([.$G$5]/3^(3/2))^3-[.$G$3]^2*[.$G$4]*[.A30]))/(2*[.$G$3]^2)" office:value-type="float" office:value="92.9842819360384" calcext:value-type="float">
            <text:p>92.984281936</text:p>
          </table:table-cell>
          <table:table-cell table:formula="of:=([.$G$4]*[.A30])/(2*[.$G$3])-([.$G$5]/([.$G$3]*3^(3/2)))^3" office:value-type="float" office:value="92.9852541223011" calcext:value-type="float">
            <text:p>92.985254122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table:formula="of:=LOG([.A31]/[.$H$7];2)/[.$H$6]" office:value-type="float" office:value="5.3379402735772" calcext:value-type="float">
            <text:p>5.3379402736</text:p>
          </table:table-cell>
          <table:table-cell table:formula="of:=SQRT(SQRT(3)*[.A31]/[.$G$2])" office:value-type="float" office:value="2.42672057430067" calcext:value-type="float">
            <text:p>2.4267205743</text:p>
          </table:table-cell>
          <table:table-cell table:formula="of:=-([.J31]+[.$G$5]^2/(27*[.$G$3]^2*[.J31])+[.$G$5]/(3^(3/2)*[.$G$3]))" office:value-type="float" office:value="5.27361696566774" calcext:value-type="float">
            <text:p>5.2736169657</text:p>
          </table:table-cell>
          <table:table-cell table:formula="of:=-([.I31]+[.$G$5]^2/(27*[.$G$3]^2*[.I31])+[.$G$5]/(3^(3/2)*[.$G$3]))" office:value-type="float" office:value="5.27361696566774" calcext:value-type="float">
            <text:p>5.2736169657</text:p>
          </table:table-cell>
          <table:table-cell table:number-columns-repeated="2"/>
          <table:table-cell table:formula="of:=(SQRT(-[.$G$4]*[.A31]*(4*[.$G$5]^3-3^(9/2)*[.$G$3]^2*[.$G$4]*[.A31]))/(2*3^(9/4)*[.$G$3]^2)-(3^(9/2)*[.$G$3]^2*[.$G$4]*[.A31]-2*[.$G$5]^3)/(2*3^(9/2)*[.$G$3]^3))^(1/3)" office:value-type="float" office:value="-0.0953510265067917" calcext:value-type="float">
            <text:p>-0.0953510265</text:p>
          </table:table-cell>
          <table:table-cell table:formula="of:=([.K31]-[.L31])^(1/3)" office:value-type="float" office:value="-0.0953510265067917" calcext:value-type="float">
            <text:p>-0.0953510265</text:p>
          </table:table-cell>
          <table:table-cell table:formula="of:=SQRT(-[.$G$4]*[.A31]*(4*([.$G$5]/3^(3/2))^3-[.$G$3]^2*[.$G$4]*[.A31]))/(2*[.$G$3]^2)" office:value-type="float" office:value="104.275761065937" calcext:value-type="float">
            <text:p>104.2757610659</text:p>
          </table:table-cell>
          <table:table-cell table:formula="of:=([.$G$4]*[.A31])/(2*[.$G$3])-([.$G$5]/([.$G$3]*3^(3/2)))^3" office:value-type="float" office:value="104.27662798014" calcext:value-type="float">
            <text:p>104.276627980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table:formula="of:=LOG([.A32]/[.$H$7];2)/[.$H$6]" office:value-type="float" office:value="5.47136303047756" calcext:value-type="float">
            <text:p>5.4713630305</text:p>
          </table:table-cell>
          <table:table-cell table:formula="of:=SQRT(SQRT(3)*[.A32]/[.$G$2])" office:value-type="float" office:value="2.57112049157973" calcext:value-type="float">
            <text:p>2.5711204916</text:p>
          </table:table-cell>
          <table:table-cell table:formula="of:=-([.J32]+[.$G$5]^2/(27*[.$G$3]^2*[.J32])+[.$G$5]/(3^(3/2)*[.$G$3]))" office:value-type="float" office:value="5.50389064086579" calcext:value-type="float">
            <text:p>5.5038906409</text:p>
          </table:table-cell>
          <table:table-cell table:formula="of:=-([.I32]+[.$G$5]^2/(27*[.$G$3]^2*[.I32])+[.$G$5]/(3^(3/2)*[.$G$3]))" office:value-type="float" office:value="5.50389064090305" calcext:value-type="float">
            <text:p>5.5038906409</text:p>
          </table:table-cell>
          <table:table-cell table:number-columns-repeated="2"/>
          <table:table-cell table:formula="of:=(SQRT(-[.$G$4]*[.A32]*(4*[.$G$5]^3-3^(9/2)*[.$G$3]^2*[.$G$4]*[.A32]))/(2*3^(9/4)*[.$G$3]^2)-(3^(9/2)*[.$G$3]^2*[.$G$4]*[.A32]-2*[.$G$5]^3)/(2*3^(9/2)*[.$G$3]^3))^(1/3)" office:value-type="float" office:value="-0.0917330248704324" calcext:value-type="float">
            <text:p>-0.0917330249</text:p>
          </table:table-cell>
          <table:table-cell table:formula="of:=([.K32]-[.L32])^(1/3)" office:value-type="float" office:value="-0.0917330248709954" calcext:value-type="float">
            <text:p>-0.0917330249</text:p>
          </table:table-cell>
          <table:table-cell table:formula="of:=SQRT(-[.$G$4]*[.A32]*(4*([.$G$5]/3^(3/2))^3-[.$G$3]^2*[.$G$4]*[.A32]))/(2*[.$G$3]^2)" office:value-type="float" office:value="117.106962708155" calcext:value-type="float">
            <text:p>117.1069627082</text:p>
          </table:table-cell>
          <table:table-cell table:formula="of:=([.$G$4]*[.A32])/(2*[.$G$3])-([.$G$5]/([.$G$3]*3^(3/2)))^3" office:value-type="float" office:value="117.107734636776" calcext:value-type="float">
            <text:p>117.107734636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formula="of:=LOG([.A33]/[.$H$7];2)/[.$H$6]" office:value-type="float" office:value="5.6044996393551" calcext:value-type="float">
            <text:p>5.6044996394</text:p>
          </table:table-cell>
          <table:table-cell table:formula="of:=SQRT(SQRT(3)*[.A33]/[.$G$2])" office:value-type="float" office:value="2.72377513005143" calcext:value-type="float">
            <text:p>2.7237751301</text:p>
          </table:table-cell>
          <table:table-cell table:formula="of:=-([.J33]+[.$G$5]^2/(27*[.$G$3]^2*[.J33])+[.$G$5]/(3^(3/2)*[.$G$3]))" office:value-type="float" office:value="5.7428994697193" calcext:value-type="float">
            <text:p>5.7428994697</text:p>
          </table:table-cell>
          <table:table-cell table:formula="of:=-([.I33]+[.$G$5]^2/(27*[.$G$3]^2*[.I33])+[.$G$5]/(3^(3/2)*[.$G$3]))" office:value-type="float" office:value="5.74289946963224" calcext:value-type="float">
            <text:p>5.7428994696</text:p>
          </table:table-cell>
          <table:table-cell table:number-columns-repeated="2"/>
          <table:table-cell table:formula="of:=(SQRT(-[.$G$4]*[.A33]*(4*[.$G$5]^3-3^(9/2)*[.$G$3]^2*[.$G$4]*[.A33]))/(2*3^(9/4)*[.$G$3]^2)-(3^(9/2)*[.$G$3]^2*[.$G$4]*[.A33]-2*[.$G$5]^3)/(2*3^(9/2)*[.$G$3]^3))^(1/3)" office:value-type="float" office:value="-0.0882610617162504" calcext:value-type="float">
            <text:p>-0.0882610617</text:p>
          </table:table-cell>
          <table:table-cell table:formula="of:=([.K33]-[.L33])^(1/3)" office:value-type="float" office:value="-0.0882610617150342" calcext:value-type="float">
            <text:p>-0.0882610617</text:p>
          </table:table-cell>
          <table:table-cell table:formula="of:=SQRT(-[.$G$4]*[.A33]*(4*([.$G$5]/3^(3/2))^3-[.$G$3]^2*[.$G$4]*[.A33]))/(2*[.$G$3]^2)" office:value-type="float" office:value="131.477886537211" calcext:value-type="float">
            <text:p>131.4778865372</text:p>
          </table:table-cell>
          <table:table-cell table:formula="of:=([.$G$4]*[.A33])/(2*[.$G$3])-([.$G$5]/([.$G$3]*3^(3/2)))^3" office:value-type="float" office:value="131.478574092207" calcext:value-type="float">
            <text:p>131.478574092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formula="of:=LOG([.A34]/[.$H$7];2)/[.$H$6]" office:value-type="float" office:value="5.73994054600054" calcext:value-type="float">
            <text:p>5.739940546</text:p>
          </table:table-cell>
          <table:table-cell table:formula="of:=SQRT(SQRT(3)*[.A34]/[.$G$2])" office:value-type="float" office:value="2.88837521624011" calcext:value-type="float">
            <text:p>2.8883752162</text:p>
          </table:table-cell>
          <table:table-cell table:formula="of:=-([.J34]+[.$G$5]^2/(27*[.$G$3]^2*[.J34])+[.$G$5]/(3^(3/2)*[.$G$3]))" office:value-type="float" office:value="5.99587215446827" calcext:value-type="float">
            <text:p>5.9958721545</text:p>
          </table:table-cell>
          <table:table-cell table:formula="of:=-([.I34]+[.$G$5]^2/(27*[.$G$3]^2*[.I34])+[.$G$5]/(3^(3/2)*[.$G$3]))" office:value-type="float" office:value="5.99587215446827" calcext:value-type="float">
            <text:p>5.9958721545</text:p>
          </table:table-cell>
          <table:table-cell table:number-columns-repeated="2"/>
          <table:table-cell table:formula="of:=(SQRT(-[.$G$4]*[.A34]*(4*[.$G$5]^3-3^(9/2)*[.$G$3]^2*[.$G$4]*[.A34]))/(2*3^(9/4)*[.$G$3]^2)-(3^(9/2)*[.$G$3]^2*[.$G$4]*[.A34]-2*[.$G$5]^3)/(2*3^(9/2)*[.$G$3]^3))^(1/3)" office:value-type="float" office:value="-0.0848650748397976" calcext:value-type="float">
            <text:p>-0.0848650748</text:p>
          </table:table-cell>
          <table:table-cell table:formula="of:=([.K34]-[.L34])^(1/3)" office:value-type="float" office:value="-0.0848650748397976" calcext:value-type="float">
            <text:p>-0.0848650748</text:p>
          </table:table-cell>
          <table:table-cell table:formula="of:=SQRT(-[.$G$4]*[.A34]*(4*([.$G$5]/3^(3/2))^3-[.$G$3]^2*[.$G$4]*[.A34]))/(2*[.$G$3]^2)" office:value-type="float" office:value="147.901779407564" calcext:value-type="float">
            <text:p>147.9017794076</text:p>
          </table:table-cell>
          <table:table-cell table:formula="of:=([.$G$4]*[.A34])/(2*[.$G$3])-([.$G$5]/([.$G$3]*3^(3/2)))^3" office:value-type="float" office:value="147.902390612701" calcext:value-type="float">
            <text:p>147.902390612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formula="of:=LOG([.A35]/[.$H$7];2)/[.$H$6]" office:value-type="float" office:value="5.87543672633265" calcext:value-type="float">
            <text:p>5.8754367263</text:p>
          </table:table-cell>
          <table:table-cell table:formula="of:=SQRT(SQRT(3)*[.A35]/[.$G$2])" office:value-type="float" office:value="3.06299557203915" calcext:value-type="float">
            <text:p>3.062995572</text:p>
          </table:table-cell>
          <table:table-cell table:formula="of:=-([.J35]+[.$G$5]^2/(27*[.$G$3]^2*[.J35])+[.$G$5]/(3^(3/2)*[.$G$3]))" office:value-type="float" office:value="6.25925303102318" calcext:value-type="float">
            <text:p>6.259253031</text:p>
          </table:table-cell>
          <table:table-cell table:formula="of:=-([.I35]+[.$G$5]^2/(27*[.$G$3]^2*[.I35])+[.$G$5]/(3^(3/2)*[.$G$3]))" office:value-type="float" office:value="6.25925303114259" calcext:value-type="float">
            <text:p>6.2592530311</text:p>
          </table:table-cell>
          <table:table-cell table:number-columns-repeated="2"/>
          <table:table-cell table:formula="of:=(SQRT(-[.$G$4]*[.A35]*(4*[.$G$5]^3-3^(9/2)*[.$G$3]^2*[.$G$4]*[.A35]))/(2*3^(9/4)*[.$G$3]^2)-(3^(9/2)*[.$G$3]^2*[.$G$4]*[.A35]-2*[.$G$5]^3)/(2*3^(9/2)*[.$G$3]^3))^(1/3)" office:value-type="float" office:value="-0.0815995324281669" calcext:value-type="float">
            <text:p>-0.0815995324</text:p>
          </table:table-cell>
          <table:table-cell table:formula="of:=([.K35]-[.L35])^(1/3)" office:value-type="float" office:value="-0.0815995324295897" calcext:value-type="float">
            <text:p>-0.0815995324</text:p>
          </table:table-cell>
          <table:table-cell table:formula="of:=SQRT(-[.$G$4]*[.A35]*(4*([.$G$5]/3^(3/2))^3-[.$G$3]^2*[.$G$4]*[.A35]))/(2*[.$G$3]^2)" office:value-type="float" office:value="166.3786408691" calcext:value-type="float">
            <text:p>166.3786408691</text:p>
          </table:table-cell>
          <table:table-cell table:formula="of:=([.$G$4]*[.A35])/(2*[.$G$3])-([.$G$5]/([.$G$3]*3^(3/2)))^3" office:value-type="float" office:value="166.379184198256" calcext:value-type="float">
            <text:p>166.379184198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table:formula="of:=LOG([.A36]/[.$H$7];2)/[.$H$6]" office:value-type="float" office:value="6.0094021230139" calcext:value-type="float">
            <text:p>6.009402123</text:p>
          </table:table-cell>
          <table:table-cell table:formula="of:=SQRT(SQRT(3)*[.A36]/[.$G$2])" office:value-type="float" office:value="3.24601947201656" calcext:value-type="float">
            <text:p>3.246019472</text:p>
          </table:table-cell>
          <table:table-cell table:formula="of:=-([.J36]+[.$G$5]^2/(27*[.$G$3]^2*[.J36])+[.$G$5]/(3^(3/2)*[.$G$3]))" office:value-type="float" office:value="6.53018832517731" calcext:value-type="float">
            <text:p>6.5301883252</text:p>
          </table:table-cell>
          <table:table-cell table:formula="of:=-([.I36]+[.$G$5]^2/(27*[.$G$3]^2*[.I36])+[.$G$5]/(3^(3/2)*[.$G$3]))" office:value-type="float" office:value="6.53018832517731" calcext:value-type="float">
            <text:p>6.5301883252</text:p>
          </table:table-cell>
          <table:table-cell table:number-columns-repeated="2"/>
          <table:table-cell table:formula="of:=(SQRT(-[.$G$4]*[.A36]*(4*[.$G$5]^3-3^(9/2)*[.$G$3]^2*[.$G$4]*[.A36]))/(2*3^(9/4)*[.$G$3]^2)-(3^(9/2)*[.$G$3]^2*[.$G$4]*[.A36]-2*[.$G$5]^3)/(2*3^(9/2)*[.$G$3]^3))^(1/3)" office:value-type="float" office:value="-0.0784953472364203" calcext:value-type="float">
            <text:p>-0.0784953472</text:p>
          </table:table-cell>
          <table:table-cell table:formula="of:=([.K36]-[.L36])^(1/3)" office:value-type="float" office:value="-0.0784953472364203" calcext:value-type="float">
            <text:p>-0.0784953472</text:p>
          </table:table-cell>
          <table:table-cell table:formula="of:=SQRT(-[.$G$4]*[.A36]*(4*([.$G$5]/3^(3/2))^3-[.$G$3]^2*[.$G$4]*[.A36]))/(2*[.$G$3]^2)" office:value-type="float" office:value="186.908471198257" calcext:value-type="float">
            <text:p>186.9084711983</text:p>
          </table:table-cell>
          <table:table-cell table:formula="of:=([.$G$4]*[.A36])/(2*[.$G$3])-([.$G$5]/([.$G$3]*3^(3/2)))^3" office:value-type="float" office:value="186.908954848872" calcext:value-type="float">
            <text:p>186.908954848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table:formula="of:=LOG([.A37]/[.$H$7];2)/[.$H$6]" office:value-type="float" office:value="6.14358407960436" calcext:value-type="float">
            <text:p>6.1435840796</text:p>
          </table:table-cell>
          <table:table-cell table:formula="of:=SQRT(SQRT(3)*[.A37]/[.$G$2])" office:value-type="float" office:value="3.44030238763794" calcext:value-type="float">
            <text:p>3.4403023876</text:p>
          </table:table-cell>
          <table:table-cell table:formula="of:=-([.J37]+[.$G$5]^2/(27*[.$G$3]^2*[.J37])+[.$G$5]/(3^(3/2)*[.$G$3]))" office:value-type="float" office:value="6.81246733142342" calcext:value-type="float">
            <text:p>6.8124673314</text:p>
          </table:table-cell>
          <table:table-cell table:formula="of:=-([.I37]+[.$G$5]^2/(27*[.$G$3]^2*[.I37])+[.$G$5]/(3^(3/2)*[.$G$3]))" office:value-type="float" office:value="6.81246733142342" calcext:value-type="float">
            <text:p>6.8124673314</text:p>
          </table:table-cell>
          <table:table-cell table:number-columns-repeated="2"/>
          <table:table-cell table:formula="of:=(SQRT(-[.$G$4]*[.A37]*(4*[.$G$5]^3-3^(9/2)*[.$G$3]^2*[.$G$4]*[.A37]))/(2*3^(9/4)*[.$G$3]^2)-(3^(9/2)*[.$G$3]^2*[.$G$4]*[.A37]-2*[.$G$5]^3)/(2*3^(9/2)*[.$G$3]^3))^(1/3)" office:value-type="float" office:value="-0.0755052941907185" calcext:value-type="float">
            <text:p>-0.0755052942</text:p>
          </table:table-cell>
          <table:table-cell table:formula="of:=([.K37]-[.L37])^(1/3)" office:value-type="float" office:value="-0.0755052941907185" calcext:value-type="float">
            <text:p>-0.0755052942</text:p>
          </table:table-cell>
          <table:table-cell table:formula="of:=SQRT(-[.$G$4]*[.A37]*(4*([.$G$5]/3^(3/2))^3-[.$G$3]^2*[.$G$4]*[.A37]))/(2*[.$G$3]^2)" office:value-type="float" office:value="210.0045163714" calcext:value-type="float">
            <text:p>210.0045163714</text:p>
          </table:table-cell>
          <table:table-cell table:formula="of:=([.$G$4]*[.A37])/(2*[.$G$3])-([.$G$5]/([.$G$3]*3^(3/2)))^3" office:value-type="float" office:value="210.004946830816" calcext:value-type="float">
            <text:p>210.004946830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table:formula="of:=LOG([.A38]/[.$H$7];2)/[.$H$6]" office:value-type="float" office:value="6.27889835234347" calcext:value-type="float">
            <text:p>6.2788983523</text:p>
          </table:table-cell>
          <table:table-cell table:formula="of:=SQRT(SQRT(3)*[.A38]/[.$G$2])" office:value-type="float" office:value="3.64800270076941" calcext:value-type="float">
            <text:p>3.6480027008</text:p>
          </table:table-cell>
          <table:table-cell table:formula="of:=-([.J38]+[.$G$5]^2/(27*[.$G$3]^2*[.J38])+[.$G$5]/(3^(3/2)*[.$G$3]))" office:value-type="float" office:value="7.10861357896446" calcext:value-type="float">
            <text:p>7.108613579</text:p>
          </table:table-cell>
          <table:table-cell table:formula="of:=-([.I38]+[.$G$5]^2/(27*[.$G$3]^2*[.I38])+[.$G$5]/(3^(3/2)*[.$G$3]))" office:value-type="float" office:value="7.1086135793464" calcext:value-type="float">
            <text:p>7.1086135793</text:p>
          </table:table-cell>
          <table:table-cell table:number-columns-repeated="2"/>
          <table:table-cell table:formula="of:=(SQRT(-[.$G$4]*[.A38]*(4*[.$G$5]^3-3^(9/2)*[.$G$3]^2*[.$G$4]*[.A38]))/(2*3^(9/4)*[.$G$3]^2)-(3^(9/2)*[.$G$3]^2*[.$G$4]*[.A38]-2*[.$G$5]^3)/(2*3^(9/2)*[.$G$3]^3))^(1/3)" office:value-type="float" office:value="-0.07260601382261" calcext:value-type="float">
            <text:p>-0.0726060138</text:p>
          </table:table-cell>
          <table:table-cell table:formula="of:=([.K38]-[.L38])^(1/3)" office:value-type="float" office:value="-0.0726060138262043" calcext:value-type="float">
            <text:p>-0.0726060138</text:p>
          </table:table-cell>
          <table:table-cell table:formula="of:=SQRT(-[.$G$4]*[.A38]*(4*([.$G$5]/3^(3/2))^3-[.$G$3]^2*[.$G$4]*[.A38]))/(2*[.$G$3]^2)" office:value-type="float" office:value="236.180021658076" calcext:value-type="float">
            <text:p>236.1800216581</text:p>
          </table:table-cell>
          <table:table-cell table:formula="of:=([.$G$4]*[.A38])/(2*[.$G$3])-([.$G$5]/([.$G$3]*3^(3/2)))^3" office:value-type="float" office:value="236.180404410352" calcext:value-type="float">
            <text:p>236.180404410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table:formula="of:=LOG([.A39]/[.$H$7];2)/[.$H$6]" office:value-type="float" office:value="6.41344663014924" calcext:value-type="float">
            <text:p>6.4134466301</text:p>
          </table:table-cell>
          <table:table-cell table:formula="of:=SQRT(SQRT(3)*[.A39]/[.$G$2])" office:value-type="float" office:value="3.86695900831795" calcext:value-type="float">
            <text:p>3.8669590083</text:p>
          </table:table-cell>
          <table:table-cell table:formula="of:=-([.J39]+[.$G$5]^2/(27*[.$G$3]^2*[.J39])+[.$G$5]/(3^(3/2)*[.$G$3]))" office:value-type="float" office:value="7.41496709659597" calcext:value-type="float">
            <text:p>7.4149670966</text:p>
          </table:table-cell>
          <table:table-cell table:formula="of:=-([.I39]+[.$G$5]^2/(27*[.$G$3]^2*[.I39])+[.$G$5]/(3^(3/2)*[.$G$3]))" office:value-type="float" office:value="7.41496709659597" calcext:value-type="float">
            <text:p>7.4149670966</text:p>
          </table:table-cell>
          <table:table-cell table:number-columns-repeated="2"/>
          <table:table-cell table:formula="of:=(SQRT(-[.$G$4]*[.A39]*(4*[.$G$5]^3-3^(9/2)*[.$G$3]^2*[.$G$4]*[.A39]))/(2*3^(9/4)*[.$G$3]^2)-(3^(9/2)*[.$G$3]^2*[.$G$4]*[.A39]-2*[.$G$5]^3)/(2*3^(9/2)*[.$G$3]^3))^(1/3)" office:value-type="float" office:value="-0.0698341120786814" calcext:value-type="float">
            <text:p>-0.0698341121</text:p>
          </table:table-cell>
          <table:table-cell table:formula="of:=([.K39]-[.L39])^(1/3)" office:value-type="float" office:value="-0.0698341120786814" calcext:value-type="float">
            <text:p>-0.0698341121</text:p>
          </table:table-cell>
          <table:table-cell table:formula="of:=SQRT(-[.$G$4]*[.A39]*(4*([.$G$5]/3^(3/2))^3-[.$G$3]^2*[.$G$4]*[.A39]))/(2*[.$G$3]^2)" office:value-type="float" office:value="265.434987020259" calcext:value-type="float">
            <text:p>265.4349870203</text:p>
          </table:table-cell>
          <table:table-cell table:formula="of:=([.$G$4]*[.A39])/(2*[.$G$3])-([.$G$5]/([.$G$3]*3^(3/2)))^3" office:value-type="float" office:value="265.435327587481" calcext:value-type="float">
            <text:p>265.435327587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table:formula="of:=LOG([.A40]/[.$H$7];2)/[.$H$6]" office:value-type="float" office:value="6.54790027432663" calcext:value-type="float">
            <text:p>6.5479002743</text:p>
          </table:table-cell>
          <table:table-cell table:formula="of:=SQRT(SQRT(3)*[.A40]/[.$G$2])" office:value-type="float" office:value="4.09888921946155" calcext:value-type="float">
            <text:p>4.0988892195</text:p>
          </table:table-cell>
          <table:table-cell table:formula="of:=-([.J40]+[.$G$5]^2/(27*[.$G$3]^2*[.J40])+[.$G$5]/(3^(3/2)*[.$G$3]))" office:value-type="float" office:value="7.73340700746009" calcext:value-type="float">
            <text:p>7.7334070075</text:p>
          </table:table-cell>
          <table:table-cell table:formula="of:=-([.I40]+[.$G$5]^2/(27*[.$G$3]^2*[.I40])+[.$G$5]/(3^(3/2)*[.$G$3]))" office:value-type="float" office:value="7.73340700850432" calcext:value-type="float">
            <text:p>7.7334070085</text:p>
          </table:table-cell>
          <table:table-cell table:number-columns-repeated="2"/>
          <table:table-cell table:formula="of:=(SQRT(-[.$G$4]*[.A40]*(4*[.$G$5]^3-3^(9/2)*[.$G$3]^2*[.$G$4]*[.A40]))/(2*3^(9/4)*[.$G$3]^2)-(3^(9/2)*[.$G$3]^2*[.$G$4]*[.A40]-2*[.$G$5]^3)/(2*3^(9/2)*[.$G$3]^3))^(1/3)" office:value-type="float" office:value="-0.0671703620510122" calcext:value-type="float">
            <text:p>-0.0671703621</text:p>
          </table:table-cell>
          <table:table-cell table:formula="of:=([.K40]-[.L40])^(1/3)" office:value-type="float" office:value="-0.0671703620594113" calcext:value-type="float">
            <text:p>-0.0671703621</text:p>
          </table:table-cell>
          <table:table-cell table:formula="of:=SQRT(-[.$G$4]*[.A40]*(4*([.$G$5]/3^(3/2))^3-[.$G$3]^2*[.$G$4]*[.A40]))/(2*[.$G$3]^2)" office:value-type="float" office:value="298.282657565363" calcext:value-type="float">
            <text:p>298.2826575654</text:p>
          </table:table-cell>
          <table:table-cell table:formula="of:=([.$G$4]*[.A40])/(2*[.$G$3])-([.$G$5]/([.$G$3]*3^(3/2)))^3" office:value-type="float" office:value="298.282960628467" calcext:value-type="float">
            <text:p>298.282960628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" calcext:value-type="float">
            <text:p>8</text:p>
          </table:table-cell>
          <table:table-cell table:formula="of:=LOG([.A41]/[.$H$7];2)/[.$H$6]" office:value-type="float" office:value="6.68251746039847" calcext:value-type="float">
            <text:p>6.6825174604</text:p>
          </table:table-cell>
          <table:table-cell table:formula="of:=SQRT(SQRT(3)*[.A41]/[.$G$2])" office:value-type="float" office:value="4.34503783671682" calcext:value-type="float">
            <text:p>4.3450378367</text:p>
          </table:table-cell>
          <table:table-cell table:formula="of:=-([.J41]+[.$G$5]^2/(27*[.$G$3]^2*[.J41])+[.$G$5]/(3^(3/2)*[.$G$3]))" office:value-type="float" office:value="8.06503702755773" calcext:value-type="float">
            <text:p>8.0650370276</text:p>
          </table:table-cell>
          <table:table-cell table:formula="of:=-([.I41]+[.$G$5]^2/(27*[.$G$3]^2*[.I41])+[.$G$5]/(3^(3/2)*[.$G$3]))" office:value-type="float" office:value="8.06503702694727" calcext:value-type="float">
            <text:p>8.0650370269</text:p>
          </table:table-cell>
          <table:table-cell table:number-columns-repeated="2"/>
          <table:table-cell table:formula="of:=(SQRT(-[.$G$4]*[.A41]*(4*[.$G$5]^3-3^(9/2)*[.$G$3]^2*[.$G$4]*[.A41]))/(2*3^(9/4)*[.$G$3]^2)-(3^(9/2)*[.$G$3]^2*[.$G$4]*[.A41]-2*[.$G$5]^3)/(2*3^(9/2)*[.$G$3]^3))^(1/3)" office:value-type="float" office:value="-0.0646055808812083" calcext:value-type="float">
            <text:p>-0.0646055809</text:p>
          </table:table-cell>
          <table:table-cell table:formula="of:=([.K41]-[.L41])^(1/3)" office:value-type="float" office:value="-0.0646055808766687" calcext:value-type="float">
            <text:p>-0.0646055809</text:p>
          </table:table-cell>
          <table:table-cell table:formula="of:=SQRT(-[.$G$4]*[.A41]*(4*([.$G$5]/3^(3/2))^3-[.$G$3]^2*[.$G$4]*[.A41]))/(2*[.$G$3]^2)" office:value-type="float" office:value="335.236278143566" calcext:value-type="float">
            <text:p>335.2362781436</text:p>
          </table:table-cell>
          <table:table-cell table:formula="of:=([.$G$4]*[.A41])/(2*[.$G$3])-([.$G$5]/([.$G$3]*3^(3/2)))^3" office:value-type="float" office:value="335.236547799577" calcext:value-type="float">
            <text:p>335.236547799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table:formula="of:=LOG([.A42]/[.$H$7];2)/[.$H$6]" office:value-type="float" office:value="6.81728035177898" calcext:value-type="float">
            <text:p>6.8172803518</text:p>
          </table:table-cell>
          <table:table-cell table:formula="of:=SQRT(SQRT(3)*[.A42]/[.$G$2])" office:value-type="float" office:value="4.60625904533372" calcext:value-type="float">
            <text:p>4.6062590453</text:p>
          </table:table-cell>
          <table:table-cell table:formula="of:=-([.J42]+[.$G$5]^2/(27*[.$G$3]^2*[.J42])+[.$G$5]/(3^(3/2)*[.$G$3]))" office:value-type="float" office:value="8.41036078002033" calcext:value-type="float">
            <text:p>8.41036078</text:p>
          </table:table-cell>
          <table:table-cell table:formula="of:=-([.I42]+[.$G$5]^2/(27*[.$G$3]^2*[.I42])+[.$G$5]/(3^(3/2)*[.$G$3]))" office:value-type="float" office:value="8.41036078073416" calcext:value-type="float">
            <text:p>8.4103607807</text:p>
          </table:table-cell>
          <table:table-cell table:number-columns-repeated="2"/>
          <table:table-cell table:formula="of:=(SQRT(-[.$G$4]*[.A42]*(4*[.$G$5]^3-3^(9/2)*[.$G$3]^2*[.$G$4]*[.A42]))/(2*3^(9/4)*[.$G$3]^2)-(3^(9/2)*[.$G$3]^2*[.$G$4]*[.A42]-2*[.$G$5]^3)/(2*3^(9/2)*[.$G$3]^3))^(1/3)" office:value-type="float" office:value="-0.0621364722501998" calcext:value-type="float">
            <text:p>-0.0621364723</text:p>
          </table:table-cell>
          <table:table-cell table:formula="of:=([.K42]-[.L42])^(1/3)" office:value-type="float" office:value="-0.0621364722551073" calcext:value-type="float">
            <text:p>-0.0621364723</text:p>
          </table:table-cell>
          <table:table-cell table:formula="of:=SQRT(-[.$G$4]*[.A42]*(4*([.$G$5]/3^(3/2))^3-[.$G$3]^2*[.$G$4]*[.A42]))/(2*[.$G$3]^2)" office:value-type="float" office:value="376.809093461811" calcext:value-type="float">
            <text:p>376.8090934618</text:p>
          </table:table-cell>
          <table:table-cell table:formula="of:=([.$G$4]*[.A42])/(2*[.$G$3])-([.$G$5]/([.$G$3]*3^(3/2)))^3" office:value-type="float" office:value="376.809333367076" calcext:value-type="float">
            <text:p>376.809333367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" calcext:value-type="float">
            <text:p>9</text:p>
          </table:table-cell>
          <table:table-cell table:formula="of:=LOG([.A43]/[.$H$7];2)/[.$H$6]" office:value-type="float" office:value="6.95199837713556" calcext:value-type="float">
            <text:p>6.9519983771</text:p>
          </table:table-cell>
          <table:table-cell table:formula="of:=SQRT(SQRT(3)*[.A43]/[.$G$2])" office:value-type="float" office:value="4.88308981256044" calcext:value-type="float">
            <text:p>4.8830898126</text:p>
          </table:table-cell>
          <table:table-cell table:formula="of:=-([.J43]+[.$G$5]^2/(27*[.$G$3]^2*[.J43])+[.$G$5]/(3^(3/2)*[.$G$3]))" office:value-type="float" office:value="8.7694287649187" calcext:value-type="float">
            <text:p>8.7694287649</text:p>
          </table:table-cell>
          <table:table-cell table:formula="of:=-([.I43]+[.$G$5]^2/(27*[.$G$3]^2*[.I43])+[.$G$5]/(3^(3/2)*[.$G$3]))" office:value-type="float" office:value="8.7694287665879" calcext:value-type="float">
            <text:p>8.7694287666</text:p>
          </table:table-cell>
          <table:table-cell table:number-columns-repeated="2"/>
          <table:table-cell table:formula="of:=(SQRT(-[.$G$4]*[.A43]*(4*[.$G$5]^3-3^(9/2)*[.$G$3]^2*[.$G$4]*[.A43]))/(2*3^(9/4)*[.$G$3]^2)-(3^(9/2)*[.$G$3]^2*[.$G$4]*[.A43]-2*[.$G$5]^3)/(2*3^(9/2)*[.$G$3]^3))^(1/3)" office:value-type="float" office:value="-0.0597628111779304" calcext:value-type="float">
            <text:p>-0.0597628112</text:p>
          </table:table-cell>
          <table:table-cell table:formula="of:=([.K43]-[.L43])^(1/3)" office:value-type="float" office:value="-0.0597628111885406" calcext:value-type="float">
            <text:p>-0.0597628112</text:p>
          </table:table-cell>
          <table:table-cell table:formula="of:=SQRT(-[.$G$4]*[.A43]*(4*([.$G$5]/3^(3/2))^3-[.$G$3]^2*[.$G$4]*[.A43]))/(2*[.$G$3]^2)" office:value-type="float" office:value="423.514348148755" calcext:value-type="float">
            <text:p>423.5143481488</text:p>
          </table:table-cell>
          <table:table-cell table:formula="of:=([.$G$4]*[.A43])/(2*[.$G$3])-([.$G$5]/([.$G$3]*3^(3/2)))^3" office:value-type="float" office:value="423.514561597229" calcext:value-type="float">
            <text:p>423.514561597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" calcext:value-type="float">
            <text:p>9</text:p>
          </table:table-cell>
          <table:table-cell table:formula="of:=LOG([.A44]/[.$H$7];2)/[.$H$6]" office:value-type="float" office:value="7.08762782910612" calcext:value-type="float">
            <text:p>7.0876278291</text:p>
          </table:table-cell>
          <table:table-cell table:formula="of:=SQRT(SQRT(3)*[.A44]/[.$G$2])" office:value-type="float" office:value="5.17860212836033" calcext:value-type="float">
            <text:p>5.1786021284</text:p>
          </table:table-cell>
          <table:table-cell table:formula="of:=-([.J44]+[.$G$5]^2/(27*[.$G$3]^2*[.J44])+[.$G$5]/(3^(3/2)*[.$G$3]))" office:value-type="float" office:value="9.14547545304405" calcext:value-type="float">
            <text:p>9.145475453</text:p>
          </table:table-cell>
          <table:table-cell table:formula="of:=-([.I44]+[.$G$5]^2/(27*[.$G$3]^2*[.I44])+[.$G$5]/(3^(3/2)*[.$G$3]))" office:value-type="float" office:value="9.14547545499763" calcext:value-type="float">
            <text:p>9.145475455</text:p>
          </table:table-cell>
          <table:table-cell table:number-columns-repeated="2"/>
          <table:table-cell table:formula="of:=(SQRT(-[.$G$4]*[.A44]*(4*[.$G$5]^3-3^(9/2)*[.$G$3]^2*[.$G$4]*[.A44]))/(2*3^(9/4)*[.$G$3]^2)-(3^(9/2)*[.$G$3]^2*[.$G$4]*[.A44]-2*[.$G$5]^3)/(2*3^(9/2)*[.$G$3]^3))^(1/3)" office:value-type="float" office:value="-0.0574649466769155" calcext:value-type="float">
            <text:p>-0.0574649467</text:p>
          </table:table-cell>
          <table:table-cell table:formula="of:=([.K44]-[.L44])^(1/3)" office:value-type="float" office:value="-0.0574649466883913" calcext:value-type="float">
            <text:p>-0.0574649467</text:p>
          </table:table-cell>
          <table:table-cell table:formula="of:=SQRT(-[.$G$4]*[.A44]*(4*([.$G$5]/3^(3/2))^3-[.$G$3]^2*[.$G$4]*[.A44]))/(2*[.$G$3]^2)" office:value-type="float" office:value="476.378531260665" calcext:value-type="float">
            <text:p>476.3785312607</text:p>
          </table:table-cell>
          <table:table-cell table:formula="of:=([.$G$4]*[.A44])/(2*[.$G$3])-([.$G$5]/([.$G$3]*3^(3/2)))^3" office:value-type="float" office:value="476.378721022567" calcext:value-type="float">
            <text:p>476.3787210226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table:formula="of:=LOG([.A45]/[.$H$7];2)/[.$H$6]" office:value-type="float" office:value="7.2234297815746" calcext:value-type="float">
            <text:p>7.2234297816</text:p>
          </table:table-cell>
          <table:table-cell table:formula="of:=SQRT(SQRT(3)*[.A45]/[.$G$2])" office:value-type="float" office:value="5.49240853953509" calcext:value-type="float">
            <text:p>5.4924085395</text:p>
          </table:table-cell>
          <table:table-cell table:formula="of:=-([.J45]+[.$G$5]^2/(27*[.$G$3]^2*[.J45])+[.$G$5]/(3^(3/2)*[.$G$3]))" office:value-type="float" office:value="9.53720499643211" calcext:value-type="float">
            <text:p>9.5372049964</text:p>
          </table:table-cell>
          <table:table-cell table:formula="of:=-([.I45]+[.$G$5]^2/(27*[.$G$3]^2*[.I45])+[.$G$5]/(3^(3/2)*[.$G$3]))" office:value-type="float" office:value="9.53720499643211" calcext:value-type="float">
            <text:p>9.5372049964</text:p>
          </table:table-cell>
          <table:table-cell table:number-columns-repeated="2"/>
          <table:table-cell table:formula="of:=(SQRT(-[.$G$4]*[.A45]*(4*[.$G$5]^3-3^(9/2)*[.$G$3]^2*[.$G$4]*[.A45]))/(2*3^(9/4)*[.$G$3]^2)-(3^(9/2)*[.$G$3]^2*[.$G$4]*[.A45]-2*[.$G$5]^3)/(2*3^(9/2)*[.$G$3]^3))^(1/3)" office:value-type="float" office:value="-0.0552529072188119" calcext:value-type="float">
            <text:p>-0.0552529072</text:p>
          </table:table-cell>
          <table:table-cell table:formula="of:=([.K45]-[.L45])^(1/3)" office:value-type="float" office:value="-0.0552529072188119" calcext:value-type="float">
            <text:p>-0.0552529072</text:p>
          </table:table-cell>
          <table:table-cell table:formula="of:=SQRT(-[.$G$4]*[.A45]*(4*([.$G$5]/3^(3/2))^3-[.$G$3]^2*[.$G$4]*[.A45]))/(2*[.$G$3]^2)" office:value-type="float" office:value="535.914887228652" calcext:value-type="float">
            <text:p>535.9148872287</text:p>
          </table:table-cell>
          <table:table-cell table:formula="of:=([.$G$4]*[.A45])/(2*[.$G$3])-([.$G$5]/([.$G$3]*3^(3/2)))^3" office:value-type="float" office:value="535.915055909355" calcext:value-type="float">
            <text:p>535.9150559094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" calcext:value-type="float">
            <text:p>10</text:p>
          </table:table-cell>
          <table:table-cell table:formula="of:=LOG([.A46]/[.$H$7];2)/[.$H$6]" office:value-type="float" office:value="7.35875603316189" calcext:value-type="float">
            <text:p>7.3587560332</text:p>
          </table:table-cell>
          <table:table-cell table:formula="of:=SQRT(SQRT(3)*[.A46]/[.$G$2])" office:value-type="float" office:value="5.82403024673555" calcext:value-type="float">
            <text:p>5.8240302467</text:p>
          </table:table-cell>
          <table:table-cell table:formula="of:=-([.J46]+[.$G$5]^2/(27*[.$G$3]^2*[.J46])+[.$G$5]/(3^(3/2)*[.$G$3]))" office:value-type="float" office:value="9.94329625312162" calcext:value-type="float">
            <text:p>9.9432962531</text:p>
          </table:table-cell>
          <table:table-cell table:formula="of:=-([.I46]+[.$G$5]^2/(27*[.$G$3]^2*[.I46])+[.$G$5]/(3^(3/2)*[.$G$3]))" office:value-type="float" office:value="9.94329625312162" calcext:value-type="float">
            <text:p>9.9432962531</text:p>
          </table:table-cell>
          <table:table-cell table:number-columns-repeated="2"/>
          <table:table-cell table:formula="of:=(SQRT(-[.$G$4]*[.A46]*(4*[.$G$5]^3-3^(9/2)*[.$G$3]^2*[.$G$4]*[.A46]))/(2*3^(9/4)*[.$G$3]^2)-(3^(9/2)*[.$G$3]^2*[.$G$4]*[.A46]-2*[.$G$5]^3)/(2*3^(9/2)*[.$G$3]^3))^(1/3)" office:value-type="float" office:value="-0.0531335169822166" calcext:value-type="float">
            <text:p>-0.053133517</text:p>
          </table:table-cell>
          <table:table-cell table:formula="of:=([.K46]-[.L46])^(1/3)" office:value-type="float" office:value="-0.0531335169822166" calcext:value-type="float">
            <text:p>-0.053133517</text:p>
          </table:table-cell>
          <table:table-cell table:formula="of:=SQRT(-[.$G$4]*[.A46]*(4*([.$G$5]/3^(3/2))^3-[.$G$3]^2*[.$G$4]*[.A46]))/(2*[.$G$3]^2)" office:value-type="float" office:value="602.636660518875" calcext:value-type="float">
            <text:p>602.6366605189</text:p>
          </table:table-cell>
          <table:table-cell table:formula="of:=([.$G$4]*[.A46])/(2*[.$G$3])-([.$G$5]/([.$G$3]*3^(3/2)))^3" office:value-type="float" office:value="602.636810523859" calcext:value-type="float">
            <text:p>602.6368105239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table:formula="of:=LOG([.A47]/[.$H$7];2)/[.$H$6]" office:value-type="float" office:value="7.49393180099746" calcext:value-type="float">
            <text:p>7.493931801</text:p>
          </table:table-cell>
          <table:table-cell table:formula="of:=SQRT(SQRT(3)*[.A47]/[.$G$2])" office:value-type="float" office:value="6.17527208145316" calcext:value-type="float">
            <text:p>6.1752720815</text:p>
          </table:table-cell>
          <table:table-cell table:formula="of:=-([.J47]+[.$G$5]^2/(27*[.$G$3]^2*[.J47])+[.$G$5]/(3^(3/2)*[.$G$3]))" office:value-type="float" office:value="10.3652367678196" calcext:value-type="float">
            <text:p>10.3652367678</text:p>
          </table:table-cell>
          <table:table-cell table:formula="of:=-([.I47]+[.$G$5]^2/(27*[.$G$3]^2*[.I47])+[.$G$5]/(3^(3/2)*[.$G$3]))" office:value-type="float" office:value="10.3652367709483" calcext:value-type="float">
            <text:p>10.3652367709</text:p>
          </table:table-cell>
          <table:table-cell table:number-columns-repeated="2"/>
          <table:table-cell table:formula="of:=(SQRT(-[.$G$4]*[.A47]*(4*[.$G$5]^3-3^(9/2)*[.$G$3]^2*[.$G$4]*[.A47]))/(2*3^(9/4)*[.$G$3]^2)-(3^(9/2)*[.$G$3]^2*[.$G$4]*[.A47]-2*[.$G$5]^3)/(2*3^(9/2)*[.$G$3]^3))^(1/3)" office:value-type="float" office:value="-0.0510978100367332" calcext:value-type="float">
            <text:p>-0.05109781</text:p>
          </table:table-cell>
          <table:table-cell table:formula="of:=([.K47]-[.L47])^(1/3)" office:value-type="float" office:value="-0.0510978100512471" calcext:value-type="float">
            <text:p>-0.0510978101</text:p>
          </table:table-cell>
          <table:table-cell table:formula="of:=SQRT(-[.$G$4]*[.A47]*(4*([.$G$5]/3^(3/2))^3-[.$G$3]^2*[.$G$4]*[.A47]))/(2*[.$G$3]^2)" office:value-type="float" office:value="677.570339982933" calcext:value-type="float">
            <text:p>677.5703399829</text:p>
          </table:table-cell>
          <table:table-cell table:formula="of:=([.$G$4]*[.A47])/(2*[.$G$3])-([.$G$5]/([.$G$3]*3^(3/2)))^3" office:value-type="float" office:value="677.57047339861" calcext:value-type="float">
            <text:p>677.570473398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1" calcext:value-type="float">
            <text:p>11</text:p>
          </table:table-cell>
          <table:table-cell table:formula="of:=LOG([.A48]/[.$H$7];2)/[.$H$6]" office:value-type="float" office:value="7.62977472043088" calcext:value-type="float">
            <text:p>7.6297747204</text:p>
          </table:table-cell>
          <table:table-cell table:formula="of:=SQRT(SQRT(3)*[.A48]/[.$G$2])" office:value-type="float" office:value="6.54958968186475" calcext:value-type="float">
            <text:p>6.5495896819</text:p>
          </table:table-cell>
          <table:table-cell table:formula="of:=-([.J48]+[.$G$5]^2/(27*[.$G$3]^2*[.J48])+[.$G$5]/(3^(3/2)*[.$G$3]))" office:value-type="float" office:value="10.8063224313183" calcext:value-type="float">
            <text:p>10.8063224313</text:p>
          </table:table-cell>
          <table:table-cell table:formula="of:=-([.I48]+[.$G$5]^2/(27*[.$G$3]^2*[.I48])+[.$G$5]/(3^(3/2)*[.$G$3]))" office:value-type="float" office:value="10.8063224386422" calcext:value-type="float">
            <text:p>10.8063224386</text:p>
          </table:table-cell>
          <table:table-cell table:number-columns-repeated="2"/>
          <table:table-cell table:formula="of:=(SQRT(-[.$G$4]*[.A48]*(4*[.$G$5]^3-3^(9/2)*[.$G$3]^2*[.$G$4]*[.A48]))/(2*3^(9/4)*[.$G$3]^2)-(3^(9/2)*[.$G$3]^2*[.$G$4]*[.A48]-2*[.$G$5]^3)/(2*3^(9/2)*[.$G$3]^3))^(1/3)" office:value-type="float" office:value="-0.0491307658112829" calcext:value-type="float">
            <text:p>-0.0491307658</text:p>
          </table:table-cell>
          <table:table-cell table:formula="of:=([.K48]-[.L48])^(1/3)" office:value-type="float" office:value="-0.0491307658426816" calcext:value-type="float">
            <text:p>-0.0491307658</text:p>
          </table:table-cell>
          <table:table-cell table:formula="of:=SQRT(-[.$G$4]*[.A48]*(4*([.$G$5]/3^(3/2))^3-[.$G$3]^2*[.$G$4]*[.A48]))/(2*[.$G$3]^2)" office:value-type="float" office:value="762.255658738981" calcext:value-type="float">
            <text:p>762.255658739</text:p>
          </table:table-cell>
          <table:table-cell table:formula="of:=([.$G$4]*[.A48])/(2*[.$G$3])-([.$G$5]/([.$G$3]*3^(3/2)))^3" office:value-type="float" office:value="762.255777332403" calcext:value-type="float">
            <text:p>762.2557773324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0" calcext:value-type="float">
            <text:p>10</text:p>
          </table:table-cell>
          <table:table-cell table:formula="of:=LOG([.A49]/[.$H$7];2)/[.$H$6]" office:value-type="float" office:value="7.76519681444895" calcext:value-type="float">
            <text:p>7.7651968144</text:p>
          </table:table-cell>
          <table:table-cell table:formula="of:=SQRT(SQRT(3)*[.A49]/[.$G$2])" office:value-type="float" office:value="6.94533044503955" calcext:value-type="float">
            <text:p>6.945330445</text:p>
          </table:table-cell>
          <table:table-cell table:formula="of:=-([.J49]+[.$G$5]^2/(27*[.$G$3]^2*[.J49])+[.$G$5]/(3^(3/2)*[.$G$3]))" office:value-type="float" office:value="11.2637418036541" calcext:value-type="float">
            <text:p>11.2637418037</text:p>
          </table:table-cell>
          <table:table-cell table:formula="of:=-([.I49]+[.$G$5]^2/(27*[.$G$3]^2*[.I49])+[.$G$5]/(3^(3/2)*[.$G$3]))" office:value-type="float" office:value="11.2637418122218" calcext:value-type="float">
            <text:p>11.2637418122</text:p>
          </table:table-cell>
          <table:table-cell table:number-columns-repeated="2"/>
          <table:table-cell table:formula="of:=(SQRT(-[.$G$4]*[.A49]*(4*[.$G$5]^3-3^(9/2)*[.$G$3]^2*[.$G$4]*[.A49]))/(2*3^(9/4)*[.$G$3]^2)-(3^(9/2)*[.$G$3]^2*[.$G$4]*[.A49]-2*[.$G$5]^3)/(2*3^(9/2)*[.$G$3]^3))^(1/3)" office:value-type="float" office:value="-0.0472453108631166" calcext:value-type="float">
            <text:p>-0.0472453109</text:p>
          </table:table-cell>
          <table:table-cell table:formula="of:=([.K49]-[.L49])^(1/3)" office:value-type="float" office:value="-0.0472453108970714" calcext:value-type="float">
            <text:p>-0.0472453109</text:p>
          </table:table-cell>
          <table:table-cell table:formula="of:=SQRT(-[.$G$4]*[.A49]*(4*([.$G$5]/3^(3/2))^3-[.$G$3]^2*[.$G$4]*[.A49]))/(2*[.$G$3]^2)" office:value-type="float" office:value="857.20586113433" calcext:value-type="float">
            <text:p>857.2058611343</text:p>
          </table:table-cell>
          <table:table-cell table:formula="of:=([.$G$4]*[.A49])/(2*[.$G$3])-([.$G$5]/([.$G$3]*3^(3/2)))^3" office:value-type="float" office:value="857.205966591505" calcext:value-type="float">
            <text:p>857.2059665915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" calcext:value-type="float">
            <text:p>12</text:p>
          </table:table-cell>
          <table:table-cell table:formula="of:=LOG([.A50]/[.$H$7];2)/[.$H$6]" office:value-type="float" office:value="7.90059948113605" calcext:value-type="float">
            <text:p>7.9005994811</text:p>
          </table:table-cell>
          <table:table-cell table:formula="of:=SQRT(SQRT(3)*[.A50]/[.$G$2])" office:value-type="float" office:value="7.36492075927266" calcext:value-type="float">
            <text:p>7.3649207593</text:p>
          </table:table-cell>
          <table:table-cell table:formula="of:=-([.J50]+[.$G$5]^2/(27*[.$G$3]^2*[.J50])+[.$G$5]/(3^(3/2)*[.$G$3]))" office:value-type="float" office:value="11.7394654565834" calcext:value-type="float">
            <text:p>11.7394654566</text:p>
          </table:table-cell>
          <table:table-cell table:formula="of:=-([.I50]+[.$G$5]^2/(27*[.$G$3]^2*[.I50])+[.$G$5]/(3^(3/2)*[.$G$3]))" office:value-type="float" office:value="11.7394654716165" calcext:value-type="float">
            <text:p>11.7394654716</text:p>
          </table:table-cell>
          <table:table-cell table:number-columns-repeated="2"/>
          <table:table-cell table:formula="of:=(SQRT(-[.$G$4]*[.A50]*(4*[.$G$5]^3-3^(9/2)*[.$G$3]^2*[.$G$4]*[.A50]))/(2*3^(9/4)*[.$G$3]^2)-(3^(9/2)*[.$G$3]^2*[.$G$4]*[.A50]-2*[.$G$5]^3)/(2*3^(9/2)*[.$G$3]^3))^(1/3)" office:value-type="float" office:value="-0.0454325713056374" calcext:value-type="float">
            <text:p>-0.0454325713</text:p>
          </table:table-cell>
          <table:table-cell table:formula="of:=([.K50]-[.L50])^(1/3)" office:value-type="float" office:value="-0.045432571360715" calcext:value-type="float">
            <text:p>-0.0454325714</text:p>
          </table:table-cell>
          <table:table-cell table:formula="of:=SQRT(-[.$G$4]*[.A50]*(4*([.$G$5]/3^(3/2))^3-[.$G$3]^2*[.$G$4]*[.A50]))/(2*[.$G$3]^2)" office:value-type="float" office:value="963.960680196499" calcext:value-type="float">
            <text:p>963.9606801965</text:p>
          </table:table-cell>
          <table:table-cell table:formula="of:=([.$G$4]*[.A50])/(2*[.$G$3])-([.$G$5]/([.$G$3]*3^(3/2)))^3" office:value-type="float" office:value="963.960773974712" calcext:value-type="float">
            <text:p>963.9607739747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2" calcext:value-type="float">
            <text:p>12</text:p>
          </table:table-cell>
          <table:table-cell table:formula="of:=LOG([.A51]/[.$H$7];2)/[.$H$6]" office:value-type="float" office:value="8.03606164154795" calcext:value-type="float">
            <text:p>8.0360616415</text:p>
          </table:table-cell>
          <table:table-cell table:formula="of:=SQRT(SQRT(3)*[.A51]/[.$G$2])" office:value-type="float" office:value="7.81006119949671" calcext:value-type="float">
            <text:p>7.8100611995</text:p>
          </table:table-cell>
          <table:table-cell table:formula="of:=-([.J51]+[.$G$5]^2/(27*[.$G$3]^2*[.J51])+[.$G$5]/(3^(3/2)*[.$G$3]))" office:value-type="float" office:value="12.2345077363721" calcext:value-type="float">
            <text:p>12.2345077364</text:p>
          </table:table-cell>
          <table:table-cell table:formula="of:=-([.I51]+[.$G$5]^2/(27*[.$G$3]^2*[.I51])+[.$G$5]/(3^(3/2)*[.$G$3]))" office:value-type="float" office:value="12.2345077246483" calcext:value-type="float">
            <text:p>12.2345077246</text:p>
          </table:table-cell>
          <table:table-cell table:number-columns-repeated="2"/>
          <table:table-cell table:formula="of:=(SQRT(-[.$G$4]*[.A51]*(4*[.$G$5]^3-3^(9/2)*[.$G$3]^2*[.$G$4]*[.A51]))/(2*3^(9/4)*[.$G$3]^2)-(3^(9/2)*[.$G$3]^2*[.$G$4]*[.A51]-2*[.$G$5]^3)/(2*3^(9/2)*[.$G$3]^3))^(1/3)" office:value-type="float" office:value="-0.0436887218185016" calcext:value-type="float">
            <text:p>-0.0436887218</text:p>
          </table:table-cell>
          <table:table-cell table:formula="of:=([.K51]-[.L51])^(1/3)" office:value-type="float" office:value="-0.0436887217787934" calcext:value-type="float">
            <text:p>-0.0436887218</text:p>
          </table:table-cell>
          <table:table-cell table:formula="of:=SQRT(-[.$G$4]*[.A51]*(4*([.$G$5]/3^(3/2))^3-[.$G$3]^2*[.$G$4]*[.A51]))/(2*[.$G$3]^2)" office:value-type="float" office:value="1084.05984889196" calcext:value-type="float">
            <text:p>1084.059848892</text:p>
          </table:table-cell>
          <table:table-cell table:formula="of:=([.$G$4]*[.A51])/(2*[.$G$3])-([.$G$5]/([.$G$3]*3^(3/2)))^3" office:value-type="float" office:value="1084.05993228082" calcext:value-type="float">
            <text:p>1084.0599322808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3" calcext:value-type="float">
            <text:p>13</text:p>
          </table:table-cell>
          <table:table-cell table:formula="of:=LOG([.A52]/[.$H$7];2)/[.$H$6]" office:value-type="float" office:value="8.17194095035395" calcext:value-type="float">
            <text:p>8.1719409504</text:p>
          </table:table-cell>
          <table:table-cell table:formula="of:=SQRT(SQRT(3)*[.A52]/[.$G$2])" office:value-type="float" office:value="8.28360305019422" calcext:value-type="float">
            <text:p>8.2836030502</text:p>
          </table:table-cell>
          <table:table-cell table:formula="of:=-([.J52]+[.$G$5]^2/(27*[.$G$3]^2*[.J52])+[.$G$5]/(3^(3/2)*[.$G$3]))" office:value-type="float" office:value="12.751039255613" calcext:value-type="float">
            <text:p>12.7510392556</text:p>
          </table:table-cell>
          <table:table-cell table:formula="of:=-([.I52]+[.$G$5]^2/(27*[.$G$3]^2*[.I52])+[.$G$5]/(3^(3/2)*[.$G$3]))" office:value-type="float" office:value="12.751039255613" calcext:value-type="float">
            <text:p>12.7510392556</text:p>
          </table:table-cell>
          <table:table-cell table:number-columns-repeated="2"/>
          <table:table-cell table:formula="of:=(SQRT(-[.$G$4]*[.A52]*(4*[.$G$5]^3-3^(9/2)*[.$G$3]^2*[.$G$4]*[.A52]))/(2*3^(9/4)*[.$G$3]^2)-(3^(9/2)*[.$G$3]^2*[.$G$4]*[.A52]-2*[.$G$5]^3)/(2*3^(9/2)*[.$G$3]^3))^(1/3)" office:value-type="float" office:value="-0.0420068197198325" calcext:value-type="float">
            <text:p>-0.0420068197</text:p>
          </table:table-cell>
          <table:table-cell table:formula="of:=([.K52]-[.L52])^(1/3)" office:value-type="float" office:value="-0.0420068197198325" calcext:value-type="float">
            <text:p>-0.0420068197</text:p>
          </table:table-cell>
          <table:table-cell table:formula="of:=SQRT(-[.$G$4]*[.A52]*(4*([.$G$5]/3^(3/2))^3-[.$G$3]^2*[.$G$4]*[.A52]))/(2*[.$G$3]^2)" office:value-type="float" office:value="1219.55634445079" calcext:value-type="float">
            <text:p>1219.5563444508</text:p>
          </table:table-cell>
          <table:table-cell table:formula="of:=([.$G$4]*[.A52])/(2*[.$G$3])-([.$G$5]/([.$G$3]*3^(3/2)))^3" office:value-type="float" office:value="1219.55641857489" calcext:value-type="float">
            <text:p>1219.5564185749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13" calcext:value-type="float">
            <text:p>13</text:p>
          </table:table-cell>
          <table:table-cell table:formula="of:=LOG([.A53]/[.$H$7];2)/[.$H$6]" office:value-type="float" office:value="8.30782700007468" calcext:value-type="float">
            <text:p>8.3078270001</text:p>
          </table:table-cell>
          <table:table-cell table:formula="of:=SQRT(SQRT(3)*[.A53]/[.$G$2])" office:value-type="float" office:value="8.78588248217861" calcext:value-type="float">
            <text:p>8.7858824822</text:p>
          </table:table-cell>
          <table:table-cell table:formula="of:=-([.J53]+[.$G$5]^2/(27*[.$G$3]^2*[.J53])+[.$G$5]/(3^(3/2)*[.$G$3]))" office:value-type="float" office:value="13.2883888130203" calcext:value-type="float">
            <text:p>13.288388813</text:p>
          </table:table-cell>
          <table:table-cell table:formula="of:=-([.I53]+[.$G$5]^2/(27*[.$G$3]^2*[.I53])+[.$G$5]/(3^(3/2)*[.$G$3]))" office:value-type="float" office:value="13.2883888290779" calcext:value-type="float">
            <text:p>13.2883888291</text:p>
          </table:table-cell>
          <table:table-cell table:number-columns-repeated="2"/>
          <table:table-cell table:formula="of:=(SQRT(-[.$G$4]*[.A53]*(4*[.$G$5]^3-3^(9/2)*[.$G$3]^2*[.$G$4]*[.A53]))/(2*3^(9/4)*[.$G$3]^2)-(3^(9/2)*[.$G$3]^2*[.$G$4]*[.A53]-2*[.$G$5]^3)/(2*3^(9/2)*[.$G$3]^3))^(1/3)" office:value-type="float" office:value="-0.0403896530023889" calcext:value-type="float">
            <text:p>-0.040389653</text:p>
          </table:table-cell>
          <table:table-cell table:formula="of:=([.K53]-[.L53])^(1/3)" office:value-type="float" office:value="-0.0403896530488489" calcext:value-type="float">
            <text:p>-0.040389653</text:p>
          </table:table-cell>
          <table:table-cell table:formula="of:=SQRT(-[.$G$4]*[.A53]*(4*([.$G$5]/3^(3/2))^3-[.$G$3]^2*[.$G$4]*[.A53]))/(2*[.$G$3]^2)" office:value-type="float" office:value="1371.9898997671" calcext:value-type="float">
            <text:p>1371.9898997671</text:p>
          </table:table-cell>
          <table:table-cell table:formula="of:=([.$G$4]*[.A53])/(2*[.$G$3])-([.$G$5]/([.$G$3]*3^(3/2)))^3" office:value-type="float" office:value="1371.98996565572" calcext:value-type="float">
            <text:p>1371.9899656557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4" calcext:value-type="float">
            <text:p>14</text:p>
          </table:table-cell>
          <table:table-cell table:formula="of:=LOG([.A54]/[.$H$7];2)/[.$H$6]" office:value-type="float" office:value="8.44367108134211" calcext:value-type="float">
            <text:p>8.4436710813</text:p>
          </table:table-cell>
          <table:table-cell table:formula="of:=SQRT(SQRT(3)*[.A54]/[.$G$2])" office:value-type="float" office:value="9.31844839477687" calcext:value-type="float">
            <text:p>9.3184483948</text:p>
          </table:table-cell>
          <table:table-cell table:formula="of:=-([.J54]+[.$G$5]^2/(27*[.$G$3]^2*[.J54])+[.$G$5]/(3^(3/2)*[.$G$3]))" office:value-type="float" office:value="13.8471834946056" calcext:value-type="float">
            <text:p>13.8471834946</text:p>
          </table:table-cell>
          <table:table-cell table:formula="of:=-([.I54]+[.$G$5]^2/(27*[.$G$3]^2*[.I54])+[.$G$5]/(3^(3/2)*[.$G$3]))" office:value-type="float" office:value="13.8471834946056" calcext:value-type="float">
            <text:p>13.8471834946</text:p>
          </table:table-cell>
          <table:table-cell table:number-columns-repeated="2"/>
          <table:table-cell table:formula="of:=(SQRT(-[.$G$4]*[.A54]*(4*[.$G$5]^3-3^(9/2)*[.$G$3]^2*[.$G$4]*[.A54]))/(2*3^(9/4)*[.$G$3]^2)-(3^(9/2)*[.$G$3]^2*[.$G$4]*[.A54]-2*[.$G$5]^3)/(2*3^(9/2)*[.$G$3]^3))^(1/3)" office:value-type="float" office:value="-0.0388352701538543" calcext:value-type="float">
            <text:p>-0.0388352702</text:p>
          </table:table-cell>
          <table:table-cell table:formula="of:=([.K54]-[.L54])^(1/3)" office:value-type="float" office:value="-0.0388352701538543" calcext:value-type="float">
            <text:p>-0.0388352702</text:p>
          </table:table-cell>
          <table:table-cell table:formula="of:=SQRT(-[.$G$4]*[.A54]*(4*([.$G$5]/3^(3/2))^3-[.$G$3]^2*[.$G$4]*[.A54]))/(2*[.$G$3]^2)" office:value-type="float" office:value="1543.41349201786" calcext:value-type="float">
            <text:p>1543.4134920179</text:p>
          </table:table-cell>
          <table:table-cell table:formula="of:=([.$G$4]*[.A54])/(2*[.$G$3])-([.$G$5]/([.$G$3]*3^(3/2)))^3" office:value-type="float" office:value="1543.41355058837" calcext:value-type="float">
            <text:p>1543.4135505884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5" calcext:value-type="float">
            <text:p>15</text:p>
          </table:table-cell>
          <table:table-cell table:formula="of:=LOG([.A55]/[.$H$7];2)/[.$H$6]" office:value-type="float" office:value="8.57961108249596" calcext:value-type="float">
            <text:p>8.5796110825</text:p>
          </table:table-cell>
          <table:table-cell table:formula="of:=SQRT(SQRT(3)*[.A55]/[.$G$2])" office:value-type="float" office:value="9.88370707512544" calcext:value-type="float">
            <text:p>9.8837070751</text:p>
          </table:table-cell>
          <table:table-cell table:formula="of:=-([.J55]+[.$G$5]^2/(27*[.$G$3]^2*[.J55])+[.$G$5]/(3^(3/2)*[.$G$3]))" office:value-type="float" office:value="14.4288653076529" calcext:value-type="float">
            <text:p>14.4288653077</text:p>
          </table:table-cell>
          <table:table-cell table:formula="of:=-([.I55]+[.$G$5]^2/(27*[.$G$3]^2*[.I55])+[.$G$5]/(3^(3/2)*[.$G$3]))" office:value-type="float" office:value="14.4288653736281" calcext:value-type="float">
            <text:p>14.4288653736</text:p>
          </table:table-cell>
          <table:table-cell table:number-columns-repeated="2"/>
          <table:table-cell table:formula="of:=(SQRT(-[.$G$4]*[.A55]*(4*[.$G$5]^3-3^(9/2)*[.$G$3]^2*[.$G$4]*[.A55]))/(2*3^(9/4)*[.$G$3]^2)-(3^(9/2)*[.$G$3]^2*[.$G$4]*[.A55]-2*[.$G$5]^3)/(2*3^(9/2)*[.$G$3]^3))^(1/3)" office:value-type="float" office:value="-0.037339719943875" calcext:value-type="float">
            <text:p>-0.0373397199</text:p>
          </table:table-cell>
          <table:table-cell table:formula="of:=([.K55]-[.L55])^(1/3)" office:value-type="float" office:value="-0.037339720106954" calcext:value-type="float">
            <text:p>-0.0373397201</text:p>
          </table:table-cell>
          <table:table-cell table:formula="of:=SQRT(-[.$G$4]*[.A55]*(4*([.$G$5]/3^(3/2))^3-[.$G$3]^2*[.$G$4]*[.A55]))/(2*[.$G$3]^2)" office:value-type="float" office:value="1736.39334264308" calcext:value-type="float">
            <text:p>1736.3933426431</text:p>
          </table:table-cell>
          <table:table-cell table:formula="of:=([.$G$4]*[.A55])/(2*[.$G$3])-([.$G$5]/([.$G$3]*3^(3/2)))^3" office:value-type="float" office:value="1736.39339470416" calcext:value-type="float">
            <text:p>1736.3933947042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15" calcext:value-type="float">
            <text:p>15</text:p>
          </table:table-cell>
          <table:table-cell table:formula="of:=LOG([.A56]/[.$H$7];2)/[.$H$6]" office:value-type="float" office:value="8.71555108364981" calcext:value-type="float">
            <text:p>8.7155510836</text:p>
          </table:table-cell>
          <table:table-cell table:formula="of:=SQRT(SQRT(3)*[.A56]/[.$G$2])" office:value-type="float" office:value="10.483254444124" calcext:value-type="float">
            <text:p>10.4832544441</text:p>
          </table:table-cell>
          <table:table-cell table:formula="of:=-([.J56]+[.$G$5]^2/(27*[.$G$3]^2*[.J56])+[.$G$5]/(3^(3/2)*[.$G$3]))" office:value-type="float" office:value="15.0339446586019" calcext:value-type="float">
            <text:p>15.0339446586</text:p>
          </table:table-cell>
          <table:table-cell table:formula="of:=-([.I56]+[.$G$5]^2/(27*[.$G$3]^2*[.I56])+[.$G$5]/(3^(3/2)*[.$G$3]))" office:value-type="float" office:value="15.0339446328647" calcext:value-type="float">
            <text:p>15.0339446329</text:p>
          </table:table-cell>
          <table:table-cell table:number-columns-repeated="2"/>
          <table:table-cell table:formula="of:=(SQRT(-[.$G$4]*[.A56]*(4*[.$G$5]^3-3^(9/2)*[.$G$3]^2*[.$G$4]*[.A56]))/(2*3^(9/4)*[.$G$3]^2)-(3^(9/2)*[.$G$3]^2*[.$G$4]*[.A56]-2*[.$G$5]^3)/(2*3^(9/2)*[.$G$3]^3))^(1/3)" office:value-type="float" office:value="-0.0359018045220734" calcext:value-type="float">
            <text:p>-0.0359018045</text:p>
          </table:table-cell>
          <table:table-cell table:formula="of:=([.K56]-[.L56])^(1/3)" office:value-type="float" office:value="-0.0359018044632722" calcext:value-type="float">
            <text:p>-0.0359018045</text:p>
          </table:table-cell>
          <table:table-cell table:formula="of:=SQRT(-[.$G$4]*[.A56]*(4*([.$G$5]/3^(3/2))^3-[.$G$3]^2*[.$G$4]*[.A56]))/(2*[.$G$3]^2)" office:value-type="float" office:value="1953.49567305918" calcext:value-type="float">
            <text:p>1953.4956730592</text:p>
          </table:table-cell>
          <table:table-cell table:formula="of:=([.$G$4]*[.A56])/(2*[.$G$3])-([.$G$5]/([.$G$3]*3^(3/2)))^3" office:value-type="float" office:value="1953.49571933443" calcext:value-type="float">
            <text:p>1953.4957193344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15" calcext:value-type="float">
            <text:p>15</text:p>
          </table:table-cell>
          <table:table-cell table:formula="of:=LOG([.A57]/[.$H$7];2)/[.$H$6]" office:value-type="float" office:value="8.85125526430841" calcext:value-type="float">
            <text:p>8.8512552643</text:p>
          </table:table-cell>
          <table:table-cell table:formula="of:=SQRT(SQRT(3)*[.A57]/[.$G$2])" office:value-type="float" office:value="11.1180345670221" calcext:value-type="float">
            <text:p>11.118034567</text:p>
          </table:table-cell>
          <table:table-cell table:formula="of:=-([.J57]+[.$G$5]^2/(27*[.$G$3]^2*[.J57])+[.$G$5]/(3^(3/2)*[.$G$3]))" office:value-type="float" office:value="15.6622411779869" calcext:value-type="float">
            <text:p>15.662241178</text:p>
          </table:table-cell>
          <table:table-cell table:formula="of:=-([.I57]+[.$G$5]^2/(27*[.$G$3]^2*[.I57])+[.$G$5]/(3^(3/2)*[.$G$3]))" office:value-type="float" office:value="15.6622412382101" calcext:value-type="float">
            <text:p>15.6622412382</text:p>
          </table:table-cell>
          <table:table-cell table:number-columns-repeated="2"/>
          <table:table-cell table:formula="of:=(SQRT(-[.$G$4]*[.A57]*(4*[.$G$5]^3-3^(9/2)*[.$G$3]^2*[.$G$4]*[.A57]))/(2*3^(9/4)*[.$G$3]^2)-(3^(9/2)*[.$G$3]^2*[.$G$4]*[.A57]-2*[.$G$5]^3)/(2*3^(9/2)*[.$G$3]^3))^(1/3)" office:value-type="float" office:value="-0.0345216479205237" calcext:value-type="float">
            <text:p>-0.0345216479</text:p>
          </table:table-cell>
          <table:table-cell table:formula="of:=([.K57]-[.L57])^(1/3)" office:value-type="float" office:value="-0.0345216480477175" calcext:value-type="float">
            <text:p>-0.034521648</text:p>
          </table:table-cell>
          <table:table-cell table:formula="of:=SQRT(-[.$G$4]*[.A57]*(4*([.$G$5]/3^(3/2))^3-[.$G$3]^2*[.$G$4]*[.A57]))/(2*[.$G$3]^2)" office:value-type="float" office:value="2197.28670466953" calcext:value-type="float">
            <text:p>2197.2867046695</text:p>
          </table:table-cell>
          <table:table-cell table:formula="of:=([.$G$4]*[.A57])/(2*[.$G$3])-([.$G$5]/([.$G$3]*3^(3/2)))^3" office:value-type="float" office:value="2197.28674581051" calcext:value-type="float">
            <text:p>2197.2867458105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5" calcext:value-type="float">
            <text:p>15</text:p>
          </table:table-cell>
          <table:table-cell table:formula="of:=LOG([.A58]/[.$H$7];2)/[.$H$6]" office:value-type="float" office:value="8.98713536686958" calcext:value-type="float">
            <text:p>8.9871353669</text:p>
          </table:table-cell>
          <table:table-cell table:formula="of:=SQRT(SQRT(3)*[.A58]/[.$G$2])" office:value-type="float" office:value="11.7921504541929" calcext:value-type="float">
            <text:p>11.7921504542</text:p>
          </table:table-cell>
          <table:table-cell table:formula="of:=-([.J58]+[.$G$5]^2/(27*[.$G$3]^2*[.J58])+[.$G$5]/(3^(3/2)*[.$G$3]))" office:value-type="float" office:value="16.3166137580698" calcext:value-type="float">
            <text:p>16.3166137581</text:p>
          </table:table-cell>
          <table:table-cell table:formula="of:=-([.I58]+[.$G$5]^2/(27*[.$G$3]^2*[.I58])+[.$G$5]/(3^(3/2)*[.$G$3]))" office:value-type="float" office:value="16.3166137580698" calcext:value-type="float">
            <text:p>16.3166137581</text:p>
          </table:table-cell>
          <table:table-cell table:number-columns-repeated="2"/>
          <table:table-cell table:formula="of:=(SQRT(-[.$G$4]*[.A58]*(4*[.$G$5]^3-3^(9/2)*[.$G$3]^2*[.$G$4]*[.A58]))/(2*3^(9/4)*[.$G$3]^2)-(3^(9/2)*[.$G$3]^2*[.$G$4]*[.A58]-2*[.$G$5]^3)/(2*3^(9/2)*[.$G$3]^3))^(1/3)" office:value-type="float" office:value="-0.0331928910215013" calcext:value-type="float">
            <text:p>-0.033192891</text:p>
          </table:table-cell>
          <table:table-cell table:formula="of:=([.K58]-[.L58])^(1/3)" office:value-type="float" office:value="-0.0331928910215013" calcext:value-type="float">
            <text:p>-0.033192891</text:p>
          </table:table-cell>
          <table:table-cell table:formula="of:=SQRT(-[.$G$4]*[.A58]*(4*([.$G$5]/3^(3/2))^3-[.$G$3]^2*[.$G$4]*[.A58]))/(2*[.$G$3]^2)" office:value-type="float" office:value="2471.87239169164" calcext:value-type="float">
            <text:p>2471.8723916916</text:p>
          </table:table-cell>
          <table:table-cell table:formula="of:=([.$G$4]*[.A58])/(2*[.$G$3])-([.$G$5]/([.$G$3]*3^(3/2)))^3" office:value-type="float" office:value="2471.8724282625" calcext:value-type="float">
            <text:p>2471.8724282625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17" calcext:value-type="float">
            <text:p>17</text:p>
          </table:table-cell>
          <table:table-cell table:formula="of:=LOG([.A59]/[.$H$7];2)/[.$H$6]" office:value-type="float" office:value="9.12304874542882" calcext:value-type="float">
            <text:p>9.1230487454</text:p>
          </table:table-cell>
          <table:table-cell table:formula="of:=SQRT(SQRT(3)*[.A59]/[.$G$2])" office:value-type="float" office:value="12.5073200741377" calcext:value-type="float">
            <text:p>12.5073200741</text:p>
          </table:table-cell>
          <table:table-cell table:formula="of:=-([.J59]+[.$G$5]^2/(27*[.$G$3]^2*[.J59])+[.$G$5]/(3^(3/2)*[.$G$3]))" office:value-type="float" office:value="16.997441961396" calcext:value-type="float">
            <text:p>16.9974419614</text:p>
          </table:table-cell>
          <table:table-cell table:formula="of:=-([.I59]+[.$G$5]^2/(27*[.$G$3]^2*[.I59])+[.$G$5]/(3^(3/2)*[.$G$3]))" office:value-type="float" office:value="16.9974420438637" calcext:value-type="float">
            <text:p>16.9974420439</text:p>
          </table:table-cell>
          <table:table-cell table:number-columns-repeated="2"/>
          <table:table-cell table:formula="of:=(SQRT(-[.$G$4]*[.A59]*(4*[.$G$5]^3-3^(9/2)*[.$G$3]^2*[.$G$4]*[.A59]))/(2*3^(9/4)*[.$G$3]^2)-(3^(9/2)*[.$G$3]^2*[.$G$4]*[.A59]-2*[.$G$5]^3)/(2*3^(9/2)*[.$G$3]^3))^(1/3)" office:value-type="float" office:value="-0.0319149971757827" calcext:value-type="float">
            <text:p>-0.0319149972</text:p>
          </table:table-cell>
          <table:table-cell table:formula="of:=([.K59]-[.L59])^(1/3)" office:value-type="float" office:value="-0.031914997324602" calcext:value-type="float">
            <text:p>-0.0319149973</text:p>
          </table:table-cell>
          <table:table-cell table:formula="of:=SQRT(-[.$G$4]*[.A59]*(4*([.$G$5]/3^(3/2))^3-[.$G$3]^2*[.$G$4]*[.A59]))/(2*[.$G$3]^2)" office:value-type="float" office:value="2780.84544404672" calcext:value-type="float">
            <text:p>2780.8454440467</text:p>
          </table:table-cell>
          <table:table-cell table:formula="of:=([.$G$4]*[.A59])/(2*[.$G$3])-([.$G$5]/([.$G$3]*3^(3/2)))^3" office:value-type="float" office:value="2780.84547655428" calcext:value-type="float">
            <text:p>2780.8454765543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18" calcext:value-type="float">
            <text:p>18</text:p>
          </table:table-cell>
          <table:table-cell table:formula="of:=LOG([.A60]/[.$H$7];2)/[.$H$6]" office:value-type="float" office:value="9.25891774999466" calcext:value-type="float">
            <text:p>9.25891775</text:p>
          </table:table-cell>
          <table:table-cell table:formula="of:=SQRT(SQRT(3)*[.A60]/[.$G$2])" office:value-type="float" office:value="13.2656082427078" calcext:value-type="float">
            <text:p>13.2656082427</text:p>
          </table:table-cell>
          <table:table-cell table:formula="of:=-([.J60]+[.$G$5]^2/(27*[.$G$3]^2*[.J60])+[.$G$5]/(3^(3/2)*[.$G$3]))" office:value-type="float" office:value="17.7053824677389" calcext:value-type="float">
            <text:p>17.7053824677</text:p>
          </table:table-cell>
          <table:table-cell table:formula="of:=-([.I60]+[.$G$5]^2/(27*[.$G$3]^2*[.I60])+[.$G$5]/(3^(3/2)*[.$G$3]))" office:value-type="float" office:value="17.7053825642374" calcext:value-type="float">
            <text:p>17.7053825642</text:p>
          </table:table-cell>
          <table:table-cell table:number-columns-repeated="2"/>
          <table:table-cell table:formula="of:=(SQRT(-[.$G$4]*[.A60]*(4*[.$G$5]^3-3^(9/2)*[.$G$3]^2*[.$G$4]*[.A60]))/(2*3^(9/4)*[.$G$3]^2)-(3^(9/2)*[.$G$3]^2*[.$G$4]*[.A60]-2*[.$G$5]^3)/(2*3^(9/2)*[.$G$3]^3))^(1/3)" office:value-type="float" office:value="-0.0306867161257092" calcext:value-type="float">
            <text:p>-0.0306867161</text:p>
          </table:table-cell>
          <table:table-cell table:formula="of:=([.K60]-[.L60])^(1/3)" office:value-type="float" office:value="-0.0306867162866804" calcext:value-type="float">
            <text:p>-0.0306867163</text:p>
          </table:table-cell>
          <table:table-cell table:formula="of:=SQRT(-[.$G$4]*[.A60]*(4*([.$G$5]/3^(3/2))^3-[.$G$3]^2*[.$G$4]*[.A60]))/(2*[.$G$3]^2)" office:value-type="float" office:value="3128.31181591907" calcext:value-type="float">
            <text:p>3128.3118159191</text:p>
          </table:table-cell>
          <table:table-cell table:formula="of:=([.$G$4]*[.A60])/(2*[.$G$3])-([.$G$5]/([.$G$3]*3^(3/2)))^3" office:value-type="float" office:value="3128.31184481597" calcext:value-type="float">
            <text:p>3128.311844816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18" calcext:value-type="float">
            <text:p>18</text:p>
          </table:table-cell>
          <table:table-cell table:formula="of:=LOG([.A61]/[.$H$7];2)/[.$H$6]" office:value-type="float" office:value="9.39485775114851" calcext:value-type="float">
            <text:p>9.3948577511</text:p>
          </table:table-cell>
          <table:table-cell table:formula="of:=SQRT(SQRT(3)*[.A61]/[.$G$2])" office:value-type="float" office:value="14.0703023174743" calcext:value-type="float">
            <text:p>14.0703023175</text:p>
          </table:table-cell>
          <table:table-cell table:formula="of:=-([.J61]+[.$G$5]^2/(27*[.$G$3]^2*[.J61])+[.$G$5]/(3^(3/2)*[.$G$3]))" office:value-type="float" office:value="18.4421361773796" calcext:value-type="float">
            <text:p>18.4421361774</text:p>
          </table:table-cell>
          <table:table-cell table:formula="of:=-([.I61]+[.$G$5]^2/(27*[.$G$3]^2*[.I61])+[.$G$5]/(3^(3/2)*[.$G$3]))" office:value-type="float" office:value="18.4421361773796" calcext:value-type="float">
            <text:p>18.4421361774</text:p>
          </table:table-cell>
          <table:table-cell table:number-columns-repeated="2"/>
          <table:table-cell table:formula="of:=(SQRT(-[.$G$4]*[.A61]*(4*[.$G$5]^3-3^(9/2)*[.$G$3]^2*[.$G$4]*[.A61]))/(2*3^(9/4)*[.$G$3]^2)-(3^(9/2)*[.$G$3]^2*[.$G$4]*[.A61]-2*[.$G$5]^3)/(2*3^(9/2)*[.$G$3]^3))^(1/3)" office:value-type="float" office:value="-0.0295051203161985" calcext:value-type="float">
            <text:p>-0.0295051203</text:p>
          </table:table-cell>
          <table:table-cell table:formula="of:=([.K61]-[.L61])^(1/3)" office:value-type="float" office:value="-0.0295051203161985" calcext:value-type="float">
            <text:p>-0.0295051203</text:p>
          </table:table-cell>
          <table:table-cell table:formula="of:=SQRT(-[.$G$4]*[.A61]*(4*([.$G$5]/3^(3/2))^3-[.$G$3]^2*[.$G$4]*[.A61]))/(2*[.$G$3]^2)" office:value-type="float" office:value="3519.40395002447" calcext:value-type="float">
            <text:p>3519.4039500245</text:p>
          </table:table-cell>
          <table:table-cell table:formula="of:=([.$G$4]*[.A61])/(2*[.$G$3])-([.$G$5]/([.$G$3]*3^(3/2)))^3" office:value-type="float" office:value="3519.40397571022" calcext:value-type="float">
            <text:p>3519.4039757102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19" calcext:value-type="float">
            <text:p>19</text:p>
          </table:table-cell>
          <table:table-cell table:formula="of:=LOG([.A62]/[.$H$7];2)/[.$H$6]" office:value-type="float" office:value="9.53076035316648" calcext:value-type="float">
            <text:p>9.5307603532</text:p>
          </table:table-cell>
          <table:table-cell table:formula="of:=SQRT(SQRT(3)*[.A62]/[.$G$2])" office:value-type="float" office:value="14.9235674803278" calcext:value-type="float">
            <text:p>14.9235674803</text:p>
          </table:table-cell>
          <table:table-cell table:formula="of:=-([.J62]+[.$G$5]^2/(27*[.$G$3]^2*[.J62])+[.$G$5]/(3^(3/2)*[.$G$3]))" office:value-type="float" office:value="19.2082614008748" calcext:value-type="float">
            <text:p>19.2082614009</text:p>
          </table:table-cell>
          <table:table-cell table:formula="of:=-([.I62]+[.$G$5]^2/(27*[.$G$3]^2*[.I62])+[.$G$5]/(3^(3/2)*[.$G$3]))" office:value-type="float" office:value="19.2082615330136" calcext:value-type="float">
            <text:p>19.208261533</text:p>
          </table:table-cell>
          <table:table-cell table:number-columns-repeated="2"/>
          <table:table-cell table:formula="of:=(SQRT(-[.$G$4]*[.A62]*(4*[.$G$5]^3-3^(9/2)*[.$G$3]^2*[.$G$4]*[.A62]))/(2*3^(9/4)*[.$G$3]^2)-(3^(9/2)*[.$G$3]^2*[.$G$4]*[.A62]-2*[.$G$5]^3)/(2*3^(9/2)*[.$G$3]^3))^(1/3)" office:value-type="float" office:value="-0.0283693440568849" calcext:value-type="float">
            <text:p>-0.0283693441</text:p>
          </table:table-cell>
          <table:table-cell table:formula="of:=([.K62]-[.L62])^(1/3)" office:value-type="float" office:value="-0.0283693442452283" calcext:value-type="float">
            <text:p>-0.0283693442</text:p>
          </table:table-cell>
          <table:table-cell table:formula="of:=SQRT(-[.$G$4]*[.A62]*(4*([.$G$5]/3^(3/2))^3-[.$G$3]^2*[.$G$4]*[.A62]))/(2*[.$G$3]^2)" office:value-type="float" office:value="3959.25428906747" calcext:value-type="float">
            <text:p>3959.2542890675</text:p>
          </table:table-cell>
          <table:table-cell table:formula="of:=([.$G$4]*[.A62])/(2*[.$G$3])-([.$G$5]/([.$G$3]*3^(3/2)))^3" office:value-type="float" office:value="3959.25431189968" calcext:value-type="float">
            <text:p>3959.2543118997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20" calcext:value-type="float">
            <text:p>20</text:p>
          </table:table-cell>
          <table:table-cell table:formula="of:=LOG([.A63]/[.$H$7];2)/[.$H$6]" office:value-type="float" office:value="9.66665048692061" calcext:value-type="float">
            <text:p>9.6666504869</text:p>
          </table:table-cell>
          <table:table-cell table:formula="of:=SQRT(SQRT(3)*[.A63]/[.$G$2])" office:value-type="float" office:value="15.8284916942467" calcext:value-type="float">
            <text:p>15.8284916942</text:p>
          </table:table-cell>
          <table:table-cell table:formula="of:=-([.J63]+[.$G$5]^2/(27*[.$G$3]^2*[.J63])+[.$G$5]/(3^(3/2)*[.$G$3]))" office:value-type="float" office:value="20.0050630069815" calcext:value-type="float">
            <text:p>20.005063007</text:p>
          </table:table-cell>
          <table:table-cell table:formula="of:=-([.I63]+[.$G$5]^2/(27*[.$G$3]^2*[.I63])+[.$G$5]/(3^(3/2)*[.$G$3]))" office:value-type="float" office:value="20.0050633162191" calcext:value-type="float">
            <text:p>20.0050633162</text:p>
          </table:table-cell>
          <table:table-cell table:number-columns-repeated="2"/>
          <table:table-cell table:formula="of:=(SQRT(-[.$G$4]*[.A63]*(4*[.$G$5]^3-3^(9/2)*[.$G$3]^2*[.$G$4]*[.A63]))/(2*3^(9/4)*[.$G$3]^2)-(3^(9/2)*[.$G$3]^2*[.$G$4]*[.A63]-2*[.$G$5]^3)/(2*3^(9/2)*[.$G$3]^3))^(1/3)" office:value-type="float" office:value="-0.0272774004050454" calcext:value-type="float">
            <text:p>-0.0272774004</text:p>
          </table:table-cell>
          <table:table-cell table:formula="of:=([.K63]-[.L63])^(1/3)" office:value-type="float" office:value="-0.0272774008124942" calcext:value-type="float">
            <text:p>-0.0272774008</text:p>
          </table:table-cell>
          <table:table-cell table:formula="of:=SQRT(-[.$G$4]*[.A63]*(4*([.$G$5]/3^(3/2))^3-[.$G$3]^2*[.$G$4]*[.A63]))/(2*[.$G$3]^2)" office:value-type="float" office:value="4454.02176428361" calcext:value-type="float">
            <text:p>4454.0217642836</text:p>
          </table:table-cell>
          <table:table-cell table:formula="of:=([.$G$4]*[.A63])/(2*[.$G$3])-([.$G$5]/([.$G$3]*3^(3/2)))^3" office:value-type="float" office:value="4454.02178457954" calcext:value-type="float">
            <text:p>4454.0217845795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21" calcext:value-type="float">
            <text:p>21</text:p>
          </table:table-cell>
          <table:table-cell table:formula="of:=LOG([.A64]/[.$H$7];2)/[.$H$6]" office:value-type="float" office:value="9.80248705252429" calcext:value-type="float">
            <text:p>9.8024870525</text:p>
          </table:table-cell>
          <table:table-cell table:formula="of:=SQRT(SQRT(3)*[.A64]/[.$G$2])" office:value-type="float" office:value="16.7878984362223" calcext:value-type="float">
            <text:p>16.7878984362</text:p>
          </table:table-cell>
          <table:table-cell table:formula="of:=-([.J64]+[.$G$5]^2/(27*[.$G$3]^2*[.J64])+[.$G$5]/(3^(3/2)*[.$G$3]))" office:value-type="float" office:value="20.8335049616105" calcext:value-type="float">
            <text:p>20.8335049616</text:p>
          </table:table-cell>
          <table:table-cell table:formula="of:=-([.I64]+[.$G$5]^2/(27*[.$G$3]^2*[.I64])+[.$G$5]/(3^(3/2)*[.$G$3]))" office:value-type="float" office:value="20.8335049616105" calcext:value-type="float">
            <text:p>20.8335049616</text:p>
          </table:table-cell>
          <table:table-cell table:number-columns-repeated="2"/>
          <table:table-cell table:formula="of:=(SQRT(-[.$G$4]*[.A64]*(4*[.$G$5]^3-3^(9/2)*[.$G$3]^2*[.$G$4]*[.A64]))/(2*3^(9/4)*[.$G$3]^2)-(3^(9/2)*[.$G$3]^2*[.$G$4]*[.A64]-2*[.$G$5]^3)/(2*3^(9/2)*[.$G$3]^3))^(1/3)" office:value-type="float" office:value="-0.0262279033824073" calcext:value-type="float">
            <text:p>-0.0262279034</text:p>
          </table:table-cell>
          <table:table-cell table:formula="of:=([.K64]-[.L64])^(1/3)" office:value-type="float" office:value="-0.0262279033824073" calcext:value-type="float">
            <text:p>-0.0262279034</text:p>
          </table:table-cell>
          <table:table-cell table:formula="of:=SQRT(-[.$G$4]*[.A64]*(4*([.$G$5]/3^(3/2))^3-[.$G$3]^2*[.$G$4]*[.A64]))/(2*[.$G$3]^2)" office:value-type="float" office:value="5010.378551169" calcext:value-type="float">
            <text:p>5010.378551169</text:p>
          </table:table-cell>
          <table:table-cell table:formula="of:=([.$G$4]*[.A64])/(2*[.$G$3])-([.$G$5]/([.$G$3]*3^(3/2)))^3" office:value-type="float" office:value="5010.37856921125" calcext:value-type="float">
            <text:p>5010.3785692113</text:p>
          </table:table-cell>
          <table:table-cell/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float" office:value="22" calcext:value-type="float">
            <text:p>22</text:p>
          </table:table-cell>
          <table:table-cell table:formula="of:=LOG([.A65]/[.$H$7];2)/[.$H$6]" office:value-type="float" office:value="9.93838764722056" calcext:value-type="float">
            <text:p>9.9383876472</text:p>
          </table:table-cell>
          <table:table-cell table:formula="of:=SQRT(SQRT(3)*[.A65]/[.$G$2])" office:value-type="float" office:value="17.8059512614598" calcext:value-type="float">
            <text:p>17.8059512615</text:p>
          </table:table-cell>
          <table:table-cell table:formula="of:=-([.J65]+[.$G$5]^2/(27*[.$G$3]^2*[.J65])+[.$G$5]/(3^(3/2)*[.$G$3]))" office:value-type="float" office:value="21.6955839135383" calcext:value-type="float">
            <text:p>21.6955839135</text:p>
          </table:table-cell>
          <table:table-cell table:formula="of:=-([.I65]+[.$G$5]^2/(27*[.$G$3]^2*[.I65])+[.$G$5]/(3^(3/2)*[.$G$3]))" office:value-type="float" office:value="21.6955839135383" calcext:value-type="float">
            <text:p>21.6955839135</text:p>
          </table:table-cell>
          <table:table-cell table:number-columns-repeated="2"/>
          <table:table-cell table:formula="of:=(SQRT(-[.$G$4]*[.A65]*(4*[.$G$5]^3-3^(9/2)*[.$G$3]^2*[.$G$4]*[.A65]))/(2*3^(9/4)*[.$G$3]^2)-(3^(9/2)*[.$G$3]^2*[.$G$4]*[.A65]-2*[.$G$5]^3)/(2*3^(9/2)*[.$G$3]^3))^(1/3)" office:value-type="float" office:value="-0.0252183294323524" calcext:value-type="float">
            <text:p>-0.0252183294</text:p>
          </table:table-cell>
          <table:table-cell table:formula="of:=([.K65]-[.L65])^(1/3)" office:value-type="float" office:value="-0.0252183294323524" calcext:value-type="float">
            <text:p>-0.0252183294</text:p>
          </table:table-cell>
          <table:table-cell table:formula="of:=SQRT(-[.$G$4]*[.A65]*(4*([.$G$5]/3^(3/2))^3-[.$G$3]^2*[.$G$4]*[.A65]))/(2*[.$G$3]^2)" office:value-type="float" office:value="5636.5365580171" calcext:value-type="float">
            <text:p>5636.5365580171</text:p>
          </table:table-cell>
          <table:table-cell table:formula="of:=([.$G$4]*[.A65])/(2*[.$G$3])-([.$G$5]/([.$G$3]*3^(3/2)))^3" office:value-type="float" office:value="5636.53657405506" calcext:value-type="float">
            <text:p>5636.5365740551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23" calcext:value-type="float">
            <text:p>23</text:p>
          </table:table-cell>
          <table:table-cell table:formula="of:=LOG([.A66]/[.$H$7];2)/[.$H$6]" office:value-type="float" office:value="10.0742459121729" calcext:value-type="float">
            <text:p>10.0742459122</text:p>
          </table:table-cell>
          <table:table-cell table:formula="of:=SQRT(SQRT(3)*[.A66]/[.$G$2])" office:value-type="float" office:value="18.8853945892558" calcext:value-type="float">
            <text:p>18.8853945893</text:p>
          </table:table-cell>
          <table:table-cell table:formula="of:=-([.J66]+[.$G$5]^2/(27*[.$G$3]^2*[.J66])+[.$G$5]/(3^(3/2)*[.$G$3]))" office:value-type="float" office:value="22.5919610584828" calcext:value-type="float">
            <text:p>22.5919610585</text:p>
          </table:table-cell>
          <table:table-cell table:formula="of:=-([.I66]+[.$G$5]^2/(27*[.$G$3]^2*[.I66])+[.$G$5]/(3^(3/2)*[.$G$3]))" office:value-type="float" office:value="22.5919610584828" calcext:value-type="float">
            <text:p>22.5919610585</text:p>
          </table:table-cell>
          <table:table-cell table:number-columns-repeated="2"/>
          <table:table-cell table:formula="of:=(SQRT(-[.$G$4]*[.A66]*(4*[.$G$5]^3-3^(9/2)*[.$G$3]^2*[.$G$4]*[.A66]))/(2*3^(9/4)*[.$G$3]^2)-(3^(9/2)*[.$G$3]^2*[.$G$4]*[.A66]-2*[.$G$5]^3)/(2*3^(9/2)*[.$G$3]^3))^(1/3)" office:value-type="float" office:value="-0.0242479213277673" calcext:value-type="float">
            <text:p>-0.0242479213</text:p>
          </table:table-cell>
          <table:table-cell table:formula="of:=([.K66]-[.L66])^(1/3)" office:value-type="float" office:value="-0.0242479213277673" calcext:value-type="float">
            <text:p>-0.0242479213</text:p>
          </table:table-cell>
          <table:table-cell table:formula="of:=SQRT(-[.$G$4]*[.A66]*(4*([.$G$5]/3^(3/2))^3-[.$G$3]^2*[.$G$4]*[.A66]))/(2*[.$G$3]^2)" office:value-type="float" office:value="6340.70769311436" calcext:value-type="float">
            <text:p>6340.7076931144</text:p>
          </table:table-cell>
          <table:table-cell table:formula="of:=([.$G$4]*[.A66])/(2*[.$G$3])-([.$G$5]/([.$G$3]*3^(3/2)))^3" office:value-type="float" office:value="6340.70770737121" calcext:value-type="float">
            <text:p>6340.7077073712</text:p>
          </table:table-cell>
          <table:table-cell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24" calcext:value-type="float">
            <text:p>24</text:p>
          </table:table-cell>
          <table:table-cell table:formula="of:=LOG([.A67]/[.$H$7];2)/[.$H$6]" office:value-type="float" office:value="10.2101547742035" calcext:value-type="float">
            <text:p>10.2101547742</text:p>
          </table:table-cell>
          <table:table-cell table:formula="of:=SQRT(SQRT(3)*[.A67]/[.$G$2])" office:value-type="float" office:value="20.0307156530497" calcext:value-type="float">
            <text:p>20.030715653</text:p>
          </table:table-cell>
          <table:table-cell table:formula="of:=-([.J67]+[.$G$5]^2/(27*[.$G$3]^2*[.J67])+[.$G$5]/(3^(3/2)*[.$G$3]))" office:value-type="float" office:value="23.5246349124812" calcext:value-type="float">
            <text:p>23.5246349125</text:p>
          </table:table-cell>
          <table:table-cell table:formula="of:=-([.I67]+[.$G$5]^2/(27*[.$G$3]^2*[.I67])+[.$G$5]/(3^(3/2)*[.$G$3]))" office:value-type="float" office:value="23.5246343328492" calcext:value-type="float">
            <text:p>23.5246343328</text:p>
          </table:table-cell>
          <table:table-cell table:number-columns-repeated="2"/>
          <table:table-cell table:formula="of:=(SQRT(-[.$G$4]*[.A67]*(4*[.$G$5]^3-3^(9/2)*[.$G$3]^2*[.$G$4]*[.A67]))/(2*3^(9/4)*[.$G$3]^2)-(3^(9/2)*[.$G$3]^2*[.$G$4]*[.A67]-2*[.$G$5]^3)/(2*3^(9/2)*[.$G$3]^3))^(1/3)" office:value-type="float" office:value="-0.0233145211767329" calcext:value-type="float">
            <text:p>-0.0233145212</text:p>
          </table:table-cell>
          <table:table-cell table:formula="of:=([.K67]-[.L67])^(1/3)" office:value-type="float" office:value="-0.0233145206190004" calcext:value-type="float">
            <text:p>-0.0233145206</text:p>
          </table:table-cell>
          <table:table-cell table:formula="of:=SQRT(-[.$G$4]*[.A67]*(4*([.$G$5]/3^(3/2))^3-[.$G$3]^2*[.$G$4]*[.A67]))/(2*[.$G$3]^2)" office:value-type="float" office:value="7133.15684181201" calcext:value-type="float">
            <text:p>7133.156841812</text:p>
          </table:table-cell>
          <table:table-cell table:formula="of:=([.$G$4]*[.A67])/(2*[.$G$3])-([.$G$5]/([.$G$3]*3^(3/2)))^3" office:value-type="float" office:value="7133.15685448501" calcext:value-type="float">
            <text:p>7133.156854485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float" office:value="24" calcext:value-type="float">
            <text:p>24</text:p>
          </table:table-cell>
          <table:table-cell table:formula="of:=LOG([.A68]/[.$H$7];2)/[.$H$6]" office:value-type="float" office:value="10.3460670954314" calcext:value-type="float">
            <text:p>10.3460670954</text:p>
          </table:table-cell>
          <table:table-cell table:formula="of:=SQRT(SQRT(3)*[.A68]/[.$G$2])" office:value-type="float" office:value="21.2455275399894" calcext:value-type="float">
            <text:p>21.24552754</text:p>
          </table:table-cell>
          <table:table-cell table:formula="of:=-([.J68]+[.$G$5]^2/(27*[.$G$3]^2*[.J68])+[.$G$5]/(3^(3/2)*[.$G$3]))" office:value-type="float" office:value="24.4947396733466" calcext:value-type="float">
            <text:p>24.4947396733</text:p>
          </table:table-cell>
          <table:table-cell table:formula="of:=-([.I68]+[.$G$5]^2/(27*[.$G$3]^2*[.I68])+[.$G$5]/(3^(3/2)*[.$G$3]))" office:value-type="float" office:value="24.4947389951162" calcext:value-type="float">
            <text:p>24.4947389951</text:p>
          </table:table-cell>
          <table:table-cell table:number-columns-repeated="2"/>
          <table:table-cell table:formula="of:=(SQRT(-[.$G$4]*[.A68]*(4*[.$G$5]^3-3^(9/2)*[.$G$3]^2*[.$G$4]*[.A68]))/(2*3^(9/4)*[.$G$3]^2)-(3^(9/2)*[.$G$3]^2*[.$G$4]*[.A68]-2*[.$G$5]^3)/(2*3^(9/2)*[.$G$3]^3))^(1/3)" office:value-type="float" office:value="-0.0224170350056867" calcext:value-type="float">
            <text:p>-0.022417035</text:p>
          </table:table-cell>
          <table:table-cell table:formula="of:=([.K68]-[.L68])^(1/3)" office:value-type="float" office:value="-0.0224170344024016" calcext:value-type="float">
            <text:p>-0.0224170344</text:p>
          </table:table-cell>
          <table:table-cell table:formula="of:=SQRT(-[.$G$4]*[.A68]*(4*([.$G$5]/3^(3/2))^3-[.$G$3]^2*[.$G$4]*[.A68]))/(2*[.$G$3]^2)" office:value-type="float" office:value="8024.66213372295" calcext:value-type="float">
            <text:p>8024.662133723</text:p>
          </table:table-cell>
          <table:table-cell table:formula="of:=([.$G$4]*[.A68])/(2*[.$G$3])-([.$G$5]/([.$G$3]*3^(3/2)))^3" office:value-type="float" office:value="8024.66214498804" calcext:value-type="float">
            <text:p>8024.662144988</text:p>
          </table:table-cell>
          <table:table-cell/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26" calcext:value-type="float">
            <text:p>26</text:p>
          </table:table-cell>
          <table:table-cell table:formula="of:=LOG([.A69]/[.$H$7];2)/[.$H$6]" office:value-type="float" office:value="10.4819742898875" calcext:value-type="float">
            <text:p>10.4819742899</text:p>
          </table:table-cell>
          <table:table-cell table:formula="of:=SQRT(SQRT(3)*[.A69]/[.$G$2])" office:value-type="float" office:value="22.5339646256995" calcext:value-type="float">
            <text:p>22.5339646257</text:p>
          </table:table-cell>
          <table:table-cell table:formula="of:=-([.J69]+[.$G$5]^2/(27*[.$G$3]^2*[.J69])+[.$G$5]/(3^(3/2)*[.$G$3]))" office:value-type="float" office:value="25.5037082026661" calcext:value-type="float">
            <text:p>25.5037082027</text:p>
          </table:table-cell>
          <table:table-cell table:formula="of:=-([.I69]+[.$G$5]^2/(27*[.$G$3]^2*[.I69])+[.$G$5]/(3^(3/2)*[.$G$3]))" office:value-type="float" office:value="25.5037066154844" calcext:value-type="float">
            <text:p>25.5037066155</text:p>
          </table:table-cell>
          <table:table-cell table:number-columns-repeated="2"/>
          <table:table-cell table:formula="of:=(SQRT(-[.$G$4]*[.A69]*(4*[.$G$5]^3-3^(9/2)*[.$G$3]^2*[.$G$4]*[.A69]))/(2*3^(9/4)*[.$G$3]^2)-(3^(9/2)*[.$G$3]^2*[.$G$4]*[.A69]-2*[.$G$5]^3)/(2*3^(9/2)*[.$G$3]^3))^(1/3)" office:value-type="float" office:value="-0.0215541355865171" calcext:value-type="float">
            <text:p>-0.0215541356</text:p>
          </table:table-cell>
          <table:table-cell table:formula="of:=([.K69]-[.L69])^(1/3)" office:value-type="float" office:value="-0.0215541342814053" calcext:value-type="float">
            <text:p>-0.0215541343</text:p>
          </table:table-cell>
          <table:table-cell table:formula="of:=SQRT(-[.$G$4]*[.A69]*(4*([.$G$5]/3^(3/2))^3-[.$G$3]^2*[.$G$4]*[.A69]))/(2*[.$G$3]^2)" office:value-type="float" office:value="9027.54143125702" calcext:value-type="float">
            <text:p>9027.541431257</text:p>
          </table:table-cell>
          <table:table-cell table:formula="of:=([.$G$4]*[.A69])/(2*[.$G$3])-([.$G$5]/([.$G$3]*3^(3/2)))^3" office:value-type="float" office:value="9027.54144127066" calcext:value-type="float">
            <text:p>9027.5414412707</text:p>
          </table:table-cell>
          <table:table-cell/>
        </table:table-row>
        <table:table-row table:style-name="ro1">
          <table:table-cell office:value-type="float" office:value="19788" calcext:value-type="float">
            <text:p>19788</text:p>
          </table:table-cell>
          <table:table-cell office:value-type="float" office:value="27" calcext:value-type="float">
            <text:p>27</text:p>
          </table:table-cell>
          <table:table-cell table:formula="of:=LOG([.A70]/[.$H$7];2)/[.$H$6]" office:value-type="float" office:value="10.6178705473269" calcext:value-type="float">
            <text:p>10.6178705473</text:p>
          </table:table-cell>
          <table:table-cell table:formula="of:=SQRT(SQRT(3)*[.A70]/[.$G$2])" office:value-type="float" office:value="23.9004258609803" calcext:value-type="float">
            <text:p>23.900425861</text:p>
          </table:table-cell>
          <table:table-cell table:formula="of:=-([.J70]+[.$G$5]^2/(27*[.$G$3]^2*[.J70])+[.$G$5]/(3^(3/2)*[.$G$3]))" office:value-type="float" office:value="26.5530461755104" calcext:value-type="float">
            <text:p>26.5530461755</text:p>
          </table:table-cell>
          <table:table-cell table:formula="of:=-([.I70]+[.$G$5]^2/(27*[.$G$3]^2*[.I70])+[.$G$5]/(3^(3/2)*[.$G$3]))" office:value-type="float" office:value="26.5530443183985" calcext:value-type="float">
            <text:p>26.5530443184</text:p>
          </table:table-cell>
          <table:table-cell table:number-columns-repeated="2"/>
          <table:table-cell table:formula="of:=(SQRT(-[.$G$4]*[.A70]*(4*[.$G$5]^3-3^(9/2)*[.$G$3]^2*[.$G$4]*[.A70]))/(2*3^(9/4)*[.$G$3]^2)-(3^(9/2)*[.$G$3]^2*[.$G$4]*[.A70]-2*[.$G$5]^3)/(2*3^(9/2)*[.$G$3]^3))^(1/3)" office:value-type="float" office:value="-0.0207245207514502" calcext:value-type="float">
            <text:p>-0.0207245208</text:p>
          </table:table-cell>
          <table:table-cell table:formula="of:=([.K70]-[.L70])^(1/3)" office:value-type="float" office:value="-0.0207245193397583" calcext:value-type="float">
            <text:p>-0.0207245193</text:p>
          </table:table-cell>
          <table:table-cell table:formula="of:=SQRT(-[.$G$4]*[.A70]*(4*([.$G$5]/3^(3/2))^3-[.$G$3]^2*[.$G$4]*[.A70]))/(2*[.$G$3]^2)" office:value-type="float" office:value="10155.6523296207" calcext:value-type="float">
            <text:p>10155.6523296207</text:p>
          </table:table-cell>
          <table:table-cell table:formula="of:=([.$G$4]*[.A70])/(2*[.$G$3])-([.$G$5]/([.$G$3]*3^(3/2)))^3" office:value-type="float" office:value="10155.652338522" calcext:value-type="float">
            <text:p>10155.652338522</text:p>
          </table:table-cell>
          <table:table-cell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formula="of:=CRAZYCALC(1;2;3)" office:value-type="string" office:string-value="" calcext:value-type="error">
            <text:p>#VALUE!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12:40:15.54780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3:07:03.975171560</dc:date>
    <meta:editing-duration>PT20H31M37S</meta:editing-duration>
    <meta:editing-cycles>24</meta:editing-cycles>
    <meta:generator>LibreOffice/5.1.6.2$Linux_X86_64 LibreOffice_project/10m0$Build-2</meta:generator>
    <meta:document-statistic meta:table-count="1" meta:cell-count="711" meta:object-count="1"/>
  </office:meta>
</office:document-meta>
</file>

<file path=Basic/Standard/myfn.xml><?xml version="1.0" encoding="utf-8"?>
<!DOCTYPE module  PUBLIC '-//OpenOffice.org//DTD OfficeDocument 1.0//EN'  'module.dtd'>
<script:module xmlns:script="http://openoffice.org/2000/script" script:name="myfn" script:language="StarBasic">REM  *****  BASIC  *****

Function CRAZYCALC(valA as Double,valB as Double,valT as Double)
	dim valX as Double
	valX=-(-(SQR(-valB*(4.*valT^3-3^(9./2)*valA^2*valB))/(2.*3^(9./4)*valA^2)-(3.^(9./2)*valA^2*valB-2.*valT^3.)/(2.*3.^(9./2)*valA^3.)))^(1./3)
	CRAZYCALC=valX+valT^2/(27*valA^2*valX)+valT/(3^(1.5)*valA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14cm" svg:height="28.582cm" xlink:href=".." xlink:type="simple" chart:class="chart:scatter" chart:style-name="ch1">
        <chart:legend chart:legend-position="end" svg:x="45.843cm" svg:y="12.996cm" style:legend-expansion="high" chart:style-name="ch2"/>
        <chart:plot-area chart:style-name="ch3" table:cell-range-address="bench.A2:bench.F70 bench.B1:bench.F1" chart:data-source-has-labels="row" svg:x="0.962cm" svg:y="0.571cm" svg:width="43.919cm" svg:height="27.44cm">
          <chartooo:coordinate-region svg:x="1.583cm" svg:y="0.77cm" svg:width="42.833cm" svg:height="2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ch.B2:bench.B70" chart:label-cell-address="bench.B1:bench.B1" chart:class="chart:scatter">
            <chart:domain table:cell-range-address="bench.A2:bench.A70"/>
            <chart:data-point chart:repeated="69"/>
          </chart:series>
          <chart:series chart:style-name="ch7" chart:values-cell-range-address="bench.C2:bench.C70" chart:label-cell-address="bench.C1:bench.C1" chart:class="chart:scatter">
            <chart:data-point chart:repeated="69"/>
          </chart:series>
          <chart:series chart:style-name="ch8" chart:values-cell-range-address="bench.D2:bench.D70" chart:label-cell-address="bench.D1:bench.D1" chart:class="chart:scatter">
            <chart:data-point chart:repeated="69"/>
          </chart:series>
          <chart:series chart:style-name="ch9" chart:values-cell-range-address="bench.E2:bench.E70" chart:label-cell-address="bench.E1:bench.E1" chart:class="chart:scatter">
            <chart:data-point chart:repeated="69"/>
          </chart:series>
          <chart:series chart:style-name="ch10" chart:values-cell-range-address="bench.F2:bench.F70" chart:label-cell-address="bench.F1:bench.F1" chart:class="chart:scatter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  <draw:g>
                  <svg:desc>bench.B1:bench.B1</svg:desc>
                </draw:g>
              </table:table-cell>
              <table:table-cell office:value-type="string">
                <text:p>log</text:p>
                <draw:g>
                  <svg:desc>bench.C1:bench.C1</svg:desc>
                </draw:g>
              </table:table-cell>
              <table:table-cell office:value-type="string">
                <text:p>sqrt</text:p>
                <draw:g>
                  <svg:desc>bench.D1:bench.D1</svg:desc>
                </draw:g>
              </table:table-cell>
              <table:table-cell office:value-type="string">
                <text:p>other2</text:p>
                <draw:g>
                  <svg:desc>bench.E1:bench.E1</svg:desc>
                </draw:g>
              </table:table-cell>
              <table:table-cell office:value-type="string">
                <text:p>other3</text:p>
                <draw:g>
                  <svg:desc>bench.F1:benc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ench.A2:bench.A70</svg:desc>
                </draw:g>
              </table:table-cell>
              <table:table-cell office:value-type="float" office:value="2">
                <text:p>2</text:p>
                <draw:g>
                  <svg:desc>bench.B2:bench.B70</svg:desc>
                </draw:g>
              </table:table-cell>
              <table:table-cell office:value-type="float" office:value="1.85754247590989">
                <text:p>1.85754247590989</text:p>
                <draw:g>
                  <svg:desc>bench.C2:bench.C70</svg:desc>
                </draw:g>
              </table:table-cell>
              <table:table-cell office:value-type="float" office:value="0.537284965911771">
                <text:p>0.537284965911771</text:p>
                <draw:g>
                  <svg:desc>bench.D2:bench.D70</svg:desc>
                </draw:g>
              </table:table-cell>
              <table:table-cell office:value-type="float" office:value="NaN">
                <text:p>NaN</text:p>
                <draw:g>
                  <svg:desc>bench.E2:bench.E70</svg:desc>
                </draw:g>
              </table:table-cell>
              <table:table-cell office:value-type="float" office:value="1.62610633946257">
                <text:p>1.62610633946257</text:p>
                <draw:g>
                  <svg:desc>bench.F2:bench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.96754529490984">
                <text:p>1.96754529490984</text:p>
              </table:table-cell>
              <table:table-cell office:value-type="float" office:value="0.563509226237064">
                <text:p>0.563509226237064</text:p>
              </table:table-cell>
              <table:table-cell office:value-type="float" office:value="1.69132626913299">
                <text:p>1.69132626913299</text:p>
              </table:table-cell>
              <table:table-cell office:value-type="float" office:value="1.69132626913295">
                <text:p>1.69132626913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.06797000057692">
                <text:p>2.06797000057692</text:p>
              </table:table-cell>
              <table:table-cell office:value-type="float" office:value="0.588566191276542">
                <text:p>0.588566191276542</text:p>
              </table:table-cell>
              <table:table-cell office:value-type="float" office:value="1.75291109488923">
                <text:p>1.75291109488923</text:p>
              </table:table-cell>
              <table:table-cell office:value-type="float" office:value="1.75291109488923">
                <text:p>1.75291109488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16035177451287">
                <text:p>2.16035177451287</text:p>
              </table:table-cell>
              <table:table-cell office:value-type="float" office:value="0.612599114407829">
                <text:p>0.612599114407829</text:p>
              </table:table-cell>
              <table:table-cell office:value-type="float" office:value="1.81133611420187">
                <text:p>1.81133611420187</text:p>
              </table:table-cell>
              <table:table-cell office:value-type="float" office:value="1.81133611420192">
                <text:p>1.81133611420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24588393764608">
                <text:p>2.24588393764608</text:p>
              </table:table-cell>
              <table:table-cell office:value-type="float" office:value="0.635724144918799">
                <text:p>0.635724144918799</text:p>
              </table:table-cell>
              <table:table-cell office:value-type="float" office:value="1.86698374140065">
                <text:p>1.86698374140065</text:p>
              </table:table-cell>
              <table:table-cell office:value-type="float" office:value="1.8669837414007">
                <text:p>1.8669837414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.32551247648682">
                <text:p>2.32551247648682</text:p>
              </table:table-cell>
              <table:table-cell office:value-type="float" office:value="0.658037006476246">
                <text:p>0.658037006476246</text:p>
              </table:table-cell>
              <table:table-cell office:value-type="float" office:value="1.92016686061099">
                <text:p>1.92016686061099</text:p>
              </table:table-cell>
              <table:table-cell office:value-type="float" office:value="1.92016686061105">
                <text:p>1.9201668606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0.679617697938849">
                <text:p>0.679617697938849</text:p>
              </table:table-cell>
              <table:table-cell office:value-type="float" office:value="1.97114516589696">
                <text:p>1.97114516589696</text:p>
              </table:table-cell>
              <table:table-cell office:value-type="float" office:value="1.97114516589702">
                <text:p>1.97114516589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.53594000115385">
                <text:p>2.53594000115385</text:p>
              </table:table-cell>
              <table:table-cell office:value-type="float" office:value="0.720843424240426">
                <text:p>0.720843424240426</text:p>
              </table:table-cell>
              <table:table-cell office:value-type="float" office:value="2.06732745275729">
                <text:p>2.06732745275729</text:p>
              </table:table-cell>
              <table:table-cell office:value-type="float" office:value="2.06732745275742">
                <text:p>2.06732745275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.65754247590989">
                <text:p>2.65754247590989</text:p>
              </table:table-cell>
              <table:table-cell office:value-type="float" office:value="0.759835685651593">
                <text:p>0.759835685651593</text:p>
              </table:table-cell>
              <table:table-cell office:value-type="float" office:value="2.15691966309525">
                <text:p>2.15691966309525</text:p>
              </table:table-cell>
              <table:table-cell office:value-type="float" office:value="2.15691966309541">
                <text:p>2.15691966309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76754529490984">
                <text:p>2.76754529490984</text:p>
              </table:table-cell>
              <table:table-cell office:value-type="float" office:value="0.796922390266824">
                <text:p>0.796922390266824</text:p>
              </table:table-cell>
              <table:table-cell office:value-type="float" office:value="2.24095840423506">
                <text:p>2.24095840423506</text:p>
              </table:table-cell>
              <table:table-cell office:value-type="float" office:value="2.24095840423506">
                <text:p>2.24095840423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86797000057693">
                <text:p>2.86797000057693</text:p>
              </table:table-cell>
              <table:table-cell office:value-type="float" office:value="0.832358290057563">
                <text:p>0.832358290057563</text:p>
              </table:table-cell>
              <table:table-cell office:value-type="float" office:value="2.3202405167041">
                <text:p>2.3202405167041</text:p>
              </table:table-cell>
              <table:table-cell office:value-type="float" office:value="2.3202405167041">
                <text:p>2.3202405167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3.00391000173077">
                <text:p>3.00391000173077</text:p>
              </table:table-cell>
              <table:table-cell office:value-type="float" office:value="0.882849286914813">
                <text:p>0.882849286914813</text:p>
              </table:table-cell>
              <table:table-cell office:value-type="float" office:value="2.4315829635685">
                <text:p>2.4315829635685</text:p>
              </table:table-cell>
              <table:table-cell office:value-type="float" office:value="2.43158296356875">
                <text:p>2.4315829635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3.12551247648681">
                <text:p>3.12551247648681</text:p>
              </table:table-cell>
              <table:table-cell office:value-type="float" office:value="0.930604859102099">
                <text:p>0.930604859102099</text:p>
              </table:table-cell>
              <table:table-cell office:value-type="float" office:value="2.5352362104555">
                <text:p>2.5352362104555</text:p>
              </table:table-cell>
              <table:table-cell office:value-type="float" office:value="2.53523621045579">
                <text:p>2.53523621045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.23551529548676">
                <text:p>3.23551529548676</text:p>
              </table:table-cell>
              <table:table-cell office:value-type="float" office:value="0.976026610376419">
                <text:p>0.976026610376419</text:p>
              </table:table-cell>
              <table:table-cell office:value-type="float" office:value="2.63241539062357">
                <text:p>2.63241539062357</text:p>
              </table:table-cell>
              <table:table-cell office:value-type="float" office:value="2.63241539062357">
                <text:p>2.63241539062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.36756269250316">
                <text:p>3.36756269250316</text:p>
              </table:table-cell>
              <table:table-cell office:value-type="float" office:value="1.03348826698749">
                <text:p>1.03348826698749</text:p>
              </table:table-cell>
              <table:table-cell office:value-type="float" office:value="2.75349992964389">
                <text:p>2.75349992964389</text:p>
              </table:table-cell>
              <table:table-cell office:value-type="float" office:value="2.75349992964466">
                <text:p>2.75349992964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.48604160369447">
                <text:p>3.48604160369447</text:p>
              </table:table-cell>
              <table:table-cell office:value-type="float" office:value="1.08791913846514">
                <text:p>1.08791913846514</text:p>
              </table:table-cell>
              <table:table-cell office:value-type="float" office:value="2.86639839176013">
                <text:p>2.86639839176013</text:p>
              </table:table-cell>
              <table:table-cell office:value-type="float" office:value="2.86639839176013">
                <text:p>2.86639839176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3.61884956484561">
                <text:p>3.61884956484561</text:p>
              </table:table-cell>
              <table:table-cell office:value-type="float" office:value="1.15234787244831">
                <text:p>1.15234787244831</text:p>
              </table:table-cell>
              <table:table-cell office:value-type="float" office:value="2.99791109328554">
                <text:p>2.99791109328554</text:p>
              </table:table-cell>
              <table:table-cell office:value-type="float" office:value="2.99791109328658">
                <text:p>2.99791109328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3.7379402735772">
                <text:p>3.7379402735772</text:p>
              </table:table-cell>
              <table:table-cell office:value-type="float" office:value="1.21336028715034">
                <text:p>1.21336028715034</text:p>
              </table:table-cell>
              <table:table-cell office:value-type="float" office:value="3.12045642038975">
                <text:p>3.12045642038975</text:p>
              </table:table-cell>
              <table:table-cell office:value-type="float" office:value="3.12045642039096">
                <text:p>3.12045642039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3.86631201133179">
                <text:p>3.86631201133179</text:p>
              </table:table-cell>
              <table:table-cell office:value-type="float" office:value="1.28275027467954">
                <text:p>1.28275027467954</text:p>
              </table:table-cell>
              <table:table-cell office:value-type="float" office:value="3.25761761165902">
                <text:p>3.25761761165902</text:p>
              </table:table-cell>
              <table:table-cell office:value-type="float" office:value="3.25761761165762">
                <text:p>3.257617611657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3592353958777">
                <text:p>1.3592353958777</text:p>
              </table:table-cell>
              <table:table-cell office:value-type="float" office:value="3.40624904405907">
                <text:p>3.40624904405907</text:p>
              </table:table-cell>
              <table:table-cell office:value-type="float" office:value="3.40624904405907">
                <text:p>3.40624904405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.13594000115385">
                <text:p>4.13594000115385</text:p>
              </table:table-cell>
              <table:table-cell office:value-type="float" office:value="1.44168684848085">
                <text:p>1.44168684848085</text:p>
              </table:table-cell>
              <table:table-cell office:value-type="float" office:value="3.56367237472635">
                <text:p>3.56367237472635</text:p>
              </table:table-cell>
              <table:table-cell office:value-type="float" office:value="3.56367237472248">
                <text:p>3.56367237472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.2718800023077">
                <text:p>4.2718800023077</text:p>
              </table:table-cell>
              <table:table-cell office:value-type="float" office:value="1.52913982036241">
                <text:p>1.52913982036241</text:p>
              </table:table-cell>
              <table:table-cell office:value-type="float" office:value="3.7276825769201">
                <text:p>3.7276825769201</text:p>
              </table:table-cell>
              <table:table-cell office:value-type="float" office:value="3.727682576911">
                <text:p>3.727682576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4.40623571215896">
                <text:p>4.40623571215896</text:p>
              </table:table-cell>
              <table:table-cell office:value-type="float" office:value="1.62078491010152">
                <text:p>1.62078491010152</text:p>
              </table:table-cell>
              <table:table-cell office:value-type="float" office:value="3.89650539997831">
                <text:p>3.89650539997831</text:p>
              </table:table-cell>
              <table:table-cell office:value-type="float" office:value="3.89650539997298">
                <text:p>3.89650539997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4.5379402735772">
                <text:p>4.5379402735772</text:p>
              </table:table-cell>
              <table:table-cell office:value-type="float" office:value="1.71595057413292">
                <text:p>1.71595057413292</text:p>
              </table:table-cell>
              <table:table-cell office:value-type="float" office:value="4.06873504204059">
                <text:p>4.06873504204059</text:p>
              </table:table-cell>
              <table:table-cell office:value-type="float" office:value="4.06873504203436">
                <text:p>4.06873504203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4.66631201133179">
                <text:p>4.66631201133179</text:p>
              </table:table-cell>
              <table:table-cell office:value-type="float" office:value="1.81408283558962">
                <text:p>1.81408283558962</text:p>
              </table:table-cell>
              <table:table-cell office:value-type="float" office:value="4.24326903125052">
                <text:p>4.24326903125052</text:p>
              </table:table-cell>
              <table:table-cell office:value-type="float" office:value="4.24326903124327">
                <text:p>4.24326903124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1.9222491313078">
                <text:p>1.9222491313078</text:p>
              </table:table-cell>
              <table:table-cell office:value-type="float" office:value="4.43228673189539">
                <text:p>4.43228673189539</text:p>
              </table:table-cell>
              <table:table-cell office:value-type="float" office:value="4.43228673191236">
                <text:p>4.43228673191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4.93594000115385">
                <text:p>4.93594000115385</text:p>
              </table:table-cell>
              <table:table-cell office:value-type="float" office:value="2.03885309381655">
                <text:p>2.03885309381655</text:p>
              </table:table-cell>
              <table:table-cell office:value-type="float" office:value="4.63236986060763">
                <text:p>4.63236986060763</text:p>
              </table:table-cell>
              <table:table-cell office:value-type="float" office:value="4.63236986062754">
                <text:p>4.63236986062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5.0718800023077">
                <text:p>5.0718800023077</text:p>
              </table:table-cell>
              <table:table-cell office:value-type="float" office:value="2.16253027272128">
                <text:p>2.16253027272128</text:p>
              </table:table-cell>
              <table:table-cell office:value-type="float" office:value="4.84071024915608">
                <text:p>4.84071024915608</text:p>
              </table:table-cell>
              <table:table-cell office:value-type="float" office:value="4.84071024915608">
                <text:p>4.84071024915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5.20623571215896">
                <text:p>5.20623571215896</text:p>
              </table:table-cell>
              <table:table-cell office:value-type="float" office:value="2.29213600155523">
                <text:p>2.29213600155523</text:p>
              </table:table-cell>
              <table:table-cell office:value-type="float" office:value="5.05505336400811">
                <text:p>5.05505336400811</text:p>
              </table:table-cell>
              <table:table-cell office:value-type="float" office:value="5.05505336403544">
                <text:p>5.05505336403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5.3379402735772">
                <text:p>5.3379402735772</text:p>
              </table:table-cell>
              <table:table-cell office:value-type="float" office:value="2.42672057430067">
                <text:p>2.42672057430067</text:p>
              </table:table-cell>
              <table:table-cell office:value-type="float" office:value="5.27361696566774">
                <text:p>5.27361696566774</text:p>
              </table:table-cell>
              <table:table-cell office:value-type="float" office:value="5.27361696566774">
                <text:p>5.273616965667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9">
                <text:p>229</text:p>
              </table:table-cell>
              <table:table-cell office:value-type="float" office:value="6">
                <text:p>6</text:p>
              </table:table-cell>
              <table:table-cell office:value-type="float" office:value="5.47136303047756">
                <text:p>5.47136303047756</text:p>
              </table:table-cell>
              <table:table-cell office:value-type="float" office:value="2.57112049157973">
                <text:p>2.57112049157973</text:p>
              </table:table-cell>
              <table:table-cell office:value-type="float" office:value="5.50389064086579">
                <text:p>5.50389064086579</text:p>
              </table:table-cell>
              <table:table-cell office:value-type="float" office:value="5.50389064090305">
                <text:p>5.50389064090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5.6044996393551">
                <text:p>5.6044996393551</text:p>
              </table:table-cell>
              <table:table-cell office:value-type="float" office:value="2.72377513005143">
                <text:p>2.72377513005143</text:p>
              </table:table-cell>
              <table:table-cell office:value-type="float" office:value="5.7428994697193">
                <text:p>5.7428994697193</text:p>
              </table:table-cell>
              <table:table-cell office:value-type="float" office:value="5.74289946963224">
                <text:p>5.742899469632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">
                <text:p>289</text:p>
              </table:table-cell>
              <table:table-cell office:value-type="float" office:value="6">
                <text:p>6</text:p>
              </table:table-cell>
              <table:table-cell office:value-type="float" office:value="5.73994054600054">
                <text:p>5.73994054600054</text:p>
              </table:table-cell>
              <table:table-cell office:value-type="float" office:value="2.88837521624011">
                <text:p>2.88837521624011</text:p>
              </table:table-cell>
              <table:table-cell office:value-type="float" office:value="5.99587215446827">
                <text:p>5.99587215446827</text:p>
              </table:table-cell>
              <table:table-cell office:value-type="float" office:value="5.99587215446827">
                <text:p>5.99587215446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  <table:table-cell office:value-type="float" office:value="5.87543672633265">
                <text:p>5.87543672633265</text:p>
              </table:table-cell>
              <table:table-cell office:value-type="float" office:value="3.06299557203915">
                <text:p>3.06299557203915</text:p>
              </table:table-cell>
              <table:table-cell office:value-type="float" office:value="6.25925303102318">
                <text:p>6.25925303102318</text:p>
              </table:table-cell>
              <table:table-cell office:value-type="float" office:value="6.25925303114259">
                <text:p>6.25925303114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  <table:table-cell office:value-type="float" office:value="6.0094021230139">
                <text:p>6.0094021230139</text:p>
              </table:table-cell>
              <table:table-cell office:value-type="float" office:value="3.24601947201656">
                <text:p>3.24601947201656</text:p>
              </table:table-cell>
              <table:table-cell office:value-type="float" office:value="6.53018832517731">
                <text:p>6.53018832517731</text:p>
              </table:table-cell>
              <table:table-cell office:value-type="float" office:value="6.53018832517731">
                <text:p>6.53018832517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  <table:table-cell office:value-type="float" office:value="6.14358407960436">
                <text:p>6.14358407960436</text:p>
              </table:table-cell>
              <table:table-cell office:value-type="float" office:value="3.44030238763794">
                <text:p>3.44030238763794</text:p>
              </table:table-cell>
              <table:table-cell office:value-type="float" office:value="6.81246733142342">
                <text:p>6.81246733142342</text:p>
              </table:table-cell>
              <table:table-cell office:value-type="float" office:value="6.81246733142342">
                <text:p>6.81246733142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6.27889835234347">
                <text:p>6.27889835234347</text:p>
              </table:table-cell>
              <table:table-cell office:value-type="float" office:value="3.64800270076941">
                <text:p>3.64800270076941</text:p>
              </table:table-cell>
              <table:table-cell office:value-type="float" office:value="7.10861357896446">
                <text:p>7.10861357896446</text:p>
              </table:table-cell>
              <table:table-cell office:value-type="float" office:value="7.1086135793464">
                <text:p>7.1086135793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8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6.41344663014924">
                <text:p>6.41344663014924</text:p>
              </table:table-cell>
              <table:table-cell office:value-type="float" office:value="3.86695900831795">
                <text:p>3.86695900831795</text:p>
              </table:table-cell>
              <table:table-cell office:value-type="float" office:value="7.41496709659597">
                <text:p>7.41496709659597</text:p>
              </table:table-cell>
              <table:table-cell office:value-type="float" office:value="7.41496709659597">
                <text:p>7.41496709659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2">
                <text:p>582</text:p>
              </table:table-cell>
              <table:table-cell office:value-type="float" office:value="8">
                <text:p>8</text:p>
              </table:table-cell>
              <table:table-cell office:value-type="float" office:value="6.54790027432663">
                <text:p>6.54790027432663</text:p>
              </table:table-cell>
              <table:table-cell office:value-type="float" office:value="4.09888921946155">
                <text:p>4.09888921946155</text:p>
              </table:table-cell>
              <table:table-cell office:value-type="float" office:value="7.73340700746009">
                <text:p>7.73340700746009</text:p>
              </table:table-cell>
              <table:table-cell office:value-type="float" office:value="7.73340700850432">
                <text:p>7.73340700850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4">
                <text:p>654</text:p>
              </table:table-cell>
              <table:table-cell office:value-type="float" office:value="8">
                <text:p>8</text:p>
              </table:table-cell>
              <table:table-cell office:value-type="float" office:value="6.68251746039847">
                <text:p>6.68251746039847</text:p>
              </table:table-cell>
              <table:table-cell office:value-type="float" office:value="4.34503783671682">
                <text:p>4.34503783671682</text:p>
              </table:table-cell>
              <table:table-cell office:value-type="float" office:value="8.06503702755773">
                <text:p>8.06503702755773</text:p>
              </table:table-cell>
              <table:table-cell office:value-type="float" office:value="8.06503702694727">
                <text:p>8.06503702694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5">
                <text:p>735</text:p>
              </table:table-cell>
              <table:table-cell office:value-type="float" office:value="6">
                <text:p>6</text:p>
              </table:table-cell>
              <table:table-cell office:value-type="float" office:value="6.81728035177898">
                <text:p>6.81728035177898</text:p>
              </table:table-cell>
              <table:table-cell office:value-type="float" office:value="4.60625904533372">
                <text:p>4.60625904533372</text:p>
              </table:table-cell>
              <table:table-cell office:value-type="float" office:value="8.41036078002033">
                <text:p>8.41036078002033</text:p>
              </table:table-cell>
              <table:table-cell office:value-type="float" office:value="8.41036078073416">
                <text:p>8.41036078073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6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6.95199837713556">
                <text:p>6.95199837713556</text:p>
              </table:table-cell>
              <table:table-cell office:value-type="float" office:value="4.88308981256044">
                <text:p>4.88308981256044</text:p>
              </table:table-cell>
              <table:table-cell office:value-type="float" office:value="8.7694287649187">
                <text:p>8.7694287649187</text:p>
              </table:table-cell>
              <table:table-cell office:value-type="float" office:value="8.7694287665879">
                <text:p>8.76942876658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9">
                <text:p>929</text:p>
              </table:table-cell>
              <table:table-cell office:value-type="float" office:value="9">
                <text:p>9</text:p>
              </table:table-cell>
              <table:table-cell office:value-type="float" office:value="7.08762782910612">
                <text:p>7.08762782910612</text:p>
              </table:table-cell>
              <table:table-cell office:value-type="float" office:value="5.17860212836033">
                <text:p>5.17860212836033</text:p>
              </table:table-cell>
              <table:table-cell office:value-type="float" office:value="9.14547545304405">
                <text:p>9.14547545304405</text:p>
              </table:table-cell>
              <table:table-cell office:value-type="float" office:value="9.14547545499763">
                <text:p>9.14547545499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5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7.2234297815746">
                <text:p>7.2234297815746</text:p>
              </table:table-cell>
              <table:table-cell office:value-type="float" office:value="5.49240853953509">
                <text:p>5.49240853953509</text:p>
              </table:table-cell>
              <table:table-cell office:value-type="float" office:value="9.53720499643211">
                <text:p>9.53720499643211</text:p>
              </table:table-cell>
              <table:table-cell office:value-type="float" office:value="9.53720499643211">
                <text:p>9.53720499643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5">
                <text:p>1175</text:p>
              </table:table-cell>
              <table:table-cell office:value-type="float" office:value="10">
                <text:p>10</text:p>
              </table:table-cell>
              <table:table-cell office:value-type="float" office:value="7.35875603316189">
                <text:p>7.35875603316189</text:p>
              </table:table-cell>
              <table:table-cell office:value-type="float" office:value="5.82403024673555">
                <text:p>5.82403024673555</text:p>
              </table:table-cell>
              <table:table-cell office:value-type="float" office:value="9.94329625312162">
                <text:p>9.94329625312162</text:p>
              </table:table-cell>
              <table:table-cell office:value-type="float" office:value="9.94329625312162">
                <text:p>9.94329625312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1">
                <text:p>1321</text:p>
              </table:table-cell>
              <table:table-cell office:value-type="float" office:value="10">
                <text:p>10</text:p>
              </table:table-cell>
              <table:table-cell office:value-type="float" office:value="7.49393180099746">
                <text:p>7.49393180099746</text:p>
              </table:table-cell>
              <table:table-cell office:value-type="float" office:value="6.17527208145316">
                <text:p>6.17527208145316</text:p>
              </table:table-cell>
              <table:table-cell office:value-type="float" office:value="10.3652367678196">
                <text:p>10.3652367678196</text:p>
              </table:table-cell>
              <table:table-cell office:value-type="float" office:value="10.3652367709483">
                <text:p>10.36523677094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6">
                <text:p>1486</text:p>
              </table:table-cell>
              <table:table-cell office:value-type="float" office:value="11">
                <text:p>11</text:p>
              </table:table-cell>
              <table:table-cell office:value-type="float" office:value="7.62977472043088">
                <text:p>7.62977472043088</text:p>
              </table:table-cell>
              <table:table-cell office:value-type="float" office:value="6.54958968186475">
                <text:p>6.54958968186475</text:p>
              </table:table-cell>
              <table:table-cell office:value-type="float" office:value="10.8063224313183">
                <text:p>10.8063224313183</text:p>
              </table:table-cell>
              <table:table-cell office:value-type="float" office:value="10.8063224386422">
                <text:p>10.8063224386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1">
                <text:p>1671</text:p>
              </table:table-cell>
              <table:table-cell office:value-type="float" office:value="10">
                <text:p>10</text:p>
              </table:table-cell>
              <table:table-cell office:value-type="float" office:value="7.76519681444895">
                <text:p>7.76519681444895</text:p>
              </table:table-cell>
              <table:table-cell office:value-type="float" office:value="6.94533044503955">
                <text:p>6.94533044503955</text:p>
              </table:table-cell>
              <table:table-cell office:value-type="float" office:value="11.2637418036541">
                <text:p>11.2637418036541</text:p>
              </table:table-cell>
              <table:table-cell office:value-type="float" office:value="11.2637418122218">
                <text:p>11.2637418122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9">
                <text:p>1879</text:p>
              </table:table-cell>
              <table:table-cell office:value-type="float" office:value="12">
                <text:p>12</text:p>
              </table:table-cell>
              <table:table-cell office:value-type="float" office:value="7.90059948113605">
                <text:p>7.90059948113605</text:p>
              </table:table-cell>
              <table:table-cell office:value-type="float" office:value="7.36492075927266">
                <text:p>7.36492075927266</text:p>
              </table:table-cell>
              <table:table-cell office:value-type="float" office:value="11.7394654565834">
                <text:p>11.7394654565834</text:p>
              </table:table-cell>
              <table:table-cell office:value-type="float" office:value="11.7394654716165">
                <text:p>11.7394654716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3">
                <text:p>2113</text:p>
              </table:table-cell>
              <table:table-cell office:value-type="float" office:value="12">
                <text:p>12</text:p>
              </table:table-cell>
              <table:table-cell office:value-type="float" office:value="8.03606164154795">
                <text:p>8.03606164154795</text:p>
              </table:table-cell>
              <table:table-cell office:value-type="float" office:value="7.81006119949671">
                <text:p>7.81006119949671</text:p>
              </table:table-cell>
              <table:table-cell office:value-type="float" office:value="12.2345077363721">
                <text:p>12.2345077363721</text:p>
              </table:table-cell>
              <table:table-cell office:value-type="float" office:value="12.2345077246483">
                <text:p>12.2345077246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7">
                <text:p>2377</text:p>
              </table:table-cell>
              <table:table-cell office:value-type="float" office:value="13">
                <text:p>13</text:p>
              </table:table-cell>
              <table:table-cell office:value-type="float" office:value="8.17194095035395">
                <text:p>8.17194095035395</text:p>
              </table:table-cell>
              <table:table-cell office:value-type="float" office:value="8.28360305019422">
                <text:p>8.28360305019422</text:p>
              </table:table-cell>
              <table:table-cell office:value-type="float" office:value="12.751039255613">
                <text:p>12.751039255613</text:p>
              </table:table-cell>
              <table:table-cell office:value-type="float" office:value="12.751039255613">
                <text:p>12.7510392556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4">
                <text:p>2674</text:p>
              </table:table-cell>
              <table:table-cell office:value-type="float" office:value="13">
                <text:p>13</text:p>
              </table:table-cell>
              <table:table-cell office:value-type="float" office:value="8.30782700007468">
                <text:p>8.30782700007468</text:p>
              </table:table-cell>
              <table:table-cell office:value-type="float" office:value="8.78588248217861">
                <text:p>8.78588248217861</text:p>
              </table:table-cell>
              <table:table-cell office:value-type="float" office:value="13.2883888130203">
                <text:p>13.2883888130203</text:p>
              </table:table-cell>
              <table:table-cell office:value-type="float" office:value="13.2883888290779">
                <text:p>13.2883888290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8">
                <text:p>3008</text:p>
              </table:table-cell>
              <table:table-cell office:value-type="float" office:value="14">
                <text:p>14</text:p>
              </table:table-cell>
              <table:table-cell office:value-type="float" office:value="8.44367108134211">
                <text:p>8.44367108134211</text:p>
              </table:table-cell>
              <table:table-cell office:value-type="float" office:value="9.31844839477687">
                <text:p>9.31844839477687</text:p>
              </table:table-cell>
              <table:table-cell office:value-type="float" office:value="13.8471834946056">
                <text:p>13.8471834946056</text:p>
              </table:table-cell>
              <table:table-cell office:value-type="float" office:value="13.8471834946056">
                <text:p>13.8471834946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4">
                <text:p>3384</text:p>
              </table:table-cell>
              <table:table-cell office:value-type="float" office:value="15">
                <text:p>15</text:p>
              </table:table-cell>
              <table:table-cell office:value-type="float" office:value="8.57961108249596">
                <text:p>8.57961108249596</text:p>
              </table:table-cell>
              <table:table-cell office:value-type="float" office:value="9.88370707512544">
                <text:p>9.88370707512544</text:p>
              </table:table-cell>
              <table:table-cell office:value-type="float" office:value="14.4288653076529">
                <text:p>14.4288653076529</text:p>
              </table:table-cell>
              <table:table-cell office:value-type="float" office:value="14.4288653736281">
                <text:p>14.4288653736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7">
                <text:p>3807</text:p>
              </table:table-cell>
              <table:table-cell office:value-type="float" office:value="15">
                <text:p>15</text:p>
              </table:table-cell>
              <table:table-cell office:value-type="float" office:value="8.71555108364981">
                <text:p>8.71555108364981</text:p>
              </table:table-cell>
              <table:table-cell office:value-type="float" office:value="10.483254444124">
                <text:p>10.483254444124</text:p>
              </table:table-cell>
              <table:table-cell office:value-type="float" office:value="15.0339446586019">
                <text:p>15.0339446586019</text:p>
              </table:table-cell>
              <table:table-cell office:value-type="float" office:value="15.0339446328647">
                <text:p>15.0339446328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2">
                <text:p>4282</text:p>
              </table:table-cell>
              <table:table-cell office:value-type="float" office:value="15">
                <text:p>15</text:p>
              </table:table-cell>
              <table:table-cell office:value-type="float" office:value="8.85125526430841">
                <text:p>8.85125526430841</text:p>
              </table:table-cell>
              <table:table-cell office:value-type="float" office:value="11.1180345670221">
                <text:p>11.1180345670221</text:p>
              </table:table-cell>
              <table:table-cell office:value-type="float" office:value="15.6622411779869">
                <text:p>15.6622411779869</text:p>
              </table:table-cell>
              <table:table-cell office:value-type="float" office:value="15.6622412382101">
                <text:p>15.6622412382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17">
                <text:p>4817</text:p>
              </table:table-cell>
              <table:table-cell office:value-type="float" office:value="15">
                <text:p>15</text:p>
              </table:table-cell>
              <table:table-cell office:value-type="float" office:value="8.98713536686958">
                <text:p>8.98713536686958</text:p>
              </table:table-cell>
              <table:table-cell office:value-type="float" office:value="11.7921504541929">
                <text:p>11.7921504541929</text:p>
              </table:table-cell>
              <table:table-cell office:value-type="float" office:value="16.3166137580698">
                <text:p>16.3166137580698</text:p>
              </table:table-cell>
              <table:table-cell office:value-type="float" office:value="16.3166137580698">
                <text:p>16.31661375806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19">
                <text:p>5419</text:p>
              </table:table-cell>
              <table:table-cell office:value-type="float" office:value="17">
                <text:p>17</text:p>
              </table:table-cell>
              <table:table-cell office:value-type="float" office:value="9.12304874542882">
                <text:p>9.12304874542882</text:p>
              </table:table-cell>
              <table:table-cell office:value-type="float" office:value="12.5073200741377">
                <text:p>12.5073200741377</text:p>
              </table:table-cell>
              <table:table-cell office:value-type="float" office:value="16.997441961396">
                <text:p>16.997441961396</text:p>
              </table:table-cell>
              <table:table-cell office:value-type="float" office:value="16.9974420438637">
                <text:p>16.9974420438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96">
                <text:p>6096</text:p>
              </table:table-cell>
              <table:table-cell office:value-type="float" office:value="18">
                <text:p>18</text:p>
              </table:table-cell>
              <table:table-cell office:value-type="float" office:value="9.25891774999466">
                <text:p>9.25891774999466</text:p>
              </table:table-cell>
              <table:table-cell office:value-type="float" office:value="13.2656082427078">
                <text:p>13.2656082427078</text:p>
              </table:table-cell>
              <table:table-cell office:value-type="float" office:value="17.7053824677389">
                <text:p>17.7053824677389</text:p>
              </table:table-cell>
              <table:table-cell office:value-type="float" office:value="17.7053825642374">
                <text:p>17.7053825642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8">
                <text:p>6858</text:p>
              </table:table-cell>
              <table:table-cell office:value-type="float" office:value="18">
                <text:p>18</text:p>
              </table:table-cell>
              <table:table-cell office:value-type="float" office:value="9.39485775114851">
                <text:p>9.39485775114851</text:p>
              </table:table-cell>
              <table:table-cell office:value-type="float" office:value="14.0703023174743">
                <text:p>14.0703023174743</text:p>
              </table:table-cell>
              <table:table-cell office:value-type="float" office:value="18.4421361773796">
                <text:p>18.4421361773796</text:p>
              </table:table-cell>
              <table:table-cell office:value-type="float" office:value="18.4421361773796">
                <text:p>18.4421361773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15">
                <text:p>7715</text:p>
              </table:table-cell>
              <table:table-cell office:value-type="float" office:value="19">
                <text:p>19</text:p>
              </table:table-cell>
              <table:table-cell office:value-type="float" office:value="9.53076035316648">
                <text:p>9.53076035316648</text:p>
              </table:table-cell>
              <table:table-cell office:value-type="float" office:value="14.9235674803278">
                <text:p>14.9235674803278</text:p>
              </table:table-cell>
              <table:table-cell office:value-type="float" office:value="19.2082614008748">
                <text:p>19.2082614008748</text:p>
              </table:table-cell>
              <table:table-cell office:value-type="float" office:value="19.2082615330136">
                <text:p>19.2082615330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79">
                <text:p>8679</text:p>
              </table:table-cell>
              <table:table-cell office:value-type="float" office:value="20">
                <text:p>20</text:p>
              </table:table-cell>
              <table:table-cell office:value-type="float" office:value="9.66665048692061">
                <text:p>9.66665048692061</text:p>
              </table:table-cell>
              <table:table-cell office:value-type="float" office:value="15.8284916942467">
                <text:p>15.8284916942467</text:p>
              </table:table-cell>
              <table:table-cell office:value-type="float" office:value="20.0050630069815">
                <text:p>20.0050630069815</text:p>
              </table:table-cell>
              <table:table-cell office:value-type="float" office:value="20.0050633162191">
                <text:p>20.0050633162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3">
                <text:p>9763</text:p>
              </table:table-cell>
              <table:table-cell office:value-type="float" office:value="21">
                <text:p>21</text:p>
              </table:table-cell>
              <table:table-cell office:value-type="float" office:value="9.80248705252429">
                <text:p>9.80248705252429</text:p>
              </table:table-cell>
              <table:table-cell office:value-type="float" office:value="16.7878984362223">
                <text:p>16.7878984362223</text:p>
              </table:table-cell>
              <table:table-cell office:value-type="float" office:value="20.8335049616105">
                <text:p>20.8335049616105</text:p>
              </table:table-cell>
              <table:table-cell office:value-type="float" office:value="20.8335049616105">
                <text:p>20.8335049616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83">
                <text:p>10983</text:p>
              </table:table-cell>
              <table:table-cell office:value-type="float" office:value="22">
                <text:p>22</text:p>
              </table:table-cell>
              <table:table-cell office:value-type="float" office:value="9.93838764722056">
                <text:p>9.93838764722056</text:p>
              </table:table-cell>
              <table:table-cell office:value-type="float" office:value="17.8059512614598">
                <text:p>17.8059512614598</text:p>
              </table:table-cell>
              <table:table-cell office:value-type="float" office:value="21.6955839135383">
                <text:p>21.6955839135383</text:p>
              </table:table-cell>
              <table:table-cell office:value-type="float" office:value="21.6955839135383">
                <text:p>21.6955839135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55">
                <text:p>12355</text:p>
              </table:table-cell>
              <table:table-cell office:value-type="float" office:value="23">
                <text:p>23</text:p>
              </table:table-cell>
              <table:table-cell office:value-type="float" office:value="10.0742459121729">
                <text:p>10.0742459121729</text:p>
              </table:table-cell>
              <table:table-cell office:value-type="float" office:value="18.8853945892558">
                <text:p>18.8853945892558</text:p>
              </table:table-cell>
              <table:table-cell office:value-type="float" office:value="22.5919610584828">
                <text:p>22.5919610584828</text:p>
              </table:table-cell>
              <table:table-cell office:value-type="float" office:value="22.5919610584828">
                <text:p>22.5919610584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99">
                <text:p>13899</text:p>
              </table:table-cell>
              <table:table-cell office:value-type="float" office:value="24">
                <text:p>24</text:p>
              </table:table-cell>
              <table:table-cell office:value-type="float" office:value="10.2101547742035">
                <text:p>10.2101547742035</text:p>
              </table:table-cell>
              <table:table-cell office:value-type="float" office:value="20.0307156530497">
                <text:p>20.0307156530497</text:p>
              </table:table-cell>
              <table:table-cell office:value-type="float" office:value="23.5246349124812">
                <text:p>23.5246349124812</text:p>
              </table:table-cell>
              <table:table-cell office:value-type="float" office:value="23.5246343328492">
                <text:p>23.52463433284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36">
                <text:p>15636</text:p>
              </table:table-cell>
              <table:table-cell office:value-type="float" office:value="24">
                <text:p>24</text:p>
              </table:table-cell>
              <table:table-cell office:value-type="float" office:value="10.3460670954314">
                <text:p>10.3460670954314</text:p>
              </table:table-cell>
              <table:table-cell office:value-type="float" office:value="21.2455275399894">
                <text:p>21.2455275399894</text:p>
              </table:table-cell>
              <table:table-cell office:value-type="float" office:value="24.4947396733466">
                <text:p>24.4947396733466</text:p>
              </table:table-cell>
              <table:table-cell office:value-type="float" office:value="24.4947389951162">
                <text:p>24.4947389951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90">
                <text:p>17590</text:p>
              </table:table-cell>
              <table:table-cell office:value-type="float" office:value="26">
                <text:p>26</text:p>
              </table:table-cell>
              <table:table-cell office:value-type="float" office:value="10.4819742898875">
                <text:p>10.4819742898875</text:p>
              </table:table-cell>
              <table:table-cell office:value-type="float" office:value="22.5339646256995">
                <text:p>22.5339646256995</text:p>
              </table:table-cell>
              <table:table-cell office:value-type="float" office:value="25.5037082026661">
                <text:p>25.5037082026661</text:p>
              </table:table-cell>
              <table:table-cell office:value-type="float" office:value="25.5037066154844">
                <text:p>25.5037066154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88">
                <text:p>19788</text:p>
              </table:table-cell>
              <table:table-cell office:value-type="float" office:value="27">
                <text:p>27</text:p>
              </table:table-cell>
              <table:table-cell office:value-type="float" office:value="10.6178705473269">
                <text:p>10.6178705473269</text:p>
              </table:table-cell>
              <table:table-cell office:value-type="float" office:value="23.9004258609803">
                <text:p>23.9004258609803</text:p>
              </table:table-cell>
              <table:table-cell office:value-type="float" office:value="26.5530461755104">
                <text:p>26.5530461755104</text:p>
              </table:table-cell>
              <table:table-cell office:value-type="float" office:value="26.5530443183985">
                <text:p>26.5530443183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